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202" svg:font-family="MSI_Z202" style:font-pitch="variable"/>
    <style:font-face style:name="MSI_Z203" svg:font-family="MSI_Z203" style:font-pitch="variable"/>
    <style:font-face style:name="MSI_Z204" svg:font-family="MSI_Z204" style:font-pitch="variable"/>
    <style:font-face style:name="MSI_Z205" svg:font-family="MSI_Z205" style:font-pitch="variable"/>
    <style:font-face style:name="MSI_Z206" svg:font-family="MSI_Z206" style:font-pitch="variable"/>
    <style:font-face style:name="MSI_Z207" svg:font-family="MSI_Z207" style:font-pitch="variable"/>
    <style:font-face style:name="MSI_Z208" svg:font-family="MSI_Z208" style:font-pitch="variable"/>
    <style:font-face style:name="MSI_Z209" svg:font-family="MSI_Z209" style:font-pitch="variable"/>
    <style:font-face style:name="MSI_Z210" svg:font-family="MSI_Z210" style:font-pitch="variable"/>
    <style:font-face style:name="MSI_Z211" svg:font-family="MSI_Z211" style:font-pitch="variable"/>
    <style:font-face style:name="MSI_Z212" svg:font-family="MSI_Z212" style:font-pitch="variable"/>
    <style:font-face style:name="MSI_Z213" svg:font-family="MSI_Z213" style:font-pitch="variable"/>
    <style:font-face style:name="MSI_Z214" svg:font-family="MSI_Z214" style:font-pitch="variable"/>
    <style:font-face style:name="MSI_Z215" svg:font-family="MSI_Z215" style:font-pitch="variable"/>
    <style:font-face style:name="MSI_Z216" svg:font-family="MSI_Z216" style:font-pitch="variable"/>
    <style:font-face style:name="MSI_Z217" svg:font-family="MSI_Z217" style:font-pitch="variable"/>
    <style:font-face style:name="MSI_Z218" svg:font-family="MSI_Z218" style:font-pitch="variable"/>
    <style:font-face style:name="MSI_Z219" svg:font-family="MSI_Z219" style:font-pitch="variable"/>
    <style:font-face style:name="MSI_Z220" svg:font-family="MSI_Z220" style:font-pitch="variable"/>
    <style:font-face style:name="MSI_Z221" svg:font-family="MSI_Z221" style:font-pitch="variable"/>
    <style:font-face style:name="Liberation Serif" svg:font-family="'Liberation Serif'" style:font-family-generic="roman" style:font-pitch="variable"/>
    <style:font-face style:name="QCF_P201" svg:font-family="QCF_P201" style:font-family-generic="roman" style:font-pitch="variable"/>
    <style:font-face style:name="QCF_P202" svg:font-family="QCF_P202" style:font-family-generic="roman" style:font-pitch="variable"/>
    <style:font-face style:name="QCF_P203" svg:font-family="QCF_P203" style:font-family-generic="roman" style:font-pitch="variable"/>
    <style:font-face style:name="QCF_P204" svg:font-family="QCF_P204" style:font-family-generic="roman" style:font-pitch="variable"/>
    <style:font-face style:name="QCF_P205" svg:font-family="QCF_P205" style:font-family-generic="roman" style:font-pitch="variable"/>
    <style:font-face style:name="QCF_P206" svg:font-family="QCF_P206" style:font-family-generic="roman" style:font-pitch="variable"/>
    <style:font-face style:name="QCF_P207" svg:font-family="QCF_P207" style:font-family-generic="roman" style:font-pitch="variable"/>
    <style:font-face style:name="QCF_P208" svg:font-family="QCF_P208" style:font-family-generic="roman" style:font-pitch="variable"/>
    <style:font-face style:name="QCF_P209" svg:font-family="QCF_P209" style:font-family-generic="roman" style:font-pitch="variable"/>
    <style:font-face style:name="QCF_P210" svg:font-family="QCF_P210" style:font-family-generic="roman" style:font-pitch="variable"/>
    <style:font-face style:name="QCF_P211" svg:font-family="QCF_P211" style:font-family-generic="roman" style:font-pitch="variable"/>
    <style:font-face style:name="QCF_P220" svg:font-family="QCF_P220" style:font-family-generic="roman" style:font-pitch="variable"/>
    <style:font-face style:name="QCF_P221" svg:font-family="QCF_P2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01" svg:font-family="QCF_P220" style:font-family-generic="system" style:font-pitch="variable"/>
    <style:font-face style:name="QCF_P2211" svg:font-family="QCF_P2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55d20" style:font-size-asian="23.5pt" style:font-name-complex="MSI_Z211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9046b" style:font-size-asian="23.5pt" style:font-name-complex="MSI_Z212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c2191" style:font-size-asian="23.5pt" style:font-name-complex="MSI_Z213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c2191" style:font-size-asian="23.5pt" style:font-name-complex="MSI_Z214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c9936" style:font-size-asian="23.5pt" style:font-name-complex="MSI_Z215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d370d" style:font-size-asian="23.5pt" style:font-name-complex="MSI_Z216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c55d20" style:font-size-asian="23.5pt" style:font-name-complex="MSI_Z218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d03fb8" style:font-size-asian="23.5pt" style:font-name-complex="MSI_Z219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d21bd0" style:font-size-asian="23.5pt" style:font-name-complex="MSI_Z219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cafcac" style:font-name-complex="MSI_Z209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cafcac" style:font-name-complex="MSI_Z210"/>
    </style:style>
    <style:style style:name="P1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64b78" style:font-size-asian="23.5pt" style:font-name-complex="MSI_Z221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a0b1c" style:font-size-asian="23.5pt" style:font-name-complex="MSI_Z202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a0b1c" style:font-size-asian="23.5pt" style:font-name-complex="MSI_Z203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a0b1c" style:font-size-asian="23.5pt" style:font-name-complex="MSI_Z204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a0b1c" style:font-size-asian="23.5pt" style:font-name-complex="MSI_Z205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a0b1c" style:font-size-asian="23.5pt" style:font-name-complex="MSI_Z207" style:font-size-complex="23.5pt"/>
    </style:style>
    <style:style style:name="P21" style:family="paragraph" style:parent-style-name="Standard">
      <style:paragraph-properties fo:text-align="center" style:justify-single-word="false" style:writing-mode="rl-tb"/>
      <style:text-properties style:use-window-font-color="true" style:font-name="QCF_P201" fo:font-size="23.5pt" officeooo:rsid="00ca0b1c" officeooo:paragraph-rsid="00ca0b1c" style:font-size-asian="23.5pt" style:font-name-complex="MSI_Z207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c2191" style:font-size-asian="23.5pt" style:font-name-complex="MSI_Z213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c2191" style:font-size-asian="23.5pt" style:font-name-complex="MSI_Z214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c9936" style:font-size-asian="23.5pt" style:font-name-complex="MSI_Z215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cd370d" style:font-size-asian="23.5pt" style:font-name-complex="MSI_Z216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201" fo:font-size="23.5pt" officeooo:paragraph-rsid="00d21bd0" style:font-size-asian="23.5pt" style:font-name-complex="MSI_Z219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ca0b1c" style:font-name-complex="MSI_Z208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cafcac" style:font-name-complex="MSI_Z209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cafcac" style:font-name-complex="MSI_Z210"/>
    </style:style>
    <style:style style:name="P30" style:family="paragraph" style:parent-style-name="Standard" style:master-page-name="Standard">
      <style:paragraph-properties fo:text-align="justify" fo:text-align-last="justify" style:justify-single-word="true" style:page-number="202" fo:break-before="auto" fo:break-after="auto" style:writing-mode="rl-tb"/>
      <style:text-properties style:use-window-font-color="true" style:font-name="QCF_P201" fo:font-size="23.5pt" officeooo:paragraph-rsid="00ca0b1c" style:font-size-asian="23.5pt" style:font-name-complex="MSI_Z202" style:font-size-complex="23.5pt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201" fo:font-size="23.5pt" officeooo:paragraph-rsid="00ca0b1c" style:font-size-asian="23.5pt" style:font-name-complex="MSI_Z203" style:font-size-complex="23.5pt"/>
    </style:style>
    <style:style style:name="P3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201" fo:font-size="23.5pt" officeooo:paragraph-rsid="00ca0b1c" style:font-size-asian="23.5pt" style:font-name-complex="MSI_Z204" style:font-size-complex="23.5pt"/>
    </style:style>
    <style:style style:name="P33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201" fo:font-size="23.5pt" officeooo:paragraph-rsid="00ca0b1c" style:font-size-asian="23.5pt" style:font-name-complex="MSI_Z205" style:font-size-complex="23.5pt"/>
    </style:style>
    <style:style style:name="P3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201" fo:font-size="23.5pt" officeooo:paragraph-rsid="00c55d20" style:font-size-asian="23.5pt" style:font-name-complex="MSI_Z206" style:font-size-complex="23.5pt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201" fo:font-size="23.5pt" officeooo:paragraph-rsid="00ca0b1c" style:font-size-asian="23.5pt" style:font-name-complex="MSI_Z207" style:font-size-complex="23.5pt"/>
    </style:style>
    <style:style style:name="P36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208" fo:font-size="23.5pt" officeooo:rsid="00ca0b1c" officeooo:paragraph-rsid="00ca0b1c" style:font-size-asian="23.5pt" style:font-name-complex="MSI_BASMALAH" style:font-size-complex="23.5pt"/>
    </style:style>
    <style:style style:name="P37" style:family="paragraph" style:parent-style-name="Standard" style:master-page-name="ganti_20_surat2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c64b78" style:font-name-complex="MSI_Z22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style:font-name="QCF_P221" fo:font-size="23.5pt" officeooo:rsid="00d21bd0" officeooo:paragraph-rsid="00d21bd0" style:font-size-asian="23.5pt" style:font-name-complex="MSI_BASMALAH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201" fo:font-size="23.5pt" officeooo:paragraph-rsid="00d400d8" style:font-size-asian="23.5pt" style:font-name-complex="MSI_Z217" style:font-size-complex="23.5pt"/>
    </style:style>
    <style:style style:name="T1" style:family="text">
      <style:text-properties officeooo:rsid="00c4c177"/>
    </style:style>
    <style:style style:name="T2" style:family="text">
      <style:text-properties officeooo:rsid="00b43692"/>
    </style:style>
    <style:style style:name="T3" style:family="text">
      <style:text-properties officeooo:rsid="00c55d20"/>
    </style:style>
    <style:style style:name="T4" style:family="text">
      <style:text-properties officeooo:rsid="00c5e752"/>
    </style:style>
    <style:style style:name="T5" style:family="text">
      <style:text-properties style:font-name="QCF_P202"/>
    </style:style>
    <style:style style:name="T6" style:family="text">
      <style:text-properties style:font-name="QCF_P203"/>
    </style:style>
    <style:style style:name="T7" style:family="text">
      <style:text-properties style:font-name="QCF_P204"/>
    </style:style>
    <style:style style:name="T8" style:family="text">
      <style:text-properties style:font-name="QCF_P205"/>
    </style:style>
    <style:style style:name="T9" style:family="text">
      <style:text-properties style:font-name="QCF_P206"/>
    </style:style>
    <style:style style:name="T10" style:family="text">
      <style:text-properties style:font-name="QCF_P207"/>
    </style:style>
    <style:style style:name="T11" style:family="text">
      <style:text-properties style:font-name="QCF_P207" style:font-name-complex="MSI_BASMALAH"/>
    </style:style>
    <style:style style:name="T12" style:family="text">
      <style:text-properties style:font-name="QCF_P208" fo:font-size="23.5pt" style:font-size-asian="23.5pt" style:font-size-complex="23.5pt"/>
    </style:style>
    <style:style style:name="T13" style:family="text">
      <style:text-properties style:font-name="QCF_P209" fo:font-size="23.5pt" style:font-size-asian="23.5pt" style:font-size-complex="23.5pt"/>
    </style:style>
    <style:style style:name="T14" style:family="text">
      <style:text-properties style:font-name="QCF_P210" fo:font-size="23.5pt" style:font-size-asian="23.5pt" style:font-size-complex="23.5pt"/>
    </style:style>
    <style:style style:name="T15" style:family="text">
      <style:text-properties style:font-name="QCF_P211"/>
    </style:style>
    <style:style style:name="T16" style:family="text">
      <style:text-properties style:font-name="QCF_P220" style:font-name-complex="MSI_Z220"/>
    </style:style>
    <style:style style:name="T17" style:family="text">
      <style:text-properties style:font-name="QCF_P221"/>
    </style:style>
    <style:style style:name="T18" style:family="text">
      <style:text-properties style:font-name="QCF_P221" fo:font-size="23.5pt" style:font-size-asian="23.5pt" style:font-size-complex="23.5pt"/>
    </style:style>
    <style:style style:name="T19" style:family="text">
      <style:text-properties style:font-name="Liberation Sans Narrow"/>
    </style:style>
    <style:style style:name="T20" style:family="text">
      <style:text-properties style:font-name="Liberation Sans Narrow" fo:font-size="23.5pt" style:font-size-asian="23.5pt" style:font-size-complex="23.5pt"/>
    </style:style>
    <style:style style:name="T21" style:family="text">
      <style:text-properties style:font-name="Liberation Sans Narrow" style:font-name-complex="MSI_Z220"/>
    </style:style>
    <style:style style:name="T22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ﭑ</text:span><text:span text:style-name="T19"> </text:span><text:span text:style-name="T5">ﭒ</text:span><text:span text:style-name="T19"> </text:span><text:span text:style-name="T5">ﭓ</text:span><text:span text:style-name="T19"> </text:span><text:span text:style-name="T5">ﭔ</text:span><text:span text:style-name="T19"> </text:span><text:span text:style-name="T5">ﭕﭖ</text:span><text:span text:style-name="T19"> </text:span><text:span text:style-name="T5">ﭗ</text:span><text:span text:style-name="T19"> </text:span><text:span text:style-name="T5">ﭘ</text:span><text:span text:style-name="T19"> </text:span><text:span text:style-name="T5">ﭙ</text:span><text:span text:style-name="T19"> </text:span><text:span text:style-name="T5">ﭚ</text:span><text:span text:style-name="T19"> </text:span><text:span text:style-name="T5">ﭛ</text:span><text:span text:style-name="T19"> </text:span><text:span text:style-name="T5">ﭜ</text:span><text:span text:style-name="T19"> </text:span><text:span text:style-name="T5">ﭝ</text:span><text:span text:style-name="T19"> </text:span><text:span text:style-name="T5">ﭞ</text:span><text:span text:style-name="T19"> </text:span><text:span text:style-name="T5">ﭟ</text:span><text:span text:style-name="T19"> </text:span><text:span text:style-name="T5">ﭠ</text:span><text:span text:style-name="T19"> </text:span><text:span text:style-name="T5">ﭡﭢ</text:span><text:span text:style-name="T19"> </text:span><text:span text:style-name="T5">ﭣ</text:span><text:span text:style-name="T19"> </text:span><text:span text:style-name="T5">ﭤ</text:span><text:span text:style-name="T19"> </text:span><text:span text:style-name="T5">ﭥ</text:span><text:span text:style-name="T19"> </text:span><text:span text:style-name="T5">ﭦ</text:span><text:span text:style-name="T19"> </text:span><text:span text:style-name="T5">ﭧ</text:span><text:span text:style-name="T19"> </text:span><text:span text:style-name="T5">ﭨ</text:span><text:span text:style-name="T19"> </text:span><text:span text:style-name="T5">ﭩ</text:span><text:span text:style-name="T19"> </text:span><text:span text:style-name="T5">ﭪ</text:span><text:span text:style-name="T19"> </text:span><text:span text:style-name="T5">ﭫ</text:span><text:span text:style-name="T19"> </text:span><text:span text:style-name="T5">ﭬ</text:span><text:span text:style-name="T19"> </text:span><text:span text:style-name="T5">ﭭ</text:span><text:span text:style-name="T19"> </text:span><text:span text:style-name="T5">ﭮ</text:span><text:span text:style-name="T19"> </text:span><text:span text:style-name="T5">ﭯ</text:span><text:span text:style-name="T19"> </text:span><text:span text:style-name="T5">ﭰ</text:span><text:span text:style-name="T19"> </text:span><text:span text:style-name="T5">ﭱ</text:span><text:span text:style-name="T19"> </text:span><text:span text:style-name="T5">ﭲ</text:span><text:span text:style-name="T19"> </text:span><text:span text:style-name="T5">ﭳ</text:span><text:span text:style-name="T19"> </text:span><text:span text:style-name="T5">ﭴ</text:span><text:span text:style-name="T19"> </text:span><text:span text:style-name="T5">ﭵ</text:span><text:span text:style-name="T19"> </text:span><text:span text:style-name="T5">ﭶ</text:span><text:span text:style-name="T19"> </text:span><text:span text:style-name="T5">ﭷ</text:span><text:span text:style-name="T19"> </text:span><text:span text:style-name="T5">ﭸ</text:span><text:span text:style-name="T19"> </text:span><text:span text:style-name="T5">ﭹﭺ</text:span><text:span text:style-name="T19"> </text:span><text:span text:style-name="T5">ﭻ</text:span><text:span text:style-name="T19"> </text:span><text:span text:style-name="T5">ﭼﭽ</text:span><text:span text:style-name="T19"> </text:span><text:span text:style-name="T5">ﭾ</text:span><text:span text:style-name="T19"> </text:span><text:span text:style-name="T5">ﭿﮀ</text:span><text:span text:style-name="T19"> </text:span><text:span text:style-name="T5">ﮁ</text:span><text:span text:style-name="T19"> </text:span><text:span text:style-name="T5">ﮂ</text:span><text:span text:style-name="T19"> </text:span><text:span text:style-name="T5">ﮃ</text:span><text:span text:style-name="T19"> </text:span><text:span text:style-name="T5">ﮄ</text:span><text:span text:style-name="T19"> </text:span><text:span text:style-name="T5">ﮅ</text:span><text:span text:style-name="T19"> </text:span><text:span text:style-name="T5">ﮆ</text:span><text:span text:style-name="T19"> </text:span><text:span text:style-name="T5">ﮇ</text:span><text:span text:style-name="T19"> </text:span><text:span text:style-name="T5">ﮈ</text:span><text:span text:style-name="T19"> </text:span><text:span text:style-name="T5">ﮉ</text:span><text:span text:style-name="T19"> </text:span><text:span text:style-name="T5">ﮊ</text:span><text:span text:style-name="T19"> </text:span><text:span text:style-name="T5">ﮋﮌ</text:span><text:span text:style-name="T19"> </text:span><text:span text:style-name="T5">ﮍ</text:span><text:span text:style-name="T19"> </text:span><text:span text:style-name="T5">ﮎ</text:span><text:span text:style-name="T19"> </text:span><text:span text:style-name="T5">ﮏ</text:span><text:span text:style-name="T19"> </text:span><text:span text:style-name="T5">ﮐ</text:span><text:span text:style-name="T19"> </text:span><text:span text:style-name="T5">ﮑ</text:span><text:span text:style-name="T19"> </text:span><text:span text:style-name="T5">ﮒ</text:span><text:span text:style-name="T19"> </text:span><text:span text:style-name="T5">ﮓ</text:span><text:span text:style-name="T19"> </text:span><text:span text:style-name="T5">ﮔ</text:span><text:span text:style-name="T19"> </text:span><text:span text:style-name="T5">ﮕ</text:span><text:span text:style-name="T19"> </text:span><text:span text:style-name="T5">ﮖ</text:span><text:span text:style-name="T19"> </text:span><text:span text:style-name="T5">ﮗ</text:span><text:span text:style-name="T19"> </text:span><text:span text:style-name="T5">ﮘ</text:span><text:span text:style-name="T19"> </text:span><text:span text:style-name="T5">ﮙ</text:span><text:span text:style-name="T19"> </text:span><text:span text:style-name="T5">ﮚ</text:span><text:span text:style-name="T19"> </text:span><text:span text:style-name="T5">ﮛ</text:span><text:span text:style-name="T19"> </text:span><text:span text:style-name="T5">ﮜ</text:span><text:span text:style-name="T19"> </text:span><text:span text:style-name="T5">ﮝ</text:span><text:span text:style-name="T19"> </text:span><text:span text:style-name="T5">ﮞ</text:span><text:span text:style-name="T19"> </text:span><text:span text:style-name="T5">ﮟ</text:span></text:p>
      <text:p text:style-name="P16"><text:span text:style-name="T5">ﮠ</text:span><text:span text:style-name="T19"> </text:span><text:span text:style-name="T5">ﮡ</text:span><text:span text:style-name="T19"> </text:span><text:span text:style-name="T5">ﮢ</text:span><text:span text:style-name="T19"> </text:span><text:span text:style-name="T5">ﮣ</text:span><text:span text:style-name="T19"> </text:span><text:span text:style-name="T5">ﮤﮥ</text:span><text:span text:style-name="T19"> </text:span><text:span text:style-name="T5">ﮦ</text:span><text:span text:style-name="T19"> </text:span><text:span text:style-name="T5">ﮧ</text:span><text:span text:style-name="T19"> </text:span><text:span text:style-name="T5">ﮨ</text:span><text:span text:style-name="T19"> </text:span><text:span text:style-name="T5">ﮩ</text:span><text:span text:style-name="T19"> </text:span><text:span text:style-name="T5">ﮪ</text:span><text:span text:style-name="T19"> </text:span><text:span text:style-name="T5">ﮫ</text:span><text:span text:style-name="T19"> </text:span><text:span text:style-name="T5">ﮬ</text:span><text:span text:style-name="T19"> </text:span><text:span text:style-name="T5">ﮭ</text:span><text:span text:style-name="T19"> </text:span><text:span text:style-name="T5">ﮮ</text:span><text:span text:style-name="T19"> </text:span><text:span text:style-name="T5">ﮯ</text:span><text:span text:style-name="T19"> </text:span><text:span text:style-name="T5">ﮰ</text:span><text:span text:style-name="T19"> </text:span><text:span text:style-name="T5">ﮱ</text:span><text:span text:style-name="T19"> </text:span><text:span text:style-name="T5">ﯓ</text:span><text:span text:style-name="T19"> </text:span><text:span text:style-name="T5">ﯔﯕ</text:span><text:span text:style-name="T19"> </text:span><text:span text:style-name="T5">ﯖ</text:span><text:span text:style-name="T19"> </text:span><text:span text:style-name="T5">ﯗ</text:span><text:span text:style-name="T19"> </text:span><text:span text:style-name="T5">ﯘﯙ</text:span><text:span text:style-name="T19"> </text:span><text:span text:style-name="T5">ﯚ</text:span><text:span text:style-name="T19"> </text:span><text:span text:style-name="T5">ﯛ</text:span><text:span text:style-name="T19"> </text:span><text:span text:style-name="T5">ﯜ</text:span><text:span text:style-name="T19"> </text:span><text:span text:style-name="T5">ﯝ</text:span><text:span text:style-name="T19"> </text:span><text:span text:style-name="T5">ﯞ</text:span><text:span text:style-name="T19"> </text:span><text:span text:style-name="T5">ﯟ</text:span><text:span text:style-name="T19"> </text:span><text:span text:style-name="T5">ﯠ</text:span><text:span text:style-name="T19"> </text:span><text:span text:style-name="T5">ﯡ</text:span><text:span text:style-name="T19"> </text:span><text:span text:style-name="T5">ﯢ</text:span><text:span text:style-name="T19"> </text:span><text:span text:style-name="T5">ﯣ</text:span><text:span text:style-name="T19"> </text:span><text:span text:style-name="T5">ﯤ</text:span><text:span text:style-name="T19"> </text:span><text:span text:style-name="T5">ﯥ</text:span><text:span text:style-name="T19"> </text:span><text:span text:style-name="T5">ﯦ</text:span><text:span text:style-name="T19"> </text:span><text:span text:style-name="T5">ﯧ</text:span><text:span text:style-name="T19"> </text:span><text:span text:style-name="T5">ﯨ</text:span><text:span text:style-name="T19"> </text:span><text:span text:style-name="T5">ﯩ</text:span><text:span text:style-name="T19"> </text:span><text:span text:style-name="T5">ﯪ</text:span><text:span text:style-name="T19"> </text:span><text:span text:style-name="T5">ﯫ</text:span><text:span text:style-name="T19"> </text:span><text:span text:style-name="T5">ﯬﯭ</text:span><text:span text:style-name="T19"> </text:span><text:span text:style-name="T5">ﯮ</text:span><text:span text:style-name="T19"> </text:span><text:span text:style-name="T5">ﯯ</text:span><text:span text:style-name="T19"> </text:span><text:span text:style-name="T5">ﯰ</text:span><text:span text:style-name="T19"> </text:span><text:span text:style-name="T5">ﯱﯲ</text:span><text:span text:style-name="T19"> </text:span><text:span text:style-name="T5">ﯳ</text:span><text:span text:style-name="T19"> </text:span><text:span text:style-name="T5">ﯴ</text:span><text:span text:style-name="T19"> </text:span><text:span text:style-name="T5">ﯵ</text:span><text:span text:style-name="T19"> </text:span><text:span text:style-name="T5">ﯶﯷ</text:span><text:span text:style-name="T19"> </text:span><text:span text:style-name="T5">ﯸ</text:span><text:span text:style-name="T19"> </text:span><text:span text:style-name="T5">ﯹ</text:span><text:span text:style-name="T19"> </text:span><text:span text:style-name="T5">ﯺ</text:span><text:span text:style-name="T19"> </text:span><text:span text:style-name="T5">ﯻ</text:span><text:span text:style-name="T19"> </text:span><text:span text:style-name="T5">ﯼ</text:span></text:p>
      <text:p text:style-name="P31"><text:span text:style-name="T6">ﭑ</text:span><text:span text:style-name="T19"> </text:span><text:span text:style-name="T6">ﭒ</text:span><text:span text:style-name="T19"> </text:span><text:span text:style-name="T6">ﭓ</text:span><text:span text:style-name="T19"> </text:span><text:span text:style-name="T6">ﭔ</text:span><text:span text:style-name="T19"> </text:span><text:span text:style-name="T6">ﭕ</text:span><text:span text:style-name="T19"> </text:span><text:span text:style-name="T6">ﭖ</text:span><text:span text:style-name="T19"> </text:span><text:span text:style-name="T6">ﭗ</text:span><text:span text:style-name="T19"> </text:span><text:span text:style-name="T6">ﭘ</text:span><text:span text:style-name="T19"> </text:span><text:span text:style-name="T6">ﭙ</text:span><text:span text:style-name="T19"> </text:span><text:span text:style-name="T6">ﭚ</text:span><text:span text:style-name="T19"> </text:span><text:span text:style-name="T6">ﭛ</text:span><text:span text:style-name="T19"> </text:span><text:span text:style-name="T6">ﭜ</text:span><text:span text:style-name="T19"> </text:span><text:span text:style-name="T6">ﭝ</text:span><text:span text:style-name="T19"> </text:span><text:span text:style-name="T6">ﭞ</text:span><text:span text:style-name="T19"> </text:span><text:span text:style-name="T6">ﭟ</text:span><text:span text:style-name="T19"> </text:span><text:span text:style-name="T6">ﭠ</text:span><text:span text:style-name="T19"> </text:span><text:span text:style-name="T6">ﭡ</text:span><text:span text:style-name="T19"> </text:span><text:span text:style-name="T6">ﭢ</text:span><text:span text:style-name="T19"> </text:span><text:span text:style-name="T6">ﭣ</text:span><text:span text:style-name="T19"> </text:span><text:span text:style-name="T6">ﭤ</text:span><text:span text:style-name="T19"> </text:span><text:span text:style-name="T6">ﭥ</text:span><text:span text:style-name="T19"> </text:span><text:span text:style-name="T6">ﭦﭧ</text:span><text:span text:style-name="T19"> </text:span><text:span text:style-name="T6">ﭨ</text:span><text:span text:style-name="T19"> </text:span><text:span text:style-name="T6">ﭩ</text:span><text:span text:style-name="T19"> </text:span><text:span text:style-name="T6">ﭪ</text:span><text:span text:style-name="T19"> </text:span><text:span text:style-name="T6">ﭫ</text:span><text:span text:style-name="T19"> </text:span><text:span text:style-name="T6">ﭬ</text:span><text:span text:style-name="T19"> </text:span><text:span text:style-name="T6">ﭭ</text:span><text:span text:style-name="T19"> </text:span><text:span text:style-name="T6">ﭮ</text:span><text:span text:style-name="T19"> </text:span><text:span text:style-name="T6">ﭯ</text:span><text:span text:style-name="T19"> </text:span><text:span text:style-name="T6">ﭰﭱ</text:span><text:span text:style-name="T19"> </text:span><text:span text:style-name="T6">ﭲ</text:span><text:span text:style-name="T19"> </text:span><text:span text:style-name="T6">ﭳ</text:span><text:span text:style-name="T19"> </text:span><text:span text:style-name="T6">ﭴﭵ</text:span><text:span text:style-name="T19"> </text:span><text:span text:style-name="T6">ﭶ</text:span><text:span text:style-name="T19"> </text:span><text:span text:style-name="T6">ﭷ</text:span><text:span text:style-name="T19"> </text:span><text:span text:style-name="T6">ﭸ</text:span><text:span text:style-name="T19"> </text:span><text:span text:style-name="T6">ﭹ</text:span><text:span text:style-name="T19"> </text:span><text:span text:style-name="T6">ﭺﭻ</text:span><text:span text:style-name="T19"> </text:span><text:span text:style-name="T6">ﭼ</text:span><text:span text:style-name="T19"> </text:span><text:span text:style-name="T6">ﭽﭾ</text:span><text:span text:style-name="T19"> </text:span><text:span text:style-name="T6">ﭿ</text:span><text:span text:style-name="T19"> </text:span><text:span text:style-name="T6">ﮀ</text:span><text:span text:style-name="T19"> </text:span><text:span text:style-name="T6">ﮁ</text:span><text:span text:style-name="T19"> </text:span><text:span text:style-name="T6">ﮂ</text:span><text:span text:style-name="T19"> </text:span><text:span text:style-name="T6">ﮃ</text:span><text:span text:style-name="T19"> </text:span><text:span text:style-name="T6">ﮄ</text:span><text:span text:style-name="T19"> </text:span><text:span text:style-name="T6">ﮅ</text:span><text:span text:style-name="T19"> </text:span><text:span text:style-name="T6">ﮆ</text:span><text:span text:style-name="T19"> </text:span><text:span text:style-name="T6">ﮇ</text:span><text:span text:style-name="T19"> </text:span><text:span text:style-name="T6">ﮈ</text:span><text:span text:style-name="T19"> </text:span><text:span text:style-name="T6">ﮉ</text:span><text:span text:style-name="T19"> </text:span><text:span text:style-name="T6">ﮊ</text:span><text:span text:style-name="T19"> </text:span><text:span text:style-name="T6">ﮋ</text:span><text:span text:style-name="T19"> </text:span><text:span text:style-name="T6">ﮌ</text:span><text:span text:style-name="T19"> </text:span><text:span text:style-name="T6">ﮍ</text:span><text:span text:style-name="T19"> </text:span><text:span text:style-name="T6">ﮎ</text:span><text:span text:style-name="T19"> </text:span><text:span text:style-name="T6">ﮏ</text:span><text:span text:style-name="T19"> </text:span><text:span text:style-name="T6">ﮐ</text:span><text:span text:style-name="T19"> </text:span><text:span text:style-name="T6">ﮑ</text:span><text:span text:style-name="T19"> </text:span><text:span text:style-name="T6">ﮒ</text:span><text:span text:style-name="T19"> </text:span><text:span text:style-name="T6">ﮓﮔ</text:span><text:span text:style-name="T19"> </text:span><text:span text:style-name="T6">ﮕ</text:span><text:span text:style-name="T19"> </text:span><text:span text:style-name="T6">ﮖ</text:span><text:span text:style-name="T19"> </text:span><text:span text:style-name="T6">ﮗ</text:span><text:span text:style-name="T19"> </text:span><text:span text:style-name="T6">ﮘ</text:span><text:span text:style-name="T19"> </text:span><text:span text:style-name="T6">ﮙ</text:span><text:span text:style-name="T19"> </text:span><text:span text:style-name="T6">ﮚ</text:span><text:span text:style-name="T19"> </text:span><text:span text:style-name="T6">ﮛ</text:span><text:span text:style-name="T19"> </text:span><text:span text:style-name="T6">ﮜ</text:span><text:span text:style-name="T19"> </text:span><text:span text:style-name="T6">ﮝ</text:span><text:span text:style-name="T19"> </text:span><text:span text:style-name="T6">ﮞ</text:span><text:span text:style-name="T19"> </text:span><text:span text:style-name="T6">ﮟ</text:span><text:span text:style-name="T19"> </text:span><text:span text:style-name="T6">ﮠ</text:span><text:span text:style-name="T19"> </text:span><text:span text:style-name="T6">ﮡ</text:span><text:span text:style-name="T19"> </text:span><text:span text:style-name="T6">ﮢﮣ</text:span><text:span text:style-name="T19"> </text:span><text:span text:style-name="T6">ﮤ</text:span><text:span text:style-name="T19"> </text:span><text:span text:style-name="T6">ﮥ</text:span><text:span text:style-name="T19"> </text:span><text:span text:style-name="T6">ﮦ</text:span><text:span text:style-name="T19"> </text:span><text:span text:style-name="T6">ﮧﮨ</text:span><text:span text:style-name="T19"> </text:span><text:span text:style-name="T6">ﮩ</text:span><text:span text:style-name="T19"> </text:span><text:span text:style-name="T6">ﮪ</text:span><text:span text:style-name="T19"> </text:span><text:span text:style-name="T6">ﮫ</text:span><text:span text:style-name="T19"> </text:span><text:span text:style-name="T6">ﮬ</text:span><text:span text:style-name="T19"> </text:span><text:span text:style-name="T6">ﮭ</text:span><text:span text:style-name="T19"> </text:span><text:span text:style-name="T6">ﮮ</text:span><text:span text:style-name="T19"> </text:span><text:span text:style-name="T6">ﮯ</text:span><text:span text:style-name="T19"> </text:span><text:span text:style-name="T6">ﮰ</text:span><text:span text:style-name="T19"> </text:span><text:span text:style-name="T6">ﮱ</text:span><text:span text:style-name="T19"> </text:span><text:span text:style-name="T6">ﯓ</text:span><text:span text:style-name="T19"> </text:span><text:span text:style-name="T6">ﯔ</text:span><text:span text:style-name="T19"> </text:span><text:span text:style-name="T6">ﯕ</text:span><text:span text:style-name="T19"> </text:span><text:span text:style-name="T6">ﯖ</text:span><text:span text:style-name="T19"> </text:span><text:span text:style-name="T6">ﯗ</text:span><text:span text:style-name="T19"> </text:span><text:span text:style-name="T6">ﯘ</text:span><text:span text:style-name="T19"> </text:span><text:span text:style-name="T6">ﯙ</text:span></text:p>
      <text:p text:style-name="P17"><text:span text:style-name="T6">ﯚ</text:span><text:span text:style-name="T19"> </text:span><text:span text:style-name="T6">ﯛ</text:span><text:span text:style-name="T19"> </text:span><text:span text:style-name="T6">ﯜ</text:span><text:span text:style-name="T19"> </text:span><text:span text:style-name="T6">ﯝ</text:span><text:span text:style-name="T19"> </text:span><text:span text:style-name="T6">ﯞ</text:span><text:span text:style-name="T19"> </text:span><text:span text:style-name="T6">ﯟ</text:span><text:span text:style-name="T19"> </text:span><text:span text:style-name="T6">ﯠ</text:span><text:span text:style-name="T19"> </text:span><text:span text:style-name="T6">ﯡ</text:span><text:span text:style-name="T19"> </text:span><text:span text:style-name="T6">ﯢ</text:span><text:span text:style-name="T19"> </text:span><text:span text:style-name="T6">ﯣ</text:span><text:span text:style-name="T19"> </text:span><text:span text:style-name="T6">ﯤ</text:span><text:span text:style-name="T19"> </text:span><text:span text:style-name="T6">ﯥﯦ</text:span><text:span text:style-name="T19"> </text:span><text:span text:style-name="T6">ﯧ</text:span><text:span text:style-name="T19"> </text:span><text:span text:style-name="T6">ﯨ</text:span><text:span text:style-name="T19"> </text:span><text:span text:style-name="T6">ﯩ</text:span><text:span text:style-name="T19"> </text:span><text:span text:style-name="T6">ﯪ</text:span><text:span text:style-name="T19"> </text:span><text:span text:style-name="T6">ﯫ</text:span><text:span text:style-name="T19"> </text:span><text:span text:style-name="T6">ﯬ</text:span><text:span text:style-name="T19"> </text:span><text:span text:style-name="T6">ﯭ</text:span><text:span text:style-name="T19"> </text:span><text:span text:style-name="T6">ﯮ</text:span><text:span text:style-name="T19"> </text:span><text:span text:style-name="T6">ﯯ</text:span><text:span text:style-name="T19"> </text:span><text:span text:style-name="T6">ﯰ</text:span><text:span text:style-name="T19"> </text:span><text:span text:style-name="T6">ﯱ</text:span><text:span text:style-name="T19"> </text:span><text:span text:style-name="T6">ﯲ</text:span><text:span text:style-name="T19"> </text:span><text:span text:style-name="T6">ﯳ</text:span><text:span text:style-name="T19"> </text:span><text:span text:style-name="T6">ﯴ</text:span><text:span text:style-name="T19"> </text:span><text:span text:style-name="T6">ﯵ</text:span><text:span text:style-name="T19"> </text:span><text:span text:style-name="T6">ﯶ</text:span><text:span text:style-name="T19"> </text:span><text:span text:style-name="T6">ﯷ</text:span><text:span text:style-name="T19"> </text:span><text:span text:style-name="T6">ﯸ</text:span><text:span text:style-name="T19"> </text:span><text:span text:style-name="T6">ﯹﯺ</text:span><text:span text:style-name="T19"> </text:span><text:span text:style-name="T6">ﯻ</text:span><text:span text:style-name="T19"> </text:span><text:span text:style-name="T6">ﯼ</text:span><text:span text:style-name="T19"> </text:span><text:span text:style-name="T6">ﯽ</text:span><text:span text:style-name="T19"> </text:span><text:span text:style-name="T6">ﯾ</text:span></text:p>
      <text:p text:style-name="P32"><text:span text:style-name="T7">ﭑ</text:span><text:span text:style-name="T19"> </text:span><text:span text:style-name="T7">ﭒ</text:span><text:span text:style-name="T19"> </text:span><text:span text:style-name="T7">ﭓ</text:span><text:span text:style-name="T19"> </text:span><text:span text:style-name="T7">ﭔ</text:span><text:span text:style-name="T19"> </text:span><text:span text:style-name="T7">ﭕ</text:span><text:span text:style-name="T19"> </text:span><text:span text:style-name="T7">ﭖ</text:span><text:span text:style-name="T19"> </text:span><text:span text:style-name="T7">ﭗ</text:span><text:span text:style-name="T19"> </text:span><text:span text:style-name="T7">ﭘ</text:span><text:span text:style-name="T19"> </text:span><text:span text:style-name="T7">ﭙ</text:span><text:span text:style-name="T19"> </text:span><text:span text:style-name="T7">ﭚ</text:span><text:span text:style-name="T19"> </text:span><text:span text:style-name="T7">ﭛ</text:span><text:span text:style-name="T19"> </text:span><text:span text:style-name="T7">ﭜ</text:span><text:span text:style-name="T19"> </text:span><text:span text:style-name="T7">ﭝ</text:span><text:span text:style-name="T19"> </text:span><text:span text:style-name="T7">ﭞ</text:span><text:span text:style-name="T19"> </text:span><text:span text:style-name="T7">ﭟﭠ</text:span><text:span text:style-name="T19"> </text:span><text:span text:style-name="T7">ﭡ</text:span><text:span text:style-name="T19"> </text:span><text:span text:style-name="T7">ﭢ</text:span><text:span text:style-name="T19"> </text:span><text:span text:style-name="T7">ﭣ</text:span><text:span text:style-name="T19"> </text:span><text:span text:style-name="T7">ﭤ</text:span><text:span text:style-name="T19"> </text:span><text:span text:style-name="T7">ﭥﭦ</text:span><text:span text:style-name="T19"> </text:span><text:span text:style-name="T7">ﭧ</text:span><text:span text:style-name="T19"> </text:span><text:span text:style-name="T7">ﭨ</text:span><text:span text:style-name="T19"> </text:span><text:span text:style-name="T7">ﭩ</text:span><text:span text:style-name="T19"> </text:span><text:span text:style-name="T7">ﭪ</text:span><text:span text:style-name="T19"> </text:span><text:span text:style-name="T7">ﭫ</text:span><text:span text:style-name="T19"> </text:span><text:span text:style-name="T7">ﭬ</text:span><text:span text:style-name="T19"> </text:span><text:span text:style-name="T7">ﭭ</text:span><text:span text:style-name="T19"> </text:span><text:span text:style-name="T7">ﭮ</text:span><text:span text:style-name="T19"> </text:span><text:span text:style-name="T7">ﭯﭰ</text:span><text:span text:style-name="T19"> </text:span><text:span text:style-name="T7">ﭱ</text:span><text:span text:style-name="T19"> </text:span><text:span text:style-name="T7">ﭲ</text:span><text:span text:style-name="T19"> </text:span><text:span text:style-name="T7">ﭳ</text:span><text:span text:style-name="T19"> </text:span><text:span text:style-name="T7">ﭴ</text:span><text:span text:style-name="T19"> </text:span><text:span text:style-name="T7">ﭵ</text:span><text:span text:style-name="T19"> </text:span><text:span text:style-name="T7">ﭶ</text:span><text:span text:style-name="T19"> </text:span><text:span text:style-name="T7">ﭷ</text:span><text:span text:style-name="T19"> </text:span><text:span text:style-name="T7">ﭸ</text:span><text:span text:style-name="T19"> </text:span><text:span text:style-name="T7">ﭹ</text:span><text:span text:style-name="T19"> </text:span><text:span text:style-name="T7">ﭺ</text:span><text:span text:style-name="T19"> </text:span><text:span text:style-name="T7">ﭻﭼ</text:span><text:span text:style-name="T19"> </text:span><text:span text:style-name="T7">ﭽ</text:span><text:span text:style-name="T19"> </text:span><text:span text:style-name="T7">ﭾ</text:span><text:span text:style-name="T19"> </text:span><text:span text:style-name="T7">ﭿ</text:span><text:span text:style-name="T19"> </text:span><text:span text:style-name="T7">ﮀ</text:span><text:span text:style-name="T19"> </text:span><text:span text:style-name="T7">ﮁﮂ</text:span><text:span text:style-name="T19"> </text:span><text:span text:style-name="T7">ﮃ</text:span><text:span text:style-name="T19"> </text:span><text:span text:style-name="T7">ﮄ</text:span><text:span text:style-name="T19"> </text:span><text:span text:style-name="T7">ﮅ</text:span><text:span text:style-name="T19"> </text:span><text:span text:style-name="T7">ﮆ</text:span><text:span text:style-name="T19"> </text:span><text:span text:style-name="T7">ﮇ</text:span><text:span text:style-name="T19"> </text:span><text:span text:style-name="T7">ﮈ</text:span><text:span text:style-name="T19"> </text:span><text:span text:style-name="T7">ﮉ</text:span><text:span text:style-name="T19"> </text:span><text:span text:style-name="T7">ﮊ</text:span><text:span text:style-name="T19"> </text:span><text:span text:style-name="T7">ﮋ</text:span><text:span text:style-name="T19"> </text:span><text:span text:style-name="T7">ﮌ</text:span><text:span text:style-name="T19"> </text:span><text:span text:style-name="T7">ﮍ</text:span><text:span text:style-name="T19"> </text:span><text:span text:style-name="T7">ﮎ</text:span><text:span text:style-name="T19"> </text:span><text:span text:style-name="T7">ﮏ</text:span><text:span text:style-name="T19"> </text:span><text:span text:style-name="T7">ﮐ</text:span><text:span text:style-name="T19"> </text:span><text:span text:style-name="T7">ﮑ</text:span><text:span text:style-name="T19"> </text:span><text:span text:style-name="T7">ﮒ</text:span><text:span text:style-name="T19"> </text:span><text:span text:style-name="T7">ﮓ</text:span><text:span text:style-name="T19"> </text:span><text:span text:style-name="T7">ﮔ</text:span><text:span text:style-name="T19"> </text:span><text:span text:style-name="T7">ﮕ</text:span><text:span text:style-name="T19"> </text:span><text:span text:style-name="T7">ﮖ</text:span><text:span text:style-name="T19"> </text:span><text:span text:style-name="T7">ﮗ</text:span><text:span text:style-name="T19"> </text:span><text:span text:style-name="T7">ﮘ</text:span><text:span text:style-name="T19"> </text:span><text:span text:style-name="T7">ﮙ</text:span><text:span text:style-name="T19"> </text:span><text:span text:style-name="T7">ﮚ</text:span><text:span text:style-name="T19"> </text:span><text:span text:style-name="T7">ﮛ</text:span><text:span text:style-name="T19"> </text:span><text:span text:style-name="T7">ﮜﮝ</text:span><text:span text:style-name="T19"> </text:span><text:span text:style-name="T7">ﮞ</text:span><text:span text:style-name="T19"> </text:span><text:span text:style-name="T7">ﮟ</text:span><text:span text:style-name="T19"> </text:span><text:span text:style-name="T7">ﮠ</text:span><text:span text:style-name="T19"> </text:span><text:span text:style-name="T7">ﮡ</text:span><text:span text:style-name="T19"> </text:span><text:span text:style-name="T7">ﮢ</text:span><text:span text:style-name="T19"> </text:span><text:span text:style-name="T7">ﮣ</text:span><text:span text:style-name="T19"> </text:span><text:span text:style-name="T7">ﮤ</text:span><text:span text:style-name="T19"> </text:span><text:span text:style-name="T7">ﮥ</text:span><text:span text:style-name="T19"> </text:span><text:span text:style-name="T7">ﮦ</text:span><text:span text:style-name="T19"> </text:span><text:span text:style-name="T7">ﮧ</text:span><text:span text:style-name="T19"> </text:span><text:span text:style-name="T7">ﮨ</text:span><text:span text:style-name="T19"> </text:span><text:span text:style-name="T7">ﮩ</text:span><text:span text:style-name="T19"> </text:span><text:span text:style-name="T7">ﮪ</text:span><text:span text:style-name="T19"> </text:span><text:span text:style-name="T7">ﮫ</text:span><text:span text:style-name="T19"> </text:span><text:span text:style-name="T7">ﮬ</text:span><text:span text:style-name="T19"> </text:span><text:span text:style-name="T7">ﮭ</text:span><text:span text:style-name="T19"> </text:span><text:span text:style-name="T7">ﮮ</text:span><text:span text:style-name="T19"> </text:span><text:span text:style-name="T7">ﮯﮰ</text:span><text:span text:style-name="T19"> </text:span><text:span text:style-name="T7">ﮱ</text:span><text:span text:style-name="T19"> </text:span><text:span text:style-name="T7">ﯓ</text:span><text:span text:style-name="T19"> </text:span><text:span text:style-name="T7">ﯔ</text:span></text:p>
      <text:p text:style-name="P18"><text:span text:style-name="T7">ﯕ</text:span><text:span text:style-name="T19"> </text:span><text:span text:style-name="T7">ﯖ</text:span><text:span text:style-name="T19"> </text:span><text:span text:style-name="T7">ﯗ</text:span><text:span text:style-name="T19"> </text:span><text:span text:style-name="T7">ﯘ</text:span><text:span text:style-name="T19"> </text:span><text:span text:style-name="T7">ﯙ</text:span><text:span text:style-name="T19"> </text:span><text:span text:style-name="T7">ﯚ</text:span><text:span text:style-name="T19"> </text:span><text:span text:style-name="T7">ﯛ</text:span><text:span text:style-name="T19"> </text:span><text:span text:style-name="T7">ﯜ</text:span><text:span text:style-name="T19"> </text:span><text:span text:style-name="T7">ﯝ</text:span><text:span text:style-name="T19"> </text:span><text:span text:style-name="T7">ﯞ</text:span><text:span text:style-name="T19"> </text:span><text:span text:style-name="T7">ﯟ</text:span><text:span text:style-name="T19"> </text:span><text:span text:style-name="T7">ﯠﯡ</text:span><text:span text:style-name="T19"> </text:span><text:span text:style-name="T7">ﯢ</text:span><text:span text:style-name="T19"> </text:span><text:span text:style-name="T7">ﯣ</text:span><text:span text:style-name="T19"> </text:span><text:span text:style-name="T7">ﯤ</text:span><text:span text:style-name="T19"> </text:span><text:span text:style-name="T7">ﯥ</text:span><text:span text:style-name="T19"> </text:span><text:span text:style-name="T7">ﯦ</text:span><text:span text:style-name="T19"> </text:span><text:span text:style-name="T7">ﯧﯨ</text:span><text:span text:style-name="T19"> </text:span><text:span text:style-name="T7">ﯩ</text:span><text:span text:style-name="T19"> </text:span><text:span text:style-name="T7">ﯪ</text:span><text:span text:style-name="T19"> </text:span><text:span text:style-name="T7">ﯫ</text:span><text:span text:style-name="T19"> </text:span><text:span text:style-name="T7">ﯬ</text:span><text:span text:style-name="T19"> </text:span><text:span text:style-name="T7">ﯭ</text:span><text:span text:style-name="T19"> </text:span><text:span text:style-name="T7">ﯮ</text:span><text:span text:style-name="T19"> </text:span><text:span text:style-name="T7">ﯯﯰ</text:span><text:span text:style-name="T19"> </text:span><text:span text:style-name="T7">ﯱ</text:span><text:span text:style-name="T19"> </text:span><text:span text:style-name="T7">ﯲ</text:span><text:span text:style-name="T19"> </text:span><text:span text:style-name="T7">ﯳ</text:span><text:span text:style-name="T19"> </text:span><text:span text:style-name="T7">ﯴ</text:span><text:span text:style-name="T19"> </text:span><text:span text:style-name="T7">ﯵﯶ</text:span><text:span text:style-name="T19"> </text:span><text:span text:style-name="T7">ﯷ</text:span><text:span text:style-name="T19"> </text:span><text:span text:style-name="T7">ﯸ</text:span><text:span text:style-name="T19"> </text:span><text:span text:style-name="T7">ﯹ</text:span><text:span text:style-name="T19"> </text:span><text:span text:style-name="T7">ﯺ</text:span><text:span text:style-name="T19"> </text:span><text:span text:style-name="T7">ﯻﯼ</text:span><text:span text:style-name="T19"> </text:span><text:span text:style-name="T7">ﯽ</text:span><text:span text:style-name="T19"> </text:span><text:span text:style-name="T7">ﯾ</text:span><text:span text:style-name="T19"> </text:span><text:span text:style-name="T7">ﯿ</text:span><text:span text:style-name="T19"> </text:span><text:span text:style-name="T7">ﰀ</text:span><text:span text:style-name="T19"> </text:span><text:span text:style-name="T7">ﰁ</text:span></text:p>
      <text:p text:style-name="P33"><text:span text:style-name="T8">ﭑ</text:span><text:span text:style-name="T19"> </text:span><text:span text:style-name="T8">ﭒ</text:span><text:span text:style-name="T19"> </text:span><text:span text:style-name="T8">ﭓ</text:span><text:span text:style-name="T19"> </text:span><text:span text:style-name="T8">ﭔ</text:span><text:span text:style-name="T19"> </text:span><text:span text:style-name="T8">ﭕ</text:span><text:span text:style-name="T19"> </text:span><text:span text:style-name="T8">ﭖ</text:span><text:span text:style-name="T19"> </text:span><text:span text:style-name="T8">ﭗ</text:span><text:span text:style-name="T19"> </text:span><text:span text:style-name="T8">ﭘ</text:span><text:span text:style-name="T19"> </text:span><text:span text:style-name="T8">ﭙ</text:span><text:span text:style-name="T19"> </text:span><text:span text:style-name="T8">ﭚ</text:span><text:span text:style-name="T19"> </text:span><text:span text:style-name="T8">ﭛ</text:span><text:span text:style-name="T19"> </text:span><text:span text:style-name="T8">ﭜ</text:span><text:span text:style-name="T19"> </text:span><text:span text:style-name="T8">ﭝ</text:span><text:span text:style-name="T19"> </text:span><text:span text:style-name="T8">ﭞﭟ</text:span><text:span text:style-name="T19"> </text:span><text:span text:style-name="T8">ﭠ</text:span><text:span text:style-name="T19"> </text:span><text:span text:style-name="T8">ﭡ</text:span><text:span text:style-name="T19"> </text:span><text:span text:style-name="T8">ﭢ</text:span><text:span text:style-name="T19"> </text:span><text:span text:style-name="T8">ﭣ</text:span><text:span text:style-name="T19"> </text:span><text:span text:style-name="T8">ﭤ</text:span><text:span text:style-name="T19"> </text:span><text:span text:style-name="T8">ﭥ</text:span><text:span text:style-name="T19"> </text:span><text:span text:style-name="T8">ﭦ</text:span><text:span text:style-name="T19"> </text:span><text:span text:style-name="T8">ﭧ</text:span></text:p>
      <text:p text:style-name="P19"><text:span text:style-name="T8">ﭨ</text:span><text:span text:style-name="T19"> </text:span><text:span text:style-name="T8">ﭩ</text:span><text:span text:style-name="T19"> </text:span><text:span text:style-name="T8">ﭪ</text:span><text:span text:style-name="T19"> </text:span><text:span text:style-name="T8">ﭫ</text:span><text:span text:style-name="T19"> </text:span><text:span text:style-name="T8">ﭬ</text:span><text:span text:style-name="T19"> </text:span><text:span text:style-name="T8">ﭭ</text:span><text:span text:style-name="T19"> </text:span><text:span text:style-name="T8">ﭮ</text:span><text:span text:style-name="T19"> </text:span><text:span text:style-name="T8">ﭯ</text:span><text:span text:style-name="T19"> </text:span><text:span text:style-name="T8">ﭰ</text:span><text:span text:style-name="T19"> </text:span><text:span text:style-name="T8">ﭱ</text:span><text:span text:style-name="T19"> </text:span><text:span text:style-name="T8">ﭲ</text:span><text:span text:style-name="T19"> </text:span><text:span text:style-name="T8">ﭳ</text:span><text:span text:style-name="T19"> </text:span><text:span text:style-name="T8">ﭴ</text:span><text:span text:style-name="T19"> </text:span><text:span text:style-name="T8">ﭵ</text:span><text:span text:style-name="T19"> </text:span><text:span text:style-name="T8">ﭶ</text:span><text:span text:style-name="T19"> </text:span><text:span text:style-name="T8">ﭷ</text:span><text:span text:style-name="T19"> </text:span><text:span text:style-name="T8">ﭸ</text:span><text:span text:style-name="T19"> </text:span><text:span text:style-name="T8">ﭹ</text:span><text:span text:style-name="T19"> </text:span><text:span text:style-name="T8">ﭺ</text:span><text:span text:style-name="T19"> </text:span><text:span text:style-name="T8">ﭻ</text:span><text:span text:style-name="T19"> </text:span><text:span text:style-name="T8">ﭼ</text:span><text:span text:style-name="T19"> </text:span><text:span text:style-name="T8">ﭽ</text:span><text:span text:style-name="T19"> </text:span><text:span text:style-name="T8">ﭾ</text:span><text:span text:style-name="T19"> </text:span><text:span text:style-name="T8">ﭿ</text:span><text:span text:style-name="T19"> </text:span><text:span text:style-name="T8">ﮀ</text:span><text:span text:style-name="T19"> </text:span><text:span text:style-name="T8">ﮁ</text:span><text:span text:style-name="T19"> </text:span><text:span text:style-name="T8">ﮂ</text:span><text:span text:style-name="T19"> </text:span><text:span text:style-name="T8">ﮃ</text:span><text:span text:style-name="T19"> </text:span><text:span text:style-name="T8">ﮄ</text:span><text:span text:style-name="T19"> </text:span><text:span text:style-name="T8">ﮅ</text:span><text:span text:style-name="T19"> </text:span><text:span text:style-name="T8">ﮆ</text:span><text:span text:style-name="T19"> </text:span><text:span text:style-name="T8">ﮇ</text:span><text:span text:style-name="T19"> </text:span><text:span text:style-name="T8">ﮈ</text:span><text:span text:style-name="T19"> </text:span><text:span text:style-name="T8">ﮉﮊ</text:span><text:span text:style-name="T19"> </text:span><text:span text:style-name="T8">ﮋ</text:span><text:span text:style-name="T19"> </text:span><text:span text:style-name="T8">ﮌ</text:span><text:span text:style-name="T19"> </text:span><text:span text:style-name="T8">ﮍ</text:span><text:span text:style-name="T19"> </text:span><text:span text:style-name="T8">ﮎ</text:span><text:span text:style-name="T19"> </text:span><text:span text:style-name="T8">ﮏ</text:span><text:span text:style-name="T19"> </text:span><text:span text:style-name="T8">ﮐ</text:span><text:span text:style-name="T19"> </text:span><text:span text:style-name="T8">ﮑ</text:span><text:span text:style-name="T19"> </text:span><text:span text:style-name="T8">ﮒ</text:span><text:span text:style-name="T19"> </text:span><text:span text:style-name="T8">ﮓ</text:span><text:span text:style-name="T19"> </text:span><text:span text:style-name="T8">ﮔ</text:span><text:span text:style-name="T19"> </text:span><text:span text:style-name="T8">ﮕ</text:span><text:span text:style-name="T19"> </text:span><text:span text:style-name="T8">ﮖ</text:span><text:span text:style-name="T19"> </text:span><text:span text:style-name="T8">ﮗ</text:span><text:span text:style-name="T19"> </text:span><text:span text:style-name="T8">ﮘ</text:span><text:span text:style-name="T19"> </text:span><text:span text:style-name="T8">ﮙ</text:span><text:span text:style-name="T19"> </text:span><text:span text:style-name="T8">ﮚ</text:span><text:span text:style-name="T19"> </text:span><text:span text:style-name="T8">ﮛ</text:span><text:span text:style-name="T19"> </text:span><text:span text:style-name="T8">ﮜﮝ</text:span><text:span text:style-name="T19"> </text:span><text:span text:style-name="T8">ﮞ</text:span><text:span text:style-name="T19"> </text:span><text:span text:style-name="T8">ﮟ</text:span><text:span text:style-name="T19"> </text:span><text:span text:style-name="T8">ﮠ</text:span><text:span text:style-name="T19"> </text:span><text:span text:style-name="T8">ﮡ</text:span><text:span text:style-name="T19"> </text:span><text:span text:style-name="T8">ﮢ</text:span><text:span text:style-name="T19"> </text:span><text:span text:style-name="T8">ﮣ</text:span><text:span text:style-name="T19"> </text:span><text:span text:style-name="T8">ﮤ</text:span><text:span text:style-name="T19"> </text:span><text:span text:style-name="T8">ﮥ</text:span><text:span text:style-name="T19"> </text:span><text:span text:style-name="T8">ﮦ</text:span><text:span text:style-name="T19"> </text:span><text:span text:style-name="T8">ﮧ</text:span><text:span text:style-name="T19"> </text:span><text:span text:style-name="T8">ﮨ</text:span><text:span text:style-name="T19"> </text:span><text:span text:style-name="T8">ﮩﮪ</text:span><text:span text:style-name="T19"> </text:span><text:span text:style-name="T8">ﮫ</text:span><text:span text:style-name="T19"> </text:span><text:span text:style-name="T8">ﮬﮭ</text:span><text:span text:style-name="T19"> </text:span><text:span text:style-name="T8">ﮮ</text:span><text:span text:style-name="T19"> </text:span><text:span text:style-name="T8">ﮯ</text:span><text:span text:style-name="T19"> </text:span><text:span text:style-name="T8">ﮰ</text:span><text:span text:style-name="T19"> </text:span><text:span text:style-name="T8">ﮱ</text:span><text:span text:style-name="T19"> </text:span><text:span text:style-name="T8">ﯓ</text:span><text:span text:style-name="T19"> </text:span><text:span text:style-name="T8">ﯔ</text:span><text:span text:style-name="T19"> </text:span><text:span text:style-name="T8">ﯕ</text:span><text:span text:style-name="T19"> </text:span><text:span text:style-name="T8">ﯖ</text:span><text:span text:style-name="T19"> </text:span><text:span text:style-name="T8">ﯗ</text:span><text:span text:style-name="T19"> </text:span><text:span text:style-name="T8">ﯘ</text:span><text:span text:style-name="T19"> </text:span><text:span text:style-name="T8">ﯙ</text:span><text:span text:style-name="T19"> </text:span><text:span text:style-name="T8">ﯚ</text:span><text:span text:style-name="T19"> </text:span><text:span text:style-name="T8">ﯛ</text:span><text:span text:style-name="T19"> </text:span><text:span text:style-name="T8">ﯜ</text:span><text:span text:style-name="T19"> </text:span><text:span text:style-name="T8">ﯝ</text:span><text:span text:style-name="T19"> </text:span><text:span text:style-name="T8">ﯞ</text:span><text:span text:style-name="T19"> </text:span><text:span text:style-name="T8">ﯟ</text:span><text:span text:style-name="T19"> </text:span><text:span text:style-name="T8">ﯠ</text:span><text:span text:style-name="T19"> </text:span><text:span text:style-name="T8">ﯡ</text:span><text:span text:style-name="T19"> </text:span><text:span text:style-name="T8">ﯢ</text:span><text:span text:style-name="T19"> </text:span><text:span text:style-name="T8">ﯣ</text:span><text:span text:style-name="T19"> </text:span><text:span text:style-name="T8">ﯤ</text:span><text:span text:style-name="T19"> </text:span><text:span text:style-name="T8">ﯥ</text:span><text:span text:style-name="T19"> </text:span><text:span text:style-name="T8">ﯦ</text:span><text:span text:style-name="T19"> </text:span><text:span text:style-name="T8">ﯧ</text:span><text:span text:style-name="T19"> </text:span><text:span text:style-name="T8">ﯨ</text:span><text:span text:style-name="T19"> </text:span><text:span text:style-name="T8">ﯩ</text:span><text:span text:style-name="T19"> </text:span><text:span text:style-name="T8">ﯪ</text:span><text:span text:style-name="T19"> </text:span><text:span text:style-name="T8">ﯫ</text:span><text:span text:style-name="T19"> </text:span><text:span text:style-name="T8">ﯬ</text:span><text:span text:style-name="T19"> </text:span><text:span text:style-name="T8">ﯭ</text:span><text:span text:style-name="T19"> </text:span><text:span text:style-name="T8">ﯮ</text:span><text:span text:style-name="T19"> </text:span><text:span text:style-name="T8">ﯯﯰ</text:span><text:span text:style-name="T19"> </text:span><text:span text:style-name="T8">ﯱ</text:span><text:span text:style-name="T19"> </text:span><text:span text:style-name="T8">ﯲ</text:span><text:span text:style-name="T19"> </text:span><text:span text:style-name="T8">ﯳ</text:span><text:span text:style-name="T19"> </text:span><text:span text:style-name="T8">ﯴ</text:span><text:span text:style-name="T19"> </text:span><text:span text:style-name="T8">ﯵ</text:span></text:p>
      <text:p text:style-name="P34"><text:span text:style-name="T9">ﭑ</text:span><text:span text:style-name="T19"> </text:span><text:span text:style-name="T9">ﭒ</text:span><text:span text:style-name="T19"> </text:span><text:span text:style-name="T9">ﭓ</text:span><text:span text:style-name="T19"> </text:span><text:span text:style-name="T9">ﭔ</text:span><text:span text:style-name="T19"> </text:span><text:span text:style-name="T9">ﭕ</text:span><text:span text:style-name="T19"> </text:span><text:span text:style-name="T9">ﭖ</text:span><text:span text:style-name="T19"> </text:span><text:span text:style-name="T9">ﭗ</text:span><text:span text:style-name="T19"> </text:span><text:span text:style-name="T9">ﭘ</text:span><text:span text:style-name="T19"> </text:span><text:span text:style-name="T9">ﭙ</text:span><text:span text:style-name="T19"> </text:span><text:span text:style-name="T9">ﭚ</text:span><text:span text:style-name="T19"> </text:span><text:span text:style-name="T9">ﭛ</text:span><text:span text:style-name="T19"> </text:span><text:span text:style-name="T9">ﭜ</text:span><text:span text:style-name="T19"> </text:span><text:span text:style-name="T9">ﭝ</text:span><text:span text:style-name="T19"> </text:span><text:span text:style-name="T9">ﭞ</text:span><text:span text:style-name="T19"> </text:span><text:span text:style-name="T9">ﭟ</text:span><text:span text:style-name="T19"> </text:span><text:span text:style-name="T9">ﭠ</text:span><text:span text:style-name="T19"> </text:span><text:span text:style-name="T9">ﭡ</text:span><text:span text:style-name="T19"> </text:span><text:span text:style-name="T9">ﭢ</text:span><text:span text:style-name="T19"> </text:span><text:span text:style-name="T9">ﭣ</text:span><text:span text:style-name="T19"> </text:span><text:span text:style-name="T9">ﭤ</text:span><text:span text:style-name="T19"> </text:span><text:span text:style-name="T9">ﭥ</text:span><text:span text:style-name="T19"> </text:span><text:span text:style-name="T9">ﭦ</text:span><text:span text:style-name="T19"> </text:span><text:span text:style-name="T9">ﭧ</text:span><text:span text:style-name="T19"> </text:span><text:span text:style-name="T9">ﭨ</text:span><text:span text:style-name="T19"> </text:span><text:span text:style-name="T9">ﭩ</text:span><text:span text:style-name="T19"> </text:span><text:span text:style-name="T9">ﭪﭫ</text:span><text:span text:style-name="T19"> </text:span><text:span text:style-name="T9">ﭬ</text:span><text:span text:style-name="T19"> </text:span><text:span text:style-name="T9">ﭭ</text:span><text:span text:style-name="T19"> </text:span><text:span text:style-name="T9">ﭮ</text:span><text:span text:style-name="T19"> </text:span><text:span text:style-name="T9">ﭯ</text:span><text:span text:style-name="T19"> </text:span><text:span text:style-name="T9">ﭰ</text:span><text:span text:style-name="T19"> </text:span><text:span text:style-name="T9">ﭱ</text:span><text:span text:style-name="T19"> </text:span><text:span text:style-name="T9">ﭲ</text:span><text:span text:style-name="T19"> </text:span><text:span text:style-name="T9">ﭳ</text:span><text:span text:style-name="T19"> </text:span><text:span text:style-name="T9">ﭴ</text:span><text:span text:style-name="T19"> </text:span><text:span text:style-name="T9">ﭵ</text:span><text:span text:style-name="T19"> </text:span><text:span text:style-name="T9">ﭶ</text:span><text:span text:style-name="T19"> </text:span><text:span text:style-name="T9">ﭷ</text:span><text:span text:style-name="T19"> </text:span><text:span text:style-name="T9">ﭸ</text:span><text:span text:style-name="T19"> </text:span><text:span text:style-name="T9">ﭹ</text:span><text:span text:style-name="T19"> </text:span><text:span text:style-name="T9">ﭺ</text:span><text:span text:style-name="T19"> </text:span><text:span text:style-name="T9">ﭻ</text:span><text:span text:style-name="T19"> </text:span><text:span text:style-name="T9">ﭼ</text:span><text:span text:style-name="T19"> </text:span><text:span text:style-name="T9">ﭽ</text:span><text:span text:style-name="T19"> </text:span><text:span text:style-name="T9">ﭾ</text:span><text:span text:style-name="T19"> </text:span><text:span text:style-name="T9">ﭿ</text:span><text:span text:style-name="T19"> </text:span><text:span text:style-name="T9">ﮀ</text:span><text:span text:style-name="T19"> </text:span><text:span text:style-name="T9">ﮁ</text:span><text:span text:style-name="T19"> </text:span><text:span text:style-name="T9">ﮂ</text:span><text:span text:style-name="T19"> </text:span><text:span text:style-name="T9">ﮃ</text:span><text:span text:style-name="T19"> </text:span><text:span text:style-name="T9">ﮄ</text:span><text:span text:style-name="T19"> </text:span><text:span text:style-name="T9">ﮅ</text:span><text:span text:style-name="T19"> </text:span><text:span text:style-name="T9">ﮆ</text:span><text:span text:style-name="T19"> </text:span><text:span text:style-name="T9">ﮇ</text:span><text:span text:style-name="T19"> </text:span><text:span text:style-name="T9">ﮈ</text:span><text:span text:style-name="T19"> </text:span><text:span text:style-name="T9">ﮉ</text:span><text:span text:style-name="T19"> </text:span><text:span text:style-name="T9">ﮊ</text:span><text:span text:style-name="T19"> </text:span><text:span text:style-name="T9">ﮋ</text:span><text:span text:style-name="T19"> </text:span><text:span text:style-name="T9">ﮌﮍ</text:span><text:span text:style-name="T19"> </text:span><text:span text:style-name="T9">ﮎ</text:span><text:span text:style-name="T19"> </text:span><text:span text:style-name="T9">ﮏ</text:span><text:span text:style-name="T19"> </text:span><text:span text:style-name="T9">ﮐ</text:span><text:span text:style-name="T19"> </text:span><text:span text:style-name="T9">ﮑ</text:span><text:span text:style-name="T19"> </text:span><text:span text:style-name="T9">ﮒ</text:span><text:span text:style-name="T19"> </text:span><text:span text:style-name="T9">ﮓ</text:span><text:span text:style-name="T19"> </text:span><text:span text:style-name="T9">ﮔ</text:span><text:span text:style-name="T19"> </text:span><text:span text:style-name="T9">ﮕ</text:span><text:span text:style-name="T19"> </text:span><text:span text:style-name="T9">ﮖ</text:span><text:span text:style-name="T19"> </text:span><text:span text:style-name="T9">ﮗ</text:span><text:span text:style-name="T19"> </text:span><text:span text:style-name="T9">ﮘ</text:span><text:span text:style-name="T19"> </text:span><text:span text:style-name="T9">ﮙ</text:span><text:span text:style-name="T19"> </text:span><text:span text:style-name="T9">ﮚ</text:span><text:span text:style-name="T19"> </text:span><text:span text:style-name="T9">ﮛ</text:span><text:span text:style-name="T19"> </text:span><text:span text:style-name="T9">ﮜ</text:span><text:span text:style-name="T19"> </text:span><text:span text:style-name="T9">ﮝ</text:span><text:span text:style-name="T19"> </text:span><text:span text:style-name="T9">ﮞ</text:span><text:span text:style-name="T19"> </text:span><text:span text:style-name="T9">ﮟ</text:span><text:span text:style-name="T19"> </text:span><text:span text:style-name="T9">ﮠ</text:span><text:span text:style-name="T19"> </text:span><text:span text:style-name="T9">ﮡ</text:span><text:span text:style-name="T19"> </text:span><text:span text:style-name="T9">ﮢ</text:span><text:span text:style-name="T19"> </text:span><text:span text:style-name="T9">ﮣ</text:span><text:span text:style-name="T19"> </text:span><text:span text:style-name="T9">ﮤ</text:span><text:span text:style-name="T19"> </text:span><text:span text:style-name="T9">ﮥ</text:span><text:span text:style-name="T19"> </text:span><text:span text:style-name="T9">ﮦ</text:span><text:span text:style-name="T19"> </text:span><text:span text:style-name="T9">ﮧ</text:span><text:span text:style-name="T19"> </text:span><text:span text:style-name="T9">ﮨ</text:span><text:span text:style-name="T19"> </text:span><text:span text:style-name="T9">ﮩﮪ</text:span><text:span text:style-name="T19"> </text:span><text:span text:style-name="T9">ﮫ</text:span><text:span text:style-name="T19"> </text:span><text:span text:style-name="T9">ﮬ</text:span><text:span text:style-name="T19"> </text:span><text:span text:style-name="T9">ﮭ</text:span><text:span text:style-name="T19"> </text:span><text:span text:style-name="T9">ﮮ</text:span><text:span text:style-name="T19"> </text:span><text:span text:style-name="T9">ﮯ</text:span><text:span text:style-name="T19"> </text:span><text:span text:style-name="T9">ﮰ</text:span><text:span text:style-name="T19"> </text:span><text:span text:style-name="T9">ﮱ</text:span><text:span text:style-name="T19"> </text:span><text:span text:style-name="T9">ﯓ</text:span><text:span text:style-name="T19"> </text:span><text:span text:style-name="T9">ﯔ</text:span><text:span text:style-name="T19"> </text:span><text:span text:style-name="T9">ﯕ</text:span><text:span text:style-name="T19"> </text:span><text:span text:style-name="T9">ﯖ</text:span><text:span text:style-name="T19"> </text:span><text:span text:style-name="T9">ﯗ</text:span><text:span text:style-name="T19"> </text:span><text:span text:style-name="T9">ﯘ</text:span><text:span text:style-name="T19"> </text:span><text:span text:style-name="T9">ﯙ</text:span><text:span text:style-name="T19"> </text:span><text:span text:style-name="T9">ﯚ</text:span><text:span text:style-name="T19"> </text:span><text:span text:style-name="T9">ﯛ</text:span><text:span text:style-name="T19"> </text:span><text:span text:style-name="T9">ﯜ</text:span><text:span text:style-name="T19"> </text:span><text:span text:style-name="T9">ﯝ</text:span><text:span text:style-name="T19"> </text:span><text:span text:style-name="T9">ﯞ</text:span><text:span text:style-name="T19"> </text:span><text:span text:style-name="T9">ﯟ</text:span><text:span text:style-name="T19"> </text:span><text:span text:style-name="T9">ﯠ</text:span><text:span text:style-name="T19"> </text:span><text:span text:style-name="T9">ﯡ</text:span><text:span text:style-name="T19"> </text:span><text:span text:style-name="T9">ﯢ</text:span><text:span text:style-name="T19"> </text:span><text:span text:style-name="T9">ﯣ</text:span><text:span text:style-name="T19"> </text:span><text:span text:style-name="T9">ﯤ</text:span><text:span text:style-name="T19"> </text:span><text:span text:style-name="T9">ﯥ</text:span><text:span text:style-name="T19"> </text:span><text:span text:style-name="T9">ﯦ</text:span><text:span text:style-name="T19"> </text:span><text:span text:style-name="T9">ﯧ</text:span><text:span text:style-name="T19"> </text:span><text:span text:style-name="T9">ﯨ</text:span><text:span text:style-name="T19"> </text:span><text:span text:style-name="T9">ﯩ</text:span><text:span text:style-name="T19"> </text:span><text:span text:style-name="T9">ﯪ</text:span><text:span text:style-name="T19"> </text:span><text:span text:style-name="T9">ﯫﯬ</text:span><text:span text:style-name="T19"> </text:span><text:span text:style-name="T9">ﯭ</text:span><text:span text:style-name="T19"> </text:span><text:span text:style-name="T9">ﯮ</text:span><text:span text:style-name="T19"> </text:span><text:span text:style-name="T9">ﯯ</text:span><text:span text:style-name="T19"> </text:span><text:span text:style-name="T9">ﯰ</text:span><text:span text:style-name="T19"> </text:span><text:span text:style-name="T9">ﯱ</text:span><text:span text:style-name="T19"> </text:span><text:span text:style-name="T9">ﯲ</text:span><text:span text:style-name="T19"> </text:span><text:span text:style-name="T9">ﯳ</text:span><text:span text:style-name="T19"> </text:span><text:span text:style-name="T9">ﯴ</text:span><text:span text:style-name="T19"> </text:span><text:span text:style-name="T9">ﯵ</text:span><text:span text:style-name="T19"> </text:span><text:span text:style-name="T9">ﯶ</text:span><text:span text:style-name="T19"> </text:span><text:span text:style-name="T9">ﯷ</text:span><text:span text:style-name="T19"> </text:span><text:span text:style-name="T9">ﯸ</text:span><text:span text:style-name="T19"> </text:span><text:span text:style-name="T9">ﯹ</text:span><text:span text:style-name="T19"> </text:span><text:span text:style-name="T9">ﯺ</text:span><text:span text:style-name="T19"> </text:span><text:span text:style-name="T9">ﯻ</text:span><text:span text:style-name="T19"> </text:span><text:span text:style-name="T9">ﯼ</text:span><text:span text:style-name="T19"> </text:span><text:span text:style-name="T9">ﯽ</text:span><text:span text:style-name="T19"> </text:span><text:span text:style-name="T9">ﯾ</text:span></text:p>
      <text:p text:style-name="P35"><text:span text:style-name="T10">ﭑ</text:span><text:span text:style-name="T19"> </text:span><text:span text:style-name="T10">ﭒ</text:span><text:span text:style-name="T19"> </text:span><text:span text:style-name="T10">ﭓ</text:span><text:span text:style-name="T19"> </text:span><text:span text:style-name="T10">ﭔ</text:span><text:span text:style-name="T19"> </text:span><text:span text:style-name="T10">ﭕ</text:span><text:span text:style-name="T19"> </text:span><text:span text:style-name="T10">ﭖ</text:span><text:span text:style-name="T19"> </text:span><text:span text:style-name="T10">ﭗ</text:span><text:span text:style-name="T19"> </text:span><text:span text:style-name="T10">ﭘ</text:span><text:span text:style-name="T19"> </text:span><text:span text:style-name="T10">ﭙ</text:span><text:span text:style-name="T19"> </text:span><text:span text:style-name="T10">ﭚ</text:span><text:span text:style-name="T19"> </text:span><text:span text:style-name="T10">ﭛﭜ</text:span><text:span text:style-name="T19"> </text:span><text:span text:style-name="T10">ﭝ</text:span><text:span text:style-name="T19"> </text:span><text:span text:style-name="T10">ﭞ</text:span><text:span text:style-name="T19"> </text:span><text:span text:style-name="T10">ﭟ</text:span><text:span text:style-name="T19"> </text:span><text:span text:style-name="T10">ﭠ</text:span><text:span text:style-name="T19"> </text:span><text:span text:style-name="T10">ﭡ</text:span><text:span text:style-name="T19"> </text:span><text:span text:style-name="T10">ﭢ</text:span><text:span text:style-name="T19"> </text:span><text:span text:style-name="T10">ﭣ</text:span><text:span text:style-name="T19"> </text:span><text:span text:style-name="T10">ﭤ</text:span><text:span text:style-name="T19"> </text:span><text:span text:style-name="T10">ﭥ</text:span><text:span text:style-name="T19"> </text:span><text:span text:style-name="T10">ﭦ</text:span><text:span text:style-name="T19"> </text:span><text:span text:style-name="T10">ﭧ</text:span><text:span text:style-name="T19"> </text:span><text:span text:style-name="T10">ﭨ</text:span><text:span text:style-name="T19"> </text:span><text:span text:style-name="T10">ﭩ</text:span><text:span text:style-name="T19"> </text:span><text:span text:style-name="T10">ﭪ</text:span><text:span text:style-name="T19"> </text:span><text:span text:style-name="T10">ﭫ</text:span><text:span text:style-name="T19"> </text:span><text:span text:style-name="T10">ﭬ</text:span><text:span text:style-name="T19"> </text:span><text:span text:style-name="T10">ﭭﭮ</text:span><text:span text:style-name="T19"> </text:span><text:span text:style-name="T10">ﭯ</text:span><text:span text:style-name="T19"> </text:span><text:span text:style-name="T10">ﭰ</text:span><text:span text:style-name="T19"> </text:span><text:span text:style-name="T10">ﭱ</text:span><text:span text:style-name="T19"> </text:span><text:span text:style-name="T10">ﭲ</text:span><text:span text:style-name="T19"> </text:span><text:span text:style-name="T10">ﭳ</text:span><text:span text:style-name="T19"> </text:span><text:span text:style-name="T10">ﭴ</text:span><text:span text:style-name="T19"> </text:span><text:span text:style-name="T10">ﭵ</text:span><text:span text:style-name="T19"> </text:span><text:span text:style-name="T10">ﭶ</text:span><text:span text:style-name="T19"> </text:span><text:span text:style-name="T10">ﭷ</text:span><text:span text:style-name="T19"> </text:span><text:span text:style-name="T10">ﭸ</text:span><text:span text:style-name="T19"> </text:span><text:span text:style-name="T10">ﭹ</text:span><text:span text:style-name="T19"> </text:span><text:span text:style-name="T10">ﭺ</text:span><text:span text:style-name="T19"> </text:span><text:span text:style-name="T10">ﭻ</text:span><text:span text:style-name="T19"> </text:span><text:span text:style-name="T10">ﭼ</text:span><text:span text:style-name="T19"> </text:span><text:span text:style-name="T10">ﭽ</text:span><text:span text:style-name="T19"> </text:span><text:span text:style-name="T10">ﭾ</text:span><text:span text:style-name="T19"> </text:span><text:span text:style-name="T10">ﭿ</text:span><text:span text:style-name="T19"> </text:span><text:span text:style-name="T10">ﮀ</text:span><text:span text:style-name="T19"> </text:span><text:span text:style-name="T10">ﮁ</text:span><text:span text:style-name="T19"> </text:span><text:span text:style-name="T10">ﮂ</text:span><text:span text:style-name="T19"> </text:span><text:span text:style-name="T10">ﮃ</text:span><text:span text:style-name="T19"> </text:span><text:span text:style-name="T10">ﮄ</text:span><text:span text:style-name="T19"> </text:span><text:span text:style-name="T10">ﮅ</text:span><text:span text:style-name="T19"> </text:span><text:span text:style-name="T10">ﮆ</text:span><text:span text:style-name="T19"> </text:span><text:span text:style-name="T10">ﮇ</text:span><text:span text:style-name="T19"> </text:span><text:span text:style-name="T10">ﮈ</text:span><text:span text:style-name="T19"> </text:span><text:span text:style-name="T10">ﮉ</text:span><text:span text:style-name="T19"> </text:span><text:span text:style-name="T10">ﮊ</text:span><text:span text:style-name="T19"> </text:span><text:span text:style-name="T10">ﮋ</text:span><text:span text:style-name="T19"> </text:span><text:span text:style-name="T10">ﮌ</text:span><text:span text:style-name="T19"> </text:span><text:span text:style-name="T10">ﮍ</text:span><text:span text:style-name="T19"> </text:span><text:span text:style-name="T10">ﮎ</text:span><text:span text:style-name="T19"> </text:span><text:span text:style-name="T10">ﮏ</text:span><text:span text:style-name="T19"> </text:span><text:span text:style-name="T10">ﮐ</text:span><text:span text:style-name="T19"> </text:span><text:span text:style-name="T10">ﮑ</text:span><text:span text:style-name="T19"> </text:span><text:span text:style-name="T10">ﮒ</text:span><text:span text:style-name="T19"> </text:span><text:span text:style-name="T10">ﮓ</text:span><text:span text:style-name="T19"> </text:span><text:span text:style-name="T10">ﮔ</text:span><text:span text:style-name="T19"> </text:span><text:span text:style-name="T10">ﮕ</text:span><text:span text:style-name="T19"> </text:span><text:span text:style-name="T10">ﮖ</text:span><text:span text:style-name="T19"> </text:span><text:span text:style-name="T10">ﮗ</text:span><text:span text:style-name="T19"> </text:span><text:span text:style-name="T10">ﮘ</text:span><text:span text:style-name="T19"> </text:span><text:span text:style-name="T10">ﮙ</text:span><text:span text:style-name="T19"> </text:span><text:span text:style-name="T10">ﮚ</text:span><text:span text:style-name="T19"> </text:span><text:span text:style-name="T10">ﮛ</text:span><text:span text:style-name="T19"> </text:span><text:span text:style-name="T10">ﮜ</text:span><text:span text:style-name="T19"> </text:span><text:span text:style-name="T10">ﮝ</text:span><text:span text:style-name="T19"> </text:span><text:span text:style-name="T10">ﮞ</text:span><text:span text:style-name="T19"> </text:span><text:span text:style-name="T10">ﮟ</text:span><text:span text:style-name="T19"> </text:span><text:span text:style-name="T10">ﮠ</text:span><text:span text:style-name="T19"> </text:span><text:span text:style-name="T10">ﮡ</text:span><text:span text:style-name="T19"> </text:span><text:span text:style-name="T10">ﮢﮣ</text:span><text:span text:style-name="T19"> </text:span><text:span text:style-name="T10">ﮤ</text:span><text:span text:style-name="T19"> </text:span><text:span text:style-name="T10">ﮥ</text:span><text:span text:style-name="T19"> </text:span><text:span text:style-name="T10">ﮦ</text:span><text:span text:style-name="T19"> </text:span><text:span text:style-name="T10">ﮧ</text:span><text:span text:style-name="T19"> </text:span><text:span text:style-name="T10">ﮨ</text:span></text:p>
      <text:p text:style-name="P20"><text:span text:style-name="T10">ﮩ</text:span><text:span text:style-name="T19"> </text:span><text:span text:style-name="T10">ﮪ</text:span><text:span text:style-name="T19"> </text:span><text:span text:style-name="T10">ﮫ</text:span><text:span text:style-name="T19"> </text:span><text:span text:style-name="T10">ﮬ</text:span><text:span text:style-name="T19"> </text:span><text:span text:style-name="T10">ﮭ</text:span><text:span text:style-name="T19"> </text:span><text:span text:style-name="T10">ﮮ</text:span><text:span text:style-name="T19"> </text:span><text:span text:style-name="T10">ﮯ</text:span><text:span text:style-name="T19"> </text:span><text:span text:style-name="T10">ﮰ</text:span><text:span text:style-name="T19"> </text:span><text:span text:style-name="T10">ﮱ</text:span><text:span text:style-name="T19"> </text:span><text:span text:style-name="T10">ﯓ</text:span><text:span text:style-name="T19"> </text:span><text:span text:style-name="T10">ﯔ</text:span><text:span text:style-name="T19"> </text:span><text:span text:style-name="T10">ﯕ</text:span><text:span text:style-name="T19"> </text:span><text:span text:style-name="T10">ﯖ</text:span><text:span text:style-name="T19"> </text:span><text:span text:style-name="T10">ﯗ</text:span><text:span text:style-name="T19"> </text:span><text:span text:style-name="T10">ﯘ</text:span><text:span text:style-name="T19"> </text:span><text:span text:style-name="T10">ﯙ</text:span><text:span text:style-name="T19"> </text:span><text:span text:style-name="T10">ﯚ</text:span><text:span text:style-name="T19"> </text:span><text:span text:style-name="T10">ﯛ</text:span><text:span text:style-name="T19"> </text:span><text:span text:style-name="T10">ﯜ</text:span><text:span text:style-name="T19"> </text:span><text:span text:style-name="T10">ﯝ</text:span><text:span text:style-name="T19"> </text:span><text:span text:style-name="T10">ﯞ</text:span><text:span text:style-name="T19"> </text:span><text:span text:style-name="T10">ﯟ</text:span><text:span text:style-name="T19"> </text:span><text:span text:style-name="T10">ﯠ</text:span><text:span text:style-name="T19"> </text:span><text:span text:style-name="T10">ﯡ</text:span><text:span text:style-name="T19"> </text:span><text:span text:style-name="T10">ﯢ</text:span><text:span text:style-name="T19"> </text:span><text:span text:style-name="T10">ﯣ</text:span><text:span text:style-name="T19"> </text:span><text:span text:style-name="T10">ﯤﯥ</text:span><text:span text:style-name="T19"> </text:span><text:span text:style-name="T10">ﯦ</text:span><text:span text:style-name="T19"> </text:span><text:span text:style-name="T10">ﯧﯨ</text:span><text:span text:style-name="T19"> </text:span><text:span text:style-name="T10">ﯩ</text:span><text:span text:style-name="T19"> </text:span><text:span text:style-name="T10">ﯪ</text:span><text:span text:style-name="T19"> </text:span><text:span text:style-name="T10">ﯫ</text:span><text:span text:style-name="T19"> </text:span><text:span text:style-name="T10">ﯬ</text:span><text:span text:style-name="T19"> </text:span><text:span text:style-name="T10">ﯭ</text:span></text:p>
      <text:p text:style-name="P21"><text:span text:style-name="T11">ﮌ </text:span><text:span text:style-name="T22">ﮖ</text:span></text:p>
      <text:p text:style-name="P36">ﭔﭕﭖ</text:p>
      <text:p text:style-name="P27"><text:span text:style-name="T12">ﭑﭒ</text:span><text:span text:style-name="T20"> </text:span><text:span text:style-name="T12">ﭓ</text:span><text:span text:style-name="T20"> </text:span><text:span text:style-name="T12">ﭔ</text:span><text:span text:style-name="T20"> </text:span><text:span text:style-name="T12">ﭕ</text:span><text:span text:style-name="T20"> </text:span><text:span text:style-name="T12">ﭖ</text:span><text:span text:style-name="T20"> </text:span><text:span text:style-name="T12">ﭗ</text:span><text:span text:style-name="T20"> </text:span><text:span text:style-name="T12">ﭘ</text:span><text:span text:style-name="T20"> </text:span><text:span text:style-name="T12">ﭙ</text:span><text:span text:style-name="T20"> </text:span><text:span text:style-name="T12">ﭚ</text:span><text:span text:style-name="T20"> </text:span><text:span text:style-name="T12">ﭛ</text:span><text:span text:style-name="T20"> </text:span><text:span text:style-name="T12">ﭜ</text:span><text:span text:style-name="T20"> </text:span><text:span text:style-name="T12">ﭝ</text:span><text:span text:style-name="T20"> </text:span><text:span text:style-name="T12">ﭞ</text:span><text:span text:style-name="T20"> </text:span><text:span text:style-name="T12">ﭟ</text:span><text:span text:style-name="T20"> </text:span><text:span text:style-name="T12">ﭠ</text:span><text:span text:style-name="T20"> </text:span><text:span text:style-name="T12">ﭡ</text:span><text:span text:style-name="T20"> </text:span><text:span text:style-name="T12">ﭢ</text:span><text:span text:style-name="T20"> </text:span><text:span text:style-name="T12">ﭣ</text:span><text:span text:style-name="T20"> </text:span><text:span text:style-name="T12">ﭤ</text:span><text:span text:style-name="T20"> </text:span><text:span text:style-name="T12">ﭥ</text:span><text:span text:style-name="T20"> </text:span><text:span text:style-name="T12">ﭦ</text:span><text:span text:style-name="T20"> </text:span><text:span text:style-name="T12">ﭧ</text:span><text:span text:style-name="T20"> </text:span><text:span text:style-name="T12">ﭨ</text:span><text:span text:style-name="T20"> </text:span><text:span text:style-name="T12">ﭩ</text:span><text:span text:style-name="T20"> </text:span><text:span text:style-name="T12">ﭪ</text:span><text:span text:style-name="T20"> </text:span><text:span text:style-name="T12">ﭫﭬ</text:span><text:span text:style-name="T20"> </text:span><text:span text:style-name="T12">ﭭ</text:span><text:span text:style-name="T20"> </text:span><text:span text:style-name="T12">ﭮ</text:span></text:p>
      <text:p text:style-name="P27"><text:span text:style-name="T12">ﭯ</text:span><text:span text:style-name="T20"> </text:span><text:span text:style-name="T12">ﭰ</text:span><text:span text:style-name="T20"> </text:span><text:span text:style-name="T12">ﭱ</text:span><text:span text:style-name="T20"> </text:span><text:span text:style-name="T12">ﭲ</text:span><text:span text:style-name="T20"> </text:span><text:span text:style-name="T12">ﭳ</text:span><text:span text:style-name="T20"> </text:span><text:span text:style-name="T12">ﭴ</text:span><text:span text:style-name="T20"> </text:span><text:span text:style-name="T12">ﭵ</text:span><text:span text:style-name="T20"> </text:span><text:span text:style-name="T12">ﭶ</text:span><text:span text:style-name="T20"> </text:span><text:span text:style-name="T12">ﭷ</text:span><text:span text:style-name="T20"> </text:span><text:span text:style-name="T12">ﭸ</text:span><text:span text:style-name="T20"> </text:span><text:span text:style-name="T12">ﭹ</text:span><text:span text:style-name="T20"> </text:span><text:span text:style-name="T12">ﭺ</text:span><text:span text:style-name="T20"> </text:span><text:span text:style-name="T12">ﭻ</text:span><text:span text:style-name="T20"> </text:span><text:span text:style-name="T12">ﭼ</text:span><text:span text:style-name="T20"> </text:span><text:span text:style-name="T12">ﭽ</text:span><text:span text:style-name="T20"> </text:span><text:span text:style-name="T12">ﭾ</text:span><text:span text:style-name="T20"> </text:span><text:span text:style-name="T12">ﭿ</text:span><text:span text:style-name="T20"> </text:span><text:span text:style-name="T12">ﮀ</text:span><text:span text:style-name="T20"> </text:span><text:span text:style-name="T12">ﮁﮂ</text:span><text:span text:style-name="T20"> </text:span><text:span text:style-name="T12">ﮃ</text:span><text:span text:style-name="T20"> </text:span><text:span text:style-name="T12">ﮄﮅ</text:span><text:span text:style-name="T20"> </text:span><text:span text:style-name="T12">ﮆ</text:span><text:span text:style-name="T20"> </text:span><text:span text:style-name="T12">ﮇ</text:span><text:span text:style-name="T20"> </text:span><text:span text:style-name="T12">ﮈ</text:span><text:span text:style-name="T20"> </text:span><text:span text:style-name="T12">ﮉ</text:span><text:span text:style-name="T20"> </text:span><text:span text:style-name="T12">ﮊ</text:span><text:span text:style-name="T20"> </text:span><text:span text:style-name="T12">ﮋ</text:span><text:span text:style-name="T20"> </text:span><text:span text:style-name="T12">ﮌﮍ</text:span><text:span text:style-name="T20"> </text:span><text:span text:style-name="T12">ﮎ</text:span><text:span text:style-name="T20"> </text:span><text:span text:style-name="T12">ﮏ</text:span><text:span text:style-name="T20"> </text:span><text:span text:style-name="T12">ﮐ</text:span><text:span text:style-name="T20"> </text:span><text:span text:style-name="T12">ﮑﮒ</text:span><text:span text:style-name="T20"> </text:span><text:span text:style-name="T12">ﮓ</text:span><text:span text:style-name="T20"> </text:span><text:span text:style-name="T12">ﮔ</text:span><text:span text:style-name="T20"> </text:span><text:span text:style-name="T12">ﮕ</text:span><text:span text:style-name="T20"> </text:span><text:span text:style-name="T12">ﮖ</text:span><text:span text:style-name="T20"> </text:span><text:span text:style-name="T12">ﮗ</text:span><text:span text:style-name="T20"> </text:span><text:span text:style-name="T12">ﮘﮙ</text:span><text:span text:style-name="T20"> </text:span><text:span text:style-name="T12">ﮚ</text:span><text:span text:style-name="T20"> </text:span><text:span text:style-name="T12">ﮛ</text:span><text:span text:style-name="T20"> </text:span><text:span text:style-name="T12">ﮜﮝ</text:span><text:span text:style-name="T20"> </text:span><text:span text:style-name="T12">ﮞ</text:span><text:span text:style-name="T20"> </text:span><text:span text:style-name="T12">ﮟ</text:span><text:span text:style-name="T20"> </text:span><text:span text:style-name="T12">ﮠ</text:span><text:span text:style-name="T20"> </text:span><text:span text:style-name="T12">ﮡ</text:span><text:span text:style-name="T20"> </text:span><text:span text:style-name="T12">ﮢ</text:span><text:span text:style-name="T20"> </text:span><text:span text:style-name="T12">ﮣ</text:span><text:span text:style-name="T20"> </text:span><text:span text:style-name="T12">ﮤ</text:span><text:span text:style-name="T20"> </text:span><text:span text:style-name="T12">ﮥ</text:span><text:span text:style-name="T20"> </text:span><text:span text:style-name="T12">ﮦ</text:span><text:span text:style-name="T20"> </text:span><text:span text:style-name="T12">ﮧ</text:span><text:span text:style-name="T20"> </text:span><text:span text:style-name="T12">ﮨﮩ</text:span><text:span text:style-name="T20"> </text:span><text:span text:style-name="T12">ﮪ</text:span><text:span text:style-name="T20"> </text:span><text:span text:style-name="T12">ﮫ</text:span><text:span text:style-name="T20"> </text:span><text:span text:style-name="T12">ﮬ</text:span><text:span text:style-name="T20"> </text:span><text:span text:style-name="T12">ﮭ</text:span><text:span text:style-name="T20"> </text:span><text:span text:style-name="T12">ﮮ</text:span><text:span text:style-name="T20"> </text:span><text:span text:style-name="T12">ﮯ</text:span><text:span text:style-name="T20"> </text:span><text:span text:style-name="T12">ﮰ</text:span><text:span text:style-name="T20"> </text:span><text:span text:style-name="T12">ﮱ</text:span><text:span text:style-name="T20"> </text:span><text:span text:style-name="T12">ﯓ</text:span><text:span text:style-name="T20"> </text:span><text:span text:style-name="T12">ﯔ</text:span><text:span text:style-name="T20"> </text:span><text:span text:style-name="T12">ﯕ</text:span><text:span text:style-name="T20"> </text:span><text:span text:style-name="T12">ﯖ</text:span><text:span text:style-name="T20"> </text:span><text:span text:style-name="T12">ﯗ</text:span><text:span text:style-name="T20"> </text:span><text:span text:style-name="T12">ﯘ</text:span><text:span text:style-name="T20"> </text:span><text:span text:style-name="T12">ﯙ</text:span><text:span text:style-name="T20"> </text:span><text:span text:style-name="T12">ﯚ</text:span><text:span text:style-name="T20"> </text:span><text:span text:style-name="T12">ﯛ</text:span><text:span text:style-name="T20"> </text:span><text:span text:style-name="T12">ﯜ</text:span><text:span text:style-name="T20"> </text:span><text:span text:style-name="T12">ﯝ</text:span><text:span text:style-name="T20"> </text:span><text:span text:style-name="T12">ﯞ</text:span><text:span text:style-name="T20"> </text:span><text:span text:style-name="T12">ﯟ</text:span><text:span text:style-name="T20"> </text:span><text:span text:style-name="T12">ﯠ</text:span><text:span text:style-name="T20"> </text:span><text:span text:style-name="T12">ﯡ</text:span><text:span text:style-name="T20"> </text:span><text:span text:style-name="T12">ﯢ</text:span><text:span text:style-name="T20"> </text:span><text:span text:style-name="T12">ﯣﯤ</text:span><text:span text:style-name="T20"> </text:span><text:span text:style-name="T12">ﯥ</text:span><text:span text:style-name="T20"> </text:span><text:span text:style-name="T12">ﯦ</text:span><text:span text:style-name="T20"> </text:span><text:span text:style-name="T12">ﯧ</text:span><text:span text:style-name="T20"> </text:span><text:span text:style-name="T12">ﯨ</text:span><text:span text:style-name="T20"> </text:span><text:span text:style-name="T12">ﯩ</text:span><text:span text:style-name="T20"> </text:span><text:span text:style-name="T12">ﯪﯫ</text:span><text:span text:style-name="T20"> </text:span><text:span text:style-name="T12">ﯬ</text:span><text:span text:style-name="T20"> </text:span><text:span text:style-name="T12">ﯭ</text:span><text:span text:style-name="T20"> </text:span><text:span text:style-name="T12">ﯮ</text:span><text:span text:style-name="T20"> </text:span><text:span text:style-name="T12">ﯯ</text:span><text:span text:style-name="T20"> </text:span><text:span text:style-name="T12">ﯰ</text:span><text:span text:style-name="T20"> </text:span><text:span text:style-name="T12">ﯱ</text:span><text:span text:style-name="T20"> </text:span><text:span text:style-name="T12">ﯲ</text:span><text:span text:style-name="T20"> </text:span><text:span text:style-name="T12">ﯳ</text:span><text:span text:style-name="T20"> </text:span><text:span text:style-name="T12">ﯴ</text:span><text:span text:style-name="T20"> </text:span><text:span text:style-name="T12">ﯵ</text:span><text:span text:style-name="T20"> </text:span><text:span text:style-name="T12">ﯶ</text:span><text:span text:style-name="T20"> </text:span><text:span text:style-name="T12">ﯷ</text:span><text:span text:style-name="T20"> </text:span><text:span text:style-name="T12">ﯸ</text:span><text:span text:style-name="T20"> </text:span><text:span text:style-name="T12">ﯹ</text:span><text:span text:style-name="T20"> </text:span><text:span text:style-name="T12">ﯺ</text:span><text:span text:style-name="T20"> </text:span><text:span text:style-name="T12">ﯻ</text:span><text:span text:style-name="T20"> </text:span><text:span text:style-name="T12">ﯼ</text:span><text:span text:style-name="T20"> </text:span><text:span text:style-name="T12">ﯽ</text:span><text:span text:style-name="T20"> </text:span><text:span text:style-name="T12">ﯾ</text:span><text:span text:style-name="T20"> </text:span><text:span text:style-name="T12">ﯿ</text:span></text:p>
      <text:p text:style-name="P13"><text:span text:style-name="T13">ﭑ</text:span><text:span text:style-name="T20"> </text:span><text:span text:style-name="T13">ﭒ</text:span><text:span text:style-name="T20"> </text:span><text:span text:style-name="T13">ﭓ</text:span><text:span text:style-name="T20"> </text:span><text:span text:style-name="T13">ﭔ</text:span><text:span text:style-name="T20"> </text:span><text:span text:style-name="T13">ﭕ</text:span><text:span text:style-name="T20"> </text:span><text:span text:style-name="T13">ﭖ</text:span><text:span text:style-name="T20"> </text:span><text:span text:style-name="T13">ﭗ</text:span><text:span text:style-name="T20"> </text:span><text:span text:style-name="T13">ﭘ</text:span><text:span text:style-name="T20"> </text:span><text:span text:style-name="T13">ﭙ</text:span><text:span text:style-name="T20"> </text:span><text:span text:style-name="T13">ﭚ</text:span><text:span text:style-name="T20"> </text:span><text:span text:style-name="T13">ﭛ</text:span><text:span text:style-name="T20"> </text:span><text:span text:style-name="T13">ﭜ</text:span><text:span text:style-name="T20"> </text:span><text:span text:style-name="T13">ﭝ</text:span><text:span text:style-name="T20"> </text:span><text:span text:style-name="T13">ﭞ</text:span><text:span text:style-name="T20"> </text:span><text:span text:style-name="T13">ﭟ</text:span><text:span text:style-name="T20"> </text:span><text:span text:style-name="T13">ﭠ</text:span><text:span text:style-name="T20"> </text:span><text:span text:style-name="T13">ﭡ</text:span><text:span text:style-name="T20"> </text:span><text:span text:style-name="T13">ﭢ</text:span><text:span text:style-name="T20"> </text:span><text:span text:style-name="T13">ﭣ</text:span><text:span text:style-name="T20"> </text:span><text:span text:style-name="T13">ﭤ</text:span><text:span text:style-name="T20"> </text:span><text:span text:style-name="T13">ﭥ</text:span><text:span text:style-name="T20"> </text:span><text:span text:style-name="T13">ﭦ</text:span><text:span text:style-name="T20"> </text:span><text:span text:style-name="T13">ﭧ</text:span><text:span text:style-name="T20"> </text:span><text:span text:style-name="T13">ﭨ</text:span><text:span text:style-name="T20"> </text:span><text:span text:style-name="T13">ﭩ</text:span><text:span text:style-name="T20"> </text:span><text:span text:style-name="T13">ﭪ</text:span><text:span text:style-name="T20"> </text:span><text:span text:style-name="T13">ﭫ</text:span><text:span text:style-name="T20"> </text:span><text:span text:style-name="T13">ﭬ</text:span><text:span text:style-name="T20"> </text:span><text:span text:style-name="T13">ﭭ</text:span><text:span text:style-name="T20"> </text:span><text:span text:style-name="T13">ﭮ</text:span><text:span text:style-name="T20"> </text:span><text:span text:style-name="T13">ﭯﭰ</text:span><text:span text:style-name="T20"> </text:span><text:span text:style-name="T13">ﭱ</text:span><text:span text:style-name="T20"> </text:span><text:span text:style-name="T13">ﭲ</text:span><text:span text:style-name="T20"> </text:span><text:span text:style-name="T13">ﭳ</text:span><text:span text:style-name="T20"> </text:span><text:span text:style-name="T13">ﭴ</text:span><text:span text:style-name="T20"> </text:span><text:span text:style-name="T13">ﭵ</text:span><text:span text:style-name="T20"> </text:span><text:span text:style-name="T13">ﭶ</text:span><text:span text:style-name="T20"> </text:span><text:span text:style-name="T13">ﭷ</text:span><text:span text:style-name="T20"> </text:span><text:span text:style-name="T13">ﭸ</text:span><text:span text:style-name="T20"> </text:span><text:span text:style-name="T13">ﭹ</text:span><text:span text:style-name="T20"> </text:span><text:span text:style-name="T13">ﭺ</text:span><text:span text:style-name="T20"> </text:span><text:span text:style-name="T13">ﭻ</text:span><text:span text:style-name="T20"> </text:span><text:span text:style-name="T13">ﭼ</text:span><text:span text:style-name="T20"> </text:span><text:span text:style-name="T13">ﭽ</text:span><text:span text:style-name="T20"> </text:span><text:span text:style-name="T13">ﭾ</text:span><text:span text:style-name="T20"> </text:span><text:span text:style-name="T13">ﭿﮀ</text:span><text:span text:style-name="T20"> </text:span><text:span text:style-name="T13">ﮁ</text:span><text:span text:style-name="T20"> </text:span><text:span text:style-name="T13">ﮂ</text:span><text:span text:style-name="T20"> </text:span><text:span text:style-name="T13">ﮃ</text:span><text:span text:style-name="T20"> </text:span><text:span text:style-name="T13">ﮄ</text:span></text:p>
      <text:p text:style-name="P28"><text:span text:style-name="T13">ﮅ</text:span><text:span text:style-name="T20"> </text:span><text:span text:style-name="T13">ﮆ</text:span><text:span text:style-name="T20"> </text:span><text:span text:style-name="T13">ﮇ</text:span><text:span text:style-name="T20"> </text:span><text:span text:style-name="T13">ﮈ</text:span><text:span text:style-name="T20"> </text:span><text:span text:style-name="T13">ﮉ</text:span><text:span text:style-name="T20"> </text:span><text:span text:style-name="T13">ﮊ</text:span><text:span text:style-name="T20"> </text:span><text:span text:style-name="T13">ﮋ</text:span><text:span text:style-name="T20"> </text:span><text:span text:style-name="T13">ﮌ</text:span><text:span text:style-name="T20"> </text:span><text:span text:style-name="T13">ﮍ</text:span><text:span text:style-name="T20"> </text:span><text:span text:style-name="T13">ﮎ</text:span><text:span text:style-name="T20"> </text:span><text:span text:style-name="T13">ﮏ</text:span><text:span text:style-name="T20"> </text:span><text:span text:style-name="T13">ﮐ</text:span><text:span text:style-name="T20"> </text:span><text:span text:style-name="T13">ﮑ</text:span><text:span text:style-name="T20"> </text:span><text:span text:style-name="T13">ﮒ</text:span><text:span text:style-name="T20"> </text:span><text:span text:style-name="T13">ﮓﮔ</text:span><text:span text:style-name="T20"> </text:span><text:span text:style-name="T13">ﮕ</text:span><text:span text:style-name="T20"> </text:span><text:span text:style-name="T13">ﮖ</text:span></text:p>
      <text:p text:style-name="P28"><text:span text:style-name="T13">ﮗ</text:span><text:span text:style-name="T20"> </text:span><text:span text:style-name="T13">ﮘ</text:span><text:span text:style-name="T20"> </text:span><text:span text:style-name="T13">ﮙ</text:span><text:span text:style-name="T20"> </text:span><text:span text:style-name="T13">ﮚ</text:span><text:span text:style-name="T20"> </text:span><text:span text:style-name="T13">ﮛ</text:span><text:span text:style-name="T20"> </text:span><text:span text:style-name="T13">ﮜ</text:span><text:span text:style-name="T20"> </text:span><text:span text:style-name="T13">ﮝ</text:span><text:span text:style-name="T20"> </text:span><text:span text:style-name="T13">ﮞ</text:span><text:span text:style-name="T20"> </text:span><text:span text:style-name="T13">ﮟ</text:span><text:span text:style-name="T20"> </text:span><text:span text:style-name="T13">ﮠ</text:span><text:span text:style-name="T20"> </text:span><text:span text:style-name="T13">ﮡ</text:span><text:span text:style-name="T20"> </text:span><text:span text:style-name="T13">ﮢ</text:span><text:span text:style-name="T20"> </text:span><text:span text:style-name="T13">ﮣ</text:span><text:span text:style-name="T20"> </text:span><text:span text:style-name="T13">ﮤ</text:span><text:span text:style-name="T20"> </text:span><text:span text:style-name="T13">ﮥ</text:span><text:span text:style-name="T20"> </text:span><text:span text:style-name="T13">ﮦ</text:span><text:span text:style-name="T20"> </text:span><text:span text:style-name="T13">ﮧ</text:span><text:span text:style-name="T20"> </text:span><text:span text:style-name="T13">ﮨ</text:span><text:span text:style-name="T20"> </text:span><text:span text:style-name="T13">ﮩ</text:span><text:span text:style-name="T20"> </text:span><text:span text:style-name="T13">ﮪ</text:span><text:span text:style-name="T20"> </text:span><text:span text:style-name="T13">ﮫ</text:span><text:span text:style-name="T20"> </text:span><text:span text:style-name="T13">ﮬ</text:span><text:span text:style-name="T20"> </text:span><text:span text:style-name="T13">ﮭ</text:span><text:span text:style-name="T20"> </text:span><text:span text:style-name="T13">ﮮ</text:span><text:span text:style-name="T20"> </text:span><text:span text:style-name="T13">ﮯ</text:span><text:span text:style-name="T20"> </text:span><text:span text:style-name="T13">ﮰ</text:span><text:span text:style-name="T20"> </text:span><text:span text:style-name="T13">ﮱ</text:span><text:span text:style-name="T20"> </text:span><text:span text:style-name="T13">ﯓﯔ</text:span><text:span text:style-name="T20"> </text:span><text:span text:style-name="T13">ﯕ</text:span><text:span text:style-name="T20"> </text:span><text:span text:style-name="T13">ﯖ</text:span><text:span text:style-name="T20"> </text:span><text:span text:style-name="T13">ﯗ</text:span><text:span text:style-name="T20"> </text:span><text:span text:style-name="T13">ﯘ</text:span><text:span text:style-name="T20"> </text:span><text:span text:style-name="T13">ﯙ</text:span><text:span text:style-name="T20"> </text:span><text:span text:style-name="T13">ﯚ</text:span><text:span text:style-name="T20"> </text:span><text:span text:style-name="T13">ﯛ</text:span><text:span text:style-name="T20"> </text:span><text:span text:style-name="T13">ﯜ</text:span><text:span text:style-name="T20"> </text:span><text:span text:style-name="T13">ﯝ</text:span><text:span text:style-name="T20"> </text:span><text:span text:style-name="T13">ﯞ</text:span><text:span text:style-name="T20"> </text:span><text:span text:style-name="T13">ﯟ</text:span><text:span text:style-name="T20"> </text:span><text:span text:style-name="T13">ﯠ</text:span><text:span text:style-name="T20"> </text:span><text:span text:style-name="T13">ﯡ</text:span><text:span text:style-name="T20"> </text:span><text:span text:style-name="T13">ﯢﯣ</text:span><text:span text:style-name="T20"> </text:span><text:span text:style-name="T13">ﯤ</text:span><text:span text:style-name="T20"> </text:span><text:span text:style-name="T13">ﯥ</text:span><text:span text:style-name="T20"> </text:span><text:span text:style-name="T13">ﯦ</text:span><text:span text:style-name="T20"> </text:span><text:span text:style-name="T13">ﯧ</text:span><text:span text:style-name="T20"> </text:span><text:span text:style-name="T13">ﯨ</text:span><text:span text:style-name="T20"> </text:span><text:span text:style-name="T13">ﯩﯪ</text:span><text:span text:style-name="T20"> </text:span><text:span text:style-name="T13">ﯫ</text:span><text:span text:style-name="T20"> </text:span><text:span text:style-name="T13">ﯬ</text:span><text:span text:style-name="T20"> </text:span><text:span text:style-name="T13">ﯭ</text:span><text:span text:style-name="T20"> </text:span><text:span text:style-name="T13">ﯮ</text:span><text:span text:style-name="T20"> </text:span><text:span text:style-name="T13">ﯯ</text:span><text:span text:style-name="T20"> </text:span><text:span text:style-name="T13">ﯰ</text:span><text:span text:style-name="T20"> </text:span><text:span text:style-name="T13">ﯱ</text:span><text:span text:style-name="T20"> </text:span><text:span text:style-name="T13">ﯲ</text:span><text:span text:style-name="T20"> </text:span><text:span text:style-name="T13">ﯳ</text:span><text:span text:style-name="T20"> </text:span><text:span text:style-name="T13">ﯴ</text:span><text:span text:style-name="T20"> </text:span><text:span text:style-name="T13">ﯵ</text:span><text:span text:style-name="T20"> </text:span><text:span text:style-name="T13">ﯶ</text:span><text:span text:style-name="T20"> </text:span><text:span text:style-name="T13">ﯷ</text:span><text:span text:style-name="T20"> </text:span><text:span text:style-name="T13">ﯸ</text:span><text:span text:style-name="T20"> </text:span><text:span text:style-name="T13">ﯹ</text:span><text:span text:style-name="T20"> </text:span><text:span text:style-name="T13">ﯺ</text:span></text:p>
      <text:p text:style-name="P14"><text:span text:style-name="T14">ﭑ</text:span><text:span text:style-name="T20"> </text:span><text:span text:style-name="T14">ﭒ</text:span><text:span text:style-name="T20"> </text:span><text:span text:style-name="T14">ﭓ</text:span><text:span text:style-name="T20"> </text:span><text:span text:style-name="T14">ﭔ</text:span><text:span text:style-name="T20"> </text:span><text:span text:style-name="T14">ﭕﭖ</text:span><text:span text:style-name="T20"> </text:span><text:span text:style-name="T14">ﭗ</text:span><text:span text:style-name="T20"> </text:span><text:span text:style-name="T14">ﭘ</text:span><text:span text:style-name="T20"> </text:span><text:span text:style-name="T14">ﭙ</text:span><text:span text:style-name="T20"> </text:span><text:span text:style-name="T14">ﭚ</text:span><text:span text:style-name="T20"> </text:span><text:span text:style-name="T14">ﭛ</text:span><text:span text:style-name="T20"> </text:span><text:span text:style-name="T14">ﭜ</text:span><text:span text:style-name="T20"> </text:span><text:span text:style-name="T14">ﭝ</text:span><text:span text:style-name="T20"> </text:span><text:span text:style-name="T14">ﭞ</text:span><text:span text:style-name="T20"> </text:span><text:span text:style-name="T14">ﭟ</text:span><text:span text:style-name="T20"> </text:span><text:span text:style-name="T14">ﭠ</text:span><text:span text:style-name="T20"> </text:span><text:span text:style-name="T14">ﭡﭢ</text:span><text:span text:style-name="T20"> </text:span><text:span text:style-name="T14">ﭣ</text:span><text:span text:style-name="T20"> </text:span><text:span text:style-name="T14">ﭤ</text:span><text:span text:style-name="T20"> </text:span><text:span text:style-name="T14">ﭥ</text:span><text:span text:style-name="T20"> </text:span><text:span text:style-name="T14">ﭦ</text:span><text:span text:style-name="T20"> </text:span><text:span text:style-name="T14">ﭧ</text:span><text:span text:style-name="T20"> </text:span><text:span text:style-name="T14">ﭨ</text:span><text:span text:style-name="T20"> </text:span><text:span text:style-name="T14">ﭩ</text:span><text:span text:style-name="T20"> </text:span><text:span text:style-name="T14">ﭪ</text:span><text:span text:style-name="T20"> </text:span><text:span text:style-name="T14">ﭫﭬ</text:span><text:span text:style-name="T20"> </text:span><text:span text:style-name="T14">ﭭ</text:span><text:span text:style-name="T20"> </text:span><text:span text:style-name="T14">ﭮ</text:span><text:span text:style-name="T20"> </text:span><text:span text:style-name="T14">ﭯ</text:span><text:span text:style-name="T20"> </text:span><text:span text:style-name="T14">ﭰ</text:span><text:span text:style-name="T20"> </text:span><text:span text:style-name="T14">ﭱ</text:span><text:span text:style-name="T20"> </text:span><text:span text:style-name="T14">ﭲﭳ</text:span><text:span text:style-name="T20"> </text:span><text:span text:style-name="T14">ﭴ</text:span><text:span text:style-name="T20"> </text:span><text:span text:style-name="T14">ﭵ</text:span><text:span text:style-name="T20"> </text:span><text:span text:style-name="T14">ﭶ</text:span><text:span text:style-name="T20"> </text:span><text:span text:style-name="T14">ﭷ</text:span><text:span text:style-name="T20"> </text:span><text:span text:style-name="T14">ﭸ</text:span><text:span text:style-name="T20"> </text:span><text:span text:style-name="T14">ﭹ</text:span><text:span text:style-name="T20"> </text:span><text:span text:style-name="T14">ﭺ</text:span><text:span text:style-name="T20"> </text:span><text:span text:style-name="T14">ﭻ</text:span><text:span text:style-name="T20"> </text:span><text:span text:style-name="T14">ﭼ</text:span><text:span text:style-name="T20"> </text:span><text:span text:style-name="T14">ﭽ</text:span></text:p>
      <text:p text:style-name="P29"><text:span text:style-name="T14">ﭾ</text:span><text:span text:style-name="T20"> </text:span><text:span text:style-name="T14">ﭿ</text:span><text:span text:style-name="T20"> </text:span><text:span text:style-name="T14">ﮀ</text:span><text:span text:style-name="T20"> </text:span><text:span text:style-name="T14">ﮁ</text:span><text:span text:style-name="T20"> </text:span><text:span text:style-name="T14">ﮂ</text:span><text:span text:style-name="T20"> </text:span><text:span text:style-name="T14">ﮃ</text:span><text:span text:style-name="T20"> </text:span><text:span text:style-name="T14">ﮄ</text:span><text:span text:style-name="T20"> </text:span><text:span text:style-name="T14">ﮅ</text:span><text:span text:style-name="T20"> </text:span><text:span text:style-name="T14">ﮆﮇ</text:span><text:span text:style-name="T20"> </text:span><text:span text:style-name="T14">ﮈ</text:span><text:span text:style-name="T20"> </text:span><text:span text:style-name="T14">ﮉ</text:span><text:span text:style-name="T20"> </text:span><text:span text:style-name="T14">ﮊ</text:span><text:span text:style-name="T20"> </text:span><text:span text:style-name="T14">ﮋ</text:span><text:span text:style-name="T20"> </text:span><text:span text:style-name="T14">ﮌ</text:span><text:span text:style-name="T20"> </text:span><text:span text:style-name="T14">ﮍﮎ</text:span><text:span text:style-name="T20"> </text:span><text:span text:style-name="T14">ﮏ</text:span><text:span text:style-name="T20"> </text:span><text:span text:style-name="T14">ﮐ</text:span><text:span text:style-name="T20"> </text:span><text:span text:style-name="T14">ﮑ</text:span><text:span text:style-name="T20"> </text:span><text:span text:style-name="T14">ﮒ</text:span><text:span text:style-name="T20"> </text:span><text:span text:style-name="T14">ﮓ</text:span><text:span text:style-name="T20"> </text:span><text:span text:style-name="T14">ﮔ</text:span><text:span text:style-name="T20"> </text:span><text:span text:style-name="T14">ﮕ</text:span><text:span text:style-name="T20"> </text:span><text:span text:style-name="T14">ﮖ</text:span><text:span text:style-name="T20"> </text:span><text:span text:style-name="T14">ﮗ</text:span><text:span text:style-name="T20"> </text:span><text:span text:style-name="T14">ﮘ</text:span><text:span text:style-name="T20"> </text:span><text:span text:style-name="T14">ﮙ</text:span><text:span text:style-name="T20"> </text:span><text:span text:style-name="T14">ﮚ</text:span><text:span text:style-name="T20"> </text:span><text:span text:style-name="T14">ﮛﮜ</text:span><text:span text:style-name="T20"> </text:span><text:span text:style-name="T14">ﮝ</text:span><text:span text:style-name="T20"> </text:span><text:span text:style-name="T14">ﮞ</text:span><text:span text:style-name="T20"> </text:span><text:span text:style-name="T14">ﮟ</text:span><text:span text:style-name="T20"> </text:span><text:span text:style-name="T14">ﮠ</text:span><text:span text:style-name="T20"> </text:span><text:span text:style-name="T14">ﮡ</text:span><text:span text:style-name="T20"> </text:span><text:span text:style-name="T14">ﮢ</text:span><text:span text:style-name="T20"> </text:span><text:span text:style-name="T14">ﮣ</text:span><text:span text:style-name="T20"> </text:span><text:span text:style-name="T14">ﮤ</text:span><text:span text:style-name="T20"> </text:span><text:span text:style-name="T14">ﮥ</text:span></text:p>
      <text:p text:style-name="P29"><text:span text:style-name="T14">ﮦ</text:span><text:span text:style-name="T20"> </text:span><text:span text:style-name="T14">ﮧ</text:span><text:span text:style-name="T20"> </text:span><text:span text:style-name="T14">ﮨ</text:span><text:span text:style-name="T20"> </text:span><text:span text:style-name="T14">ﮩ</text:span><text:span text:style-name="T20"> </text:span><text:span text:style-name="T14">ﮪ</text:span><text:span text:style-name="T20"> </text:span><text:span text:style-name="T14">ﮫ</text:span><text:span text:style-name="T20"> </text:span><text:span text:style-name="T14">ﮬ</text:span><text:span text:style-name="T20"> </text:span><text:span text:style-name="T14">ﮭ</text:span><text:span text:style-name="T20"> </text:span><text:span text:style-name="T14">ﮮ</text:span><text:span text:style-name="T20"> </text:span><text:span text:style-name="T14">ﮯﮰ</text:span><text:span text:style-name="T20"> </text:span><text:span text:style-name="T14">ﮱ</text:span><text:span text:style-name="T20"> </text:span><text:span text:style-name="T14">ﯓ</text:span><text:span text:style-name="T20"> </text:span><text:span text:style-name="T14">ﯔ</text:span><text:span text:style-name="T20"> </text:span><text:span text:style-name="T14">ﯕ</text:span><text:span text:style-name="T20"> </text:span><text:span text:style-name="T14">ﯖ</text:span><text:span text:style-name="T20"> </text:span><text:span text:style-name="T14">ﯗ</text:span><text:span text:style-name="T20"> </text:span><text:span text:style-name="T14">ﯘ</text:span><text:span text:style-name="T20"> </text:span><text:span text:style-name="T14">ﯙ</text:span><text:span text:style-name="T20"> </text:span><text:span text:style-name="T14">ﯚ</text:span><text:span text:style-name="T20"> </text:span><text:span text:style-name="T14">ﯛ</text:span><text:span text:style-name="T20"> </text:span><text:span text:style-name="T14">ﯜﯝ</text:span><text:span text:style-name="T20"> </text:span><text:span text:style-name="T14">ﯞ</text:span><text:span text:style-name="T20"> </text:span><text:span text:style-name="T14">ﯟ</text:span><text:span text:style-name="T20"> </text:span><text:span text:style-name="T14">ﯠ</text:span><text:span text:style-name="T20"> </text:span><text:span text:style-name="T14">ﯡ</text:span><text:span text:style-name="T20"> </text:span><text:span text:style-name="T14">ﯢ</text:span><text:span text:style-name="T20"> </text:span><text:span text:style-name="T14">ﯣ</text:span><text:span text:style-name="T20"> </text:span><text:span text:style-name="T14">ﯤ</text:span><text:span text:style-name="T20"> </text:span><text:span text:style-name="T14">ﯥ</text:span><text:span text:style-name="T20"> </text:span><text:span text:style-name="T14">ﯦ</text:span><text:span text:style-name="T20"> </text:span><text:span text:style-name="T14">ﯧ</text:span><text:span text:style-name="T20"> </text:span><text:span text:style-name="T14">ﯨ</text:span><text:span text:style-name="T20"> </text:span><text:span text:style-name="T14">ﯩﯪ</text:span><text:span text:style-name="T20"> </text:span><text:span text:style-name="T14">ﯫ</text:span><text:span text:style-name="T20"> </text:span><text:span text:style-name="T14">ﯬ</text:span><text:span text:style-name="T20"> </text:span><text:span text:style-name="T14">ﯭ</text:span><text:span text:style-name="T20"> </text:span><text:span text:style-name="T14">ﯮ</text:span><text:span text:style-name="T20"> </text:span><text:span text:style-name="T14">ﯯ</text:span><text:span text:style-name="T20"> </text:span><text:span text:style-name="T14">ﯰ</text:span><text:span text:style-name="T20"> </text:span><text:span text:style-name="T14">ﯱ</text:span><text:span text:style-name="T20"> </text:span><text:span text:style-name="T14">ﯲ</text:span><text:span text:style-name="T20"> </text:span><text:span text:style-name="T14">ﯳ</text:span><text:span text:style-name="T20"> </text:span><text:span text:style-name="T14">ﯴ</text:span><text:span text:style-name="T20"> </text:span><text:span text:style-name="T14">ﯵ</text:span><text:span text:style-name="T20"> </text:span><text:span text:style-name="T14">ﯶ</text:span><text:span text:style-name="T20"> </text:span><text:span text:style-name="T14">ﯷ</text:span><text:span text:style-name="T20"> </text:span><text:span text:style-name="T14">ﯸ</text:span><text:span text:style-name="T20"> </text:span><text:span text:style-name="T14">ﯹ</text:span><text:span text:style-name="T20"> </text:span><text:span text:style-name="T14">ﯺ</text:span><text:span text:style-name="T20"> </text:span><text:span text:style-name="T14">ﯻ</text:span><text:span text:style-name="T20"> </text:span><text:span text:style-name="T14">ﯼﯽ</text:span><text:span text:style-name="T20"> </text:span><text:span text:style-name="T14">ﯾ</text:span><text:span text:style-name="T20"> </text:span><text:span text:style-name="T14">ﯿ</text:span><text:span text:style-name="T20"> </text:span><text:span text:style-name="T14">ﰀ</text:span><text:span text:style-name="T20"> </text:span><text:span text:style-name="T14">ﰁ</text:span><text:span text:style-name="T20"> </text:span><text:span text:style-name="T14">ﰂ</text:span><text:span text:style-name="T20"> </text:span><text:span text:style-name="T14">ﰃ</text:span><text:span text:style-name="T20"> </text:span><text:span text:style-name="T14">ﰄ</text:span><text:span text:style-name="T20"> </text:span><text:span text:style-name="T14">ﰅ</text:span><text:span text:style-name="T20"> </text:span><text:span text:style-name="T14">ﰆ</text:span><text:span text:style-name="T20"> </text:span><text:span text:style-name="T14">ﰇ</text:span></text:p>
      <text:p text:style-name="P4"><text:span text:style-name="T15">ﭑ</text:span><text:span text:style-name="T19"> </text:span><text:span text:style-name="T15">ﭒ</text:span><text:span text:style-name="T19"> </text:span><text:span text:style-name="T15">ﭓ</text:span><text:span text:style-name="T19"> </text:span><text:span text:style-name="T15">ﭔ</text:span><text:span text:style-name="T19"> </text:span><text:span text:style-name="T15">ﭕ</text:span><text:span text:style-name="T19"> </text:span><text:span text:style-name="T15">ﭖ</text:span><text:span text:style-name="T19"> </text:span><text:span text:style-name="T15">ﭗ</text:span><text:span text:style-name="T19"> </text:span><text:span text:style-name="T15">ﭘ</text:span><text:span text:style-name="T19"> </text:span><text:span text:style-name="T15">ﭙ</text:span><text:span text:style-name="T19"> </text:span><text:span text:style-name="T15">ﭚ</text:span><text:span text:style-name="T19"> </text:span><text:span text:style-name="T15">ﭛ</text:span><text:span text:style-name="T19"> </text:span><text:span text:style-name="T15">ﭜﭝﭞ</text:span><text:span text:style-name="T19"> </text:span><text:span text:style-name="T15">ﭟ</text:span><text:span text:style-name="T19"> </text:span><text:span text:style-name="T15">ﭠ</text:span><text:span text:style-name="T19"> </text:span><text:span text:style-name="T15">ﭡ</text:span><text:span text:style-name="T19"> </text:span><text:span text:style-name="T15">ﭢﭣ</text:span><text:span text:style-name="T19"> </text:span><text:span text:style-name="T15">ﭤ</text:span><text:span text:style-name="T19"> </text:span><text:span text:style-name="T15">ﭥ</text:span><text:span text:style-name="T19"> </text:span><text:span text:style-name="T15">ﭦ</text:span><text:span text:style-name="T19"> </text:span><text:span text:style-name="T15">ﭧ</text:span><text:span text:style-name="T19"> </text:span><text:span text:style-name="T15">ﭨ</text:span><text:span text:style-name="T19"> </text:span><text:span text:style-name="T15">ﭩ</text:span><text:span text:style-name="T19"> </text:span><text:span text:style-name="T15">ﭪ</text:span><text:span text:style-name="T19"> </text:span><text:span text:style-name="T15">ﭫ</text:span><text:span text:style-name="T19"> </text:span><text:span text:style-name="T15">ﭬ</text:span><text:span text:style-name="T19"> </text:span><text:span text:style-name="T15">ﭭ</text:span><text:span text:style-name="T19"> </text:span><text:span text:style-name="T15">ﭮ</text:span><text:span text:style-name="T19"> </text:span><text:span text:style-name="T15">ﭯﭰ</text:span><text:span text:style-name="T19"> </text:span><text:span text:style-name="T15">ﭱ</text:span><text:span text:style-name="T19"> </text:span><text:span text:style-name="T15">ﭲ</text:span><text:span text:style-name="T19"> </text:span><text:span text:style-name="T15">ﭳ</text:span><text:span text:style-name="T19"> </text:span><text:span text:style-name="T15">ﭴ</text:span><text:span text:style-name="T19"> </text:span><text:span text:style-name="T15">ﭵ</text:span><text:span text:style-name="T19"> </text:span><text:span text:style-name="T15">ﭶ</text:span><text:span text:style-name="T19"> </text:span><text:span text:style-name="T15">ﭷ</text:span><text:span text:style-name="T19"> </text:span><text:span text:style-name="T15">ﭸ</text:span><text:span text:style-name="T19"> </text:span><text:span text:style-name="T15">ﭹ</text:span><text:span text:style-name="T19"> </text:span><text:span text:style-name="T15">ﭺ</text:span><text:span text:style-name="T19"> </text:span><text:span text:style-name="T15">ﭻ</text:span><text:span text:style-name="T19"> </text:span><text:span text:style-name="T15">ﭼ</text:span><text:span text:style-name="T19"> </text:span><text:span text:style-name="T15">ﭽ</text:span><text:span text:style-name="T19"> </text:span><text:span text:style-name="T15">ﭾ</text:span><text:span text:style-name="T19"> </text:span><text:span text:style-name="T15">ﭿ</text:span><text:span text:style-name="T19"> </text:span><text:span text:style-name="T15">ﮀ</text:span><text:span text:style-name="T19"> </text:span><text:span text:style-name="T15">ﮁ</text:span><text:span text:style-name="T19"> </text:span><text:span text:style-name="T15">ﮂ</text:span><text:span text:style-name="T19"> </text:span><text:span text:style-name="T15">ﮃ</text:span><text:span text:style-name="T19"> </text:span><text:span text:style-name="T15">ﮄ</text:span><text:span text:style-name="T19"> </text:span><text:span text:style-name="T15">ﮅ</text:span><text:span text:style-name="T19"> </text:span><text:span text:style-name="T15">ﮆ</text:span><text:span text:style-name="T19"> </text:span><text:span text:style-name="T15">ﮇﮈ</text:span><text:span text:style-name="T19"> </text:span><text:span text:style-name="T15">ﮉ</text:span><text:span text:style-name="T19"> </text:span><text:span text:style-name="T15">ﮊ</text:span><text:span text:style-name="T19"> </text:span><text:span text:style-name="T15">ﮋ</text:span><text:span text:style-name="T19"> </text:span><text:span text:style-name="T15">ﮌ</text:span><text:span text:style-name="T19"> </text:span><text:span text:style-name="T15">ﮍ</text:span><text:span text:style-name="T19"> </text:span><text:span text:style-name="T15">ﮎ</text:span><text:span text:style-name="T19"> </text:span><text:span text:style-name="T15">ﮏ</text:span><text:span text:style-name="T19"> </text:span><text:span text:style-name="T15">ﮐ</text:span><text:span text:style-name="T19"> </text:span><text:span text:style-name="T15">ﮑ</text:span><text:span text:style-name="T19"> </text:span><text:span text:style-name="T15">ﮒ</text:span><text:span text:style-name="T19"> </text:span><text:span text:style-name="T15">ﮓ</text:span><text:span text:style-name="T19"> </text:span><text:span text:style-name="T15">ﮔ</text:span><text:span text:style-name="T19"> </text:span><text:span text:style-name="T15">ﮕ</text:span><text:span text:style-name="T19"> </text:span><text:span text:style-name="T15">ﮖ</text:span><text:span text:style-name="T19"> </text:span><text:span text:style-name="T15">ﮗ</text:span><text:span text:style-name="T19"> </text:span><text:span text:style-name="T15">ﮘ</text:span><text:span text:style-name="T19"> </text:span><text:span text:style-name="T15">ﮙ</text:span><text:span text:style-name="T19"> </text:span><text:span text:style-name="T15">ﮚ</text:span><text:span text:style-name="T19"> </text:span><text:span text:style-name="T15">ﮛ</text:span><text:span text:style-name="T19"> </text:span><text:span text:style-name="T15">ﮜ</text:span><text:span text:style-name="T19"> </text:span><text:span text:style-name="T15">ﮝ</text:span><text:span text:style-name="T19"> </text:span><text:span text:style-name="T15">ﮞﮟ</text:span><text:span text:style-name="T19"> </text:span><text:span text:style-name="T15">ﮠ</text:span><text:span text:style-name="T19"> </text:span><text:span text:style-name="T15">ﮡ</text:span><text:span text:style-name="T19"> </text:span><text:span text:style-name="T15">ﮢ</text:span><text:span text:style-name="T19"> </text:span><text:span text:style-name="T15">ﮣ</text:span><text:span text:style-name="T19"> </text:span><text:span text:style-name="T15">ﮤ</text:span><text:span text:style-name="T19"> </text:span><text:span text:style-name="T15">ﮥﮦ</text:span><text:span text:style-name="T19"> </text:span><text:span text:style-name="T15">ﮧ</text:span><text:span text:style-name="T19"> </text:span><text:span text:style-name="T15">ﮨ</text:span><text:span text:style-name="T19"> </text:span><text:span text:style-name="T15">ﮩﮪ</text:span><text:span text:style-name="T19"> </text:span><text:span text:style-name="T15">ﮫ</text:span><text:span text:style-name="T19"> </text:span><text:span text:style-name="T15">ﮬ</text:span><text:span text:style-name="T19"> </text:span><text:span text:style-name="T15">ﮭ</text:span><text:span text:style-name="T19"> </text:span><text:span text:style-name="T15">ﮮ</text:span><text:span text:style-name="T19"> </text:span><text:span text:style-name="T15">ﮯ</text:span><text:span text:style-name="T19"> </text:span><text:span text:style-name="T15">ﮰ</text:span><text:span text:style-name="T19"> </text:span><text:span text:style-name="T15">ﮱ</text:span><text:span text:style-name="T19"> </text:span><text:span text:style-name="T15">ﯓ</text:span><text:span text:style-name="T19"> </text:span><text:span text:style-name="T15">ﯔ</text:span><text:span text:style-name="T19"> </text:span><text:span text:style-name="T15">ﯕ</text:span><text:span text:style-name="T19"> </text:span><text:span text:style-name="T15">ﯖ</text:span><text:span text:style-name="T19"> </text:span><text:span text:style-name="T15">ﯗ</text:span><text:span text:style-name="T19"> </text:span><text:span text:style-name="T15">ﯘ</text:span><text:span text:style-name="T19"> </text:span><text:span text:style-name="T15">ﯙ</text:span><text:span text:style-name="T19"> </text:span><text:span text:style-name="T15">ﯚ</text:span><text:span text:style-name="T19"> </text:span><text:span text:style-name="T15">ﯛ</text:span><text:span text:style-name="T19"> </text:span><text:span text:style-name="T15">ﯜ</text:span><text:span text:style-name="T19"> </text:span><text:span text:style-name="T15">ﯝ</text:span><text:span text:style-name="T19"> </text:span><text:span text:style-name="T15">ﯞ</text:span><text:span text:style-name="T19"> </text:span><text:span text:style-name="T15">ﯟ</text:span><text:span text:style-name="T19"> </text:span><text:span text:style-name="T15">ﯠ</text:span><text:span text:style-name="T19"> </text:span><text:span text:style-name="T15">ﯡ</text:span><text:span text:style-name="T19"> </text:span><text:span text:style-name="T15">ﯢ</text:span><text:span text:style-name="T19"> </text:span><text:span text:style-name="T15">ﯣ</text:span><text:span text:style-name="T19"> </text:span><text:span text:style-name="T15">ﯤ</text:span><text:span text:style-name="T19"> </text:span><text:span text:style-name="T15">ﯥ</text:span><text:span text:style-name="T19"> </text:span><text:span text:style-name="T15">ﯦ</text:span><text:span text:style-name="T19"> </text:span><text:span text:style-name="T15">ﯧ</text:span><text:span text:style-name="T19"> </text:span><text:span text:style-name="T15">ﯨ</text:span><text:span text:style-name="T19"> </text:span><text:span text:style-name="T15">ﯩ</text:span><text:span text:style-name="T19"> </text:span><text:span text:style-name="T15">ﯪ</text:span><text:span text:style-name="T19"> </text:span><text:span text:style-name="T15">ﯫ</text:span><text:span text:style-name="T19"> </text:span><text:span text:style-name="T15">ﯬ</text:span><text:span text:style-name="T19"> </text:span><text:span text:style-name="T15">ﯭ</text:span><text:span text:style-name="T19"> </text:span><text:span text:style-name="T15">ﯮ</text:span><text:span text:style-name="T19"> </text:span><text:span text:style-name="T15">ﯯ</text:span><text:span text:style-name="T19"> </text:span><text:span text:style-name="T15">ﯰ</text:span><text:span text:style-name="T19"> </text:span><text:span text:style-name="T15">ﯱ</text:span><text:span text:style-name="T19"> </text:span><text:span text:style-name="T15">ﯲ</text:span><text:span text:style-name="T19"> </text:span><text:span text:style-name="T15">ﯳ</text:span><text:span text:style-name="T19"> </text:span><text:span text:style-name="T15">ﯴ</text:span><text:span text:style-name="T19"> </text:span><text:span text:style-name="T15">ﯵ</text:span><text:span text:style-name="T19"> </text:span><text:span text:style-name="T15">ﯶ</text:span><text:span text:style-name="T19"> </text:span><text:span text:style-name="T15">ﯷ</text:span><text:span text:style-name="T19"> </text:span><text:span text:style-name="T15">ﯸ</text:span><text:span text:style-name="T19"> </text:span><text:span text:style-name="T15">ﯹﯺ</text:span><text:span text:style-name="T19"> </text:span><text:span text:style-name="T15">ﯻ</text:span><text:span text:style-name="T19"> </text:span><text:span text:style-name="T15">ﯼ</text:span><text:span text:style-name="T19"> </text:span><text:span text:style-name="T15">ﯽ</text:span><text:span text:style-name="T19"> </text:span><text:span text:style-name="T15">ﯾ</text:span><text:span text:style-name="T19"> </text:span><text:span text:style-name="T15">ﯿ</text:span><text:span text:style-name="T19"> </text:span><text:span text:style-name="T15">ﰀ</text:span><text:span text:style-name="T19"> </text:span><text:span text:style-name="T15">ﰁ</text:span><text:span text:style-name="T19"> </text:span><text:span text:style-name="T15">ﰂ</text:span><text:span text:style-name="T19"> </text:span><text:span text:style-name="T15">ﰃ</text:span><text:span text:style-name="T19"> </text:span><text:span text:style-name="T15">ﰄ</text:span><text:span text:style-name="T19"> </text:span><text:span text:style-name="T15">ﰅ</text:span><text:span text:style-name="T19"> </text:span><text:span text:style-name="T15">ﰆ</text:span><text:span text:style-name="T19"> </text:span><text:span text:style-name="T15">ﰇ</text:span><text:span text:style-name="T19"> </text:span><text:span text:style-name="T15">ﰈ</text:span><text:span text:style-name="T19"> </text:span><text:span text:style-name="T15">ﰉ</text:span><text:span text:style-name="T19"> </text:span><text:span text:style-name="T15">ﰊ</text:span><text:span text:style-name="T19"> </text:span><text:span text:style-name="T15">ﰋ</text:span><text:span text:style-name="T19"> </text:span><text:span text:style-name="T15">ﰌ</text:span></text:p>
      <text:p text:style-name="P5">ﭑ<text:span text:style-name="T19"> </text:span>ﭒ<text:span text:style-name="T19"> </text:span>ﭓ<text:span text:style-name="T19"> </text:span>ﭔ<text:span text:style-name="T19"> </text:span>ﭕ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ﭝ<text:span text:style-name="T19"> </text:span>ﭞ<text:span text:style-name="T19"> </text:span>ﭟ<text:span text:style-name="T19"> </text:span>ﭠﭡ<text:span text:style-name="T19"> </text:span>ﭢ<text:span text:style-name="T19"> </text:span>ﭣ<text:span text:style-name="T19"> </text:span>ﭤ<text:span text:style-name="T19"> </text:span>ﭥ<text:span text:style-name="T19"> </text:span>ﭦ<text:span text:style-name="T19"> </text:span>ﭧ<text:span text:style-name="T19"> </text:span>ﭨ<text:span text:style-name="T19"> </text:span>ﭩ<text:span text:style-name="T19"> </text:span>ﭪ<text:span text:style-name="T19"> </text:span>ﭫ<text:span text:style-name="T19"> </text:span>ﭬ<text:span text:style-name="T19"> </text:span>ﭭﭮ<text:span text:style-name="T19"> </text:span>ﭯ<text:span text:style-name="T19"> </text:span>ﭰ<text:span text:style-name="T19"> </text:span>ﭱ<text:span text:style-name="T19"> </text:span>ﭲ<text:span text:style-name="T19"> </text:span>ﭳ<text:span text:style-name="T19"> </text:span>ﭴ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ﭽ<text:span text:style-name="T19"> </text:span>ﭾ<text:span text:style-name="T19"> </text:span>ﭿ<text:span text:style-name="T19"> </text:span>ﮀ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<text:span text:style-name="T19"> </text:span>ﮋ<text:span text:style-name="T19"> </text:span>ﮌ<text:span text:style-name="T19"> </text:span>ﮍ<text:span text:style-name="T19"> </text:span>ﮎ<text:span text:style-name="T19"> </text:span>ﮏﮐ<text:span text:style-name="T19"> </text:span>ﮑ<text:span text:style-name="T19"> </text:span>ﮒ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ﮬ<text:span text:style-name="T19"> </text:span>ﮭ<text:span text:style-name="T19"> </text:span>ﮮ<text:span text:style-name="T19"> </text:span>ﮯ<text:span text:style-name="T19"> </text:span>ﮰ<text:span text:style-name="T19"> </text:span>ﮱﯓ<text:span text:style-name="T19"> </text:span>ﯔ<text:span text:style-name="T19"> </text:span>ﯕ<text:span text:style-name="T19"> </text:span>ﯖ<text:span text:style-name="T19"> </text:span>ﯗ<text:span text:style-name="T19"> </text:span>ﯘ<text:span text:style-name="T19"> </text:span>ﯙ<text:span text:style-name="T19"> </text:span>ﯚ<text:span text:style-name="T19"> </text:span>ﯛ<text:span text:style-name="T19"> </text:span>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<text:span text:style-name="T19"> </text:span>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ﯰ<text:span text:style-name="T19"> </text:span>ﯱ<text:span text:style-name="T19"> </text:span>ﯲ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ﯼ<text:span text:style-name="T19"> </text:span>ﯽ<text:span text:style-name="T19"> </text:span>ﯾ<text:span text:style-name="T19"> </text:span>ﯿ<text:span text:style-name="T19"> </text:span>ﰀ<text:span text:style-name="T19"> </text:span>ﰁﰂ<text:span text:style-name="T19"> </text:span>ﰃ<text:span text:style-name="T19"> </text:span>ﰄ<text:span text:style-name="T19"> </text:span>ﰅ<text:span text:style-name="T19"> </text:span>ﰆ<text:span text:style-name="T19"> </text:span>ﰇ<text:span text:style-name="T19"> </text:span>ﰈ<text:span text:style-name="T19"> </text:span>ﰉ<text:span text:style-name="T19"> </text:span>ﰊ<text:span text:style-name="T19"> </text:span>ﰋ<text:span text:style-name="T19"> </text:span>ﰌ<text:span text:style-name="T19"> </text:span>ﰍ<text:span text:style-name="T19"> </text:span>ﰎ<text:span text:style-name="T19"> </text:span>ﰏ<text:span text:style-name="T19"> </text:span>ﰐ</text:p>
      <text:p text:style-name="P6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ﭡ<text:span text:style-name="T19"> </text:span>ﭢ<text:span text:style-name="T19"> </text:span>ﭣ<text:span text:style-name="T19"> </text:span>ﭤ<text:span text:style-name="T19"> </text:span>ﭥ<text:span text:style-name="T19"> </text:span>ﭦ<text:span text:style-name="T19"> </text:span>ﭧ<text:span text:style-name="T19"> </text:span>ﭨ<text:span text:style-name="T19"> </text:span>ﭩ<text:span text:style-name="T19"> </text:span>ﭪ<text:span text:style-name="T19"> </text:span>ﭫ<text:span text:style-name="T19"> </text:span>ﭬﭭ<text:span text:style-name="T19"> </text:span>ﭮ<text:span text:style-name="T19"> </text:span>ﭯ<text:span text:style-name="T19"> </text:span>ﭰ<text:span text:style-name="T19"> </text:span>ﭱﭲ<text:span text:style-name="T19"> </text:span>ﭳ<text:span text:style-name="T19"> </text:span>ﭴ<text:span text:style-name="T19"> </text:span>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<text:span text:style-name="T19"> </text:span>ﭽ<text:span text:style-name="T19"> </text:span>ﭾ<text:span text:style-name="T19"> </text:span>ﭿ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<text:span text:style-name="T19"> </text:span>ﮒ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/text:p>
      <text:p text:style-name="P22">ﮪ<text:span text:style-name="T19"> </text:span>ﮫ<text:span text:style-name="T19"> </text:span>ﮬ<text:span text:style-name="T19"> </text:span>ﮭ<text:span text:style-name="T19"> </text:span>ﮮ<text:span text:style-name="T19"> </text:span>ﮯ<text:span text:style-name="T19"> </text:span>ﮰ<text:span text:style-name="T19"> </text:span>ﮱ<text:span text:style-name="T19"> </text:span>ﯓ<text:span text:style-name="T19"> </text:span>ﯔﯕ<text:span text:style-name="T19"> </text:span>ﯖ<text:span text:style-name="T19"> </text:span>ﯗ<text:span text:style-name="T19"> </text:span>ﯘ<text:span text:style-name="T19"> </text:span>ﯙ<text:span text:style-name="T19"> </text:span>ﯚ<text:span text:style-name="T19"> </text:span>ﯛ<text:span text:style-name="T19"> </text:span>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<text:span text:style-name="T19"> </text:span>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ﯭ<text:span text:style-name="T19"> </text:span>ﯮ<text:span text:style-name="T19"> </text:span>ﯯ<text:span text:style-name="T19"> </text:span>ﯰ<text:span text:style-name="T19"> </text:span>ﯱ<text:span text:style-name="T19"> </text:span>ﯲ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ﰃ<text:span text:style-name="T19"> </text:span>ﰄ<text:span text:style-name="T19"> </text:span>ﰅ<text:span text:style-name="T19"> </text:span>ﰆ<text:span text:style-name="T19"> </text:span>ﰇ<text:span text:style-name="T19"> </text:span>ﰈ<text:span text:style-name="T19"> </text:span>ﰉ<text:span text:style-name="T19"> </text:span>ﰊ<text:span text:style-name="T19"> </text:span>ﰋ<text:span text:style-name="T19"> </text:span>ﰌ<text:span text:style-name="T19"> </text:span>ﰍ<text:span text:style-name="T19"> </text:span>ﰎﰏ<text:span text:style-name="T19"> </text:span>ﰐ<text:span text:style-name="T19"> </text:span>ﰑ<text:span text:style-name="T19"> </text:span>ﰒ<text:span text:style-name="T19"> </text:span>ﰓ<text:span text:style-name="T19"> </text:span>ﰔ<text:span text:style-name="T19"> </text:span>ﰕ<text:span text:style-name="T19"> </text:span>ﰖ<text:span text:style-name="T19"> </text:span>ﰗ<text:span text:style-name="T19"> </text:span>ﰘ<text:span text:style-name="T19"> </text:span>ﰙ<text:span text:style-name="T19"> </text:span>ﰚ<text:span text:style-name="T19"> </text:span>ﰛ<text:span text:style-name="T19"> </text:span>ﰜﰝ<text:span text:style-name="T19"> </text:span>ﰞ<text:span text:style-name="T19"> </text:span>ﰟ<text:span text:style-name="T19"> </text:span>ﰠ<text:span text:style-name="T19"> </text:span>ﰡ<text:span text:style-name="T19"> </text:span>ﰢ<text:span text:style-name="T19"> </text:span>ﰣ<text:span text:style-name="T19"> </text:span>ﰤ<text:span text:style-name="T19"> </text:span>ﰥ</text:p>
      <text:p text:style-name="P7">ﭑ<text:span text:style-name="T19"> </text:span>ﭒ<text:span text:style-name="T19"> </text:span>ﭓ<text:span text:style-name="T19"> </text:span>ﭔﭕ<text:span text:style-name="T19"> </text:span>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<text:span text:style-name="T19"> </text:span>ﭡ<text:span text:style-name="T19"> </text:span>ﭢ<text:span text:style-name="T19"> </text:span>ﭣ<text:span text:style-name="T19"> </text:span>ﭤ<text:span text:style-name="T19"> </text:span>ﭥ<text:span text:style-name="T19"> </text:span>ﭦ<text:span text:style-name="T19"> </text:span>ﭧ<text:span text:style-name="T19"> </text:span>ﭨ<text:span text:style-name="T19"> </text:span>ﭩ<text:span text:style-name="T19"> </text:span>ﭪ<text:span text:style-name="T19"> </text:span>ﭫ<text:span text:style-name="T19"> </text:span>ﭬ<text:span text:style-name="T19"> </text:span>ﭭ<text:span text:style-name="T19"> </text:span>ﭮ<text:span text:style-name="T19"> </text:span>ﭯ<text:span text:style-name="T19"> </text:span>ﭰ<text:span text:style-name="T19"> </text:span>ﭱ<text:span text:style-name="T19"> </text:span>ﭲ<text:span text:style-name="T19"> </text:span>ﭳﭴ<text:span text:style-name="T19"> </text:span>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<text:span text:style-name="T19"> </text:span>ﭽ<text:span text:style-name="T19"> </text:span>ﭾ<text:span text:style-name="T19"> </text:span>ﭿ<text:span text:style-name="T19"> </text:span>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<text:span text:style-name="T19"> </text:span>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ﮒ<text:span text:style-name="T19"> </text:span>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/text:p>
      <text:p text:style-name="P23"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<text:span text:style-name="T19"> </text:span>ﮬ<text:span text:style-name="T19"> </text:span>ﮭ<text:span text:style-name="T19"> </text:span>ﮮ<text:span text:style-name="T19"> </text:span>ﮯﮰ<text:span text:style-name="T19"> </text:span>ﮱ<text:span text:style-name="T19"> </text:span>ﯓ<text:span text:style-name="T19"> </text:span>ﯔﯕ<text:span text:style-name="T19"> </text:span>ﯖ<text:span text:style-name="T19"> </text:span>ﯗ<text:span text:style-name="T19"> </text:span>ﯘ<text:span text:style-name="T19"> </text:span>ﯙ<text:span text:style-name="T19"> </text:span>ﯚ<text:span text:style-name="T19"> </text:span>ﯛ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<text:span text:style-name="T19"> </text:span>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<text:span text:style-name="T19"> </text:span>ﯰ<text:span text:style-name="T19"> </text:span>ﯱ<text:span text:style-name="T19"> </text:span>ﯲ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<text:span text:style-name="T19"> </text:span>ﰃ<text:span text:style-name="T19"> </text:span>ﰄ<text:span text:style-name="T19"> </text:span>ﰅ<text:span text:style-name="T19"> </text:span>ﰆ<text:span text:style-name="T19"> </text:span>ﰇ<text:span text:style-name="T19"> </text:span>ﰈ<text:span text:style-name="T19"> </text:span>ﰉ<text:span text:style-name="T19"> </text:span>ﰊ<text:span text:style-name="T19"> </text:span>ﰋﰌ<text:span text:style-name="T19"> </text:span>ﰍ<text:span text:style-name="T19"> </text:span>ﰎ<text:span text:style-name="T19"> </text:span>ﰏ<text:span text:style-name="T19"> </text:span>ﰐ<text:span text:style-name="T19"> </text:span>ﰑﰒ<text:span text:style-name="T19"> </text:span>ﰓ<text:span text:style-name="T19"> </text:span>ﰔ<text:span text:style-name="T19"> </text:span>ﰕ<text:span text:style-name="T19"> </text:span>ﰖ</text:p>
      <text:p text:style-name="P8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<text:span text:style-name="T19"> </text:span>ﭚﭛ<text:span text:style-name="T19"> </text:span>ﭜ<text:span text:style-name="T19"> </text:span>ﭝ<text:span text:style-name="T19"> </text:span>ﭞ<text:span text:style-name="T19"> </text:span>ﭟ<text:span text:style-name="T19"> </text:span>ﭠﭡ<text:span text:style-name="T19"> </text:span>ﭢ<text:span text:style-name="T19"> </text:span>ﭣ<text:span text:style-name="T19"> </text:span>ﭤﭥ<text:span text:style-name="T19"> </text:span>ﭦ</text:p>
      <text:p text:style-name="P24">ﭧ<text:span text:style-name="T19"> </text:span>ﭨ<text:span text:style-name="T19"> </text:span>ﭩ<text:span text:style-name="T19"> </text:span>ﭪ<text:span text:style-name="T19"> </text:span>ﭫ<text:span text:style-name="T19"> </text:span>ﭬ<text:span text:style-name="T19"> </text:span>ﭭ<text:span text:style-name="T19"> </text:span>ﭮ<text:span text:style-name="T19"> </text:span>ﭯ<text:span text:style-name="T19"> </text:span>ﭰﭱ<text:span text:style-name="T19"> </text:span>ﭲ<text:span text:style-name="T19"> </text:span>ﭳ<text:span text:style-name="T19"> </text:span>ﭴ<text:span text:style-name="T19"> </text:span>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<text:span text:style-name="T19"> </text:span>ﭽ<text:span text:style-name="T19"> </text:span>ﭾ<text:span text:style-name="T19"> </text:span>ﭿ<text:span text:style-name="T19"> </text:span>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<text:span text:style-name="T19"> </text:span>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<text:span text:style-name="T19"> </text:span>ﮒ<text:span text:style-name="T19"> </text:span>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ﮬ<text:span text:style-name="T19"> </text:span>ﮭ<text:span text:style-name="T19"> </text:span>ﮮ<text:span text:style-name="T19"> </text:span>ﮯ<text:span text:style-name="T19"> </text:span>ﮰ<text:span text:style-name="T19"> </text:span>ﮱ<text:span text:style-name="T19"> </text:span>ﯓ<text:span text:style-name="T19"> </text:span>ﯔ<text:span text:style-name="T19"> </text:span>ﯕ<text:span text:style-name="T19"> </text:span>ﯖ<text:span text:style-name="T19"> </text:span>ﯗ<text:span text:style-name="T19"> </text:span>ﯘ<text:span text:style-name="T19"> </text:span>ﯙ<text:span text:style-name="T19"> </text:span>ﯚ<text:span text:style-name="T19"> </text:span>ﯛ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<text:span text:style-name="T19"> </text:span>ﯤ</text:p>
      <text:p text:style-name="P24"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<text:span text:style-name="T19"> </text:span>ﯰ<text:span text:style-name="T19"> </text:span>ﯱ<text:span text:style-name="T19"> </text:span>ﯲ<text:span text:style-name="T19"> </text:span>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<text:span text:style-name="T19"> </text:span>ﰃ<text:span text:style-name="T19"> </text:span>ﰄ<text:span text:style-name="T19"> </text:span>ﰅ<text:span text:style-name="T19"> </text:span>ﰆ<text:span text:style-name="T19"> </text:span>ﰇ<text:span text:style-name="T19"> </text:span>ﰈ<text:span text:style-name="T19"> </text:span>ﰉ<text:span text:style-name="T19"> </text:span>ﰊ<text:span text:style-name="T19"> </text:span>ﰋ<text:span text:style-name="T19"> </text:span>ﰌ<text:span text:style-name="T19"> </text:span>ﰍ<text:span text:style-name="T19"> </text:span>ﰎ<text:span text:style-name="T19"> </text:span>ﰏ<text:span text:style-name="T19"> </text:span>ﰐ<text:span text:style-name="T19"> </text:span>ﰑ<text:span text:style-name="T19"> </text:span>ﰒ<text:span text:style-name="T19"> </text:span>ﰓ</text:p>
      <text:p text:style-name="P9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<text:span text:style-name="T19"> </text:span>ﭡ<text:span text:style-name="T19"> </text:span>ﭢ</text:p>
      <text:p text:style-name="P25">ﭣ<text:span text:style-name="T19"> </text:span>ﭤ<text:span text:style-name="T19"> </text:span>ﭥ<text:span text:style-name="T19"> </text:span>ﭦ<text:span text:style-name="T19"> </text:span>ﭧﭨ<text:span text:style-name="T19"> </text:span>ﭩ<text:span text:style-name="T19"> </text:span>ﭪ<text:span text:style-name="T19"> </text:span>ﭫ<text:span text:style-name="T19"> </text:span>ﭬﭭ<text:span text:style-name="T19"> </text:span>ﭮ<text:span text:style-name="T19"> </text:span>ﭯ<text:span text:style-name="T19"> </text:span>ﭰ<text:span text:style-name="T19"> </text:span>ﭱ<text:span text:style-name="T19"> </text:span>ﭲ<text:span text:style-name="T19"> </text:span>ﭳ<text:span text:style-name="T19"> </text:span>ﭴ<text:span text:style-name="T19"> </text:span>ﭵﭶ<text:span text:style-name="T19"> </text:span>ﭷ<text:span text:style-name="T19"> </text:span>ﭸ<text:span text:style-name="T19"> </text:span>ﭹ<text:span text:style-name="T19"> </text:span>ﭺﭻ<text:span text:style-name="T19"> </text:span>ﭼ<text:span text:style-name="T19"> </text:span>ﭽ<text:span text:style-name="T19"> </text:span>ﭾ<text:span text:style-name="T19"> </text:span>ﭿ<text:span text:style-name="T19"> </text:span>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ﮉ<text:span text:style-name="T19"> </text:span>ﮊ<text:span text:style-name="T19"> </text:span>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ﮒ<text:span text:style-name="T19"> </text:span>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<text:span text:style-name="T19"> </text:span>ﮬ<text:span text:style-name="T19"> </text:span>ﮭ<text:span text:style-name="T19"> </text:span>ﮮ<text:span text:style-name="T19"> </text:span>ﮯ<text:span text:style-name="T19"> </text:span>ﮰﮱ<text:span text:style-name="T19"> </text:span>ﯓﯔ<text:span text:style-name="T19"> </text:span>ﯕ<text:span text:style-name="T19"> </text:span>ﯖﯗ<text:span text:style-name="T19"> </text:span>ﯘ<text:span text:style-name="T19"> </text:span>ﯙ<text:span text:style-name="T19"> </text:span>ﯚ<text:span text:style-name="T19"> </text:span>ﯛ<text:span text:style-name="T19"> </text:span>ﯜ<text:span text:style-name="T19"> </text:span>ﯝ<text:span text:style-name="T19"> </text:span>ﯞﯟ<text:span text:style-name="T19"> </text:span>ﯠ<text:span text:style-name="T19"> </text:span>ﯡ<text:span text:style-name="T19"> </text:span>ﯢ<text:span text:style-name="T19"> </text:span>ﯣ<text:span text:style-name="T19"> </text:span>ﯤ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<text:span text:style-name="T19"> </text:span>ﯰ<text:span text:style-name="T19"> </text:span>ﯱ<text:span text:style-name="T19"> </text:span>ﯲ<text:span text:style-name="T19"> </text:span>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<text:span text:style-name="T19"> </text:span>ﰃ<text:span text:style-name="T19"> </text:span>ﰄ</text:p>
      <text:p text:style-name="P39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<text:span text:style-name="T19"> </text:span>ﭡ<text:span text:style-name="T19"> </text:span>ﭢ<text:span text:style-name="T19"> </text:span>ﭣ<text:span text:style-name="T19"> </text:span>ﭤ<text:span text:style-name="T19"> </text:span>ﭥ<text:span text:style-name="T19"> </text:span>ﭦ<text:span text:style-name="T19"> </text:span>ﭧ<text:span text:style-name="T19"> </text:span>ﭨ<text:span text:style-name="T19"> </text:span>ﭩ<text:span text:style-name="T19"> </text:span>ﭪ<text:span text:style-name="T19"> </text:span>ﭫ<text:span text:style-name="T19"> </text:span>ﭬ<text:span text:style-name="T19"> </text:span>ﭭ<text:span text:style-name="T19"> </text:span>ﭮ<text:span text:style-name="T19"> </text:span>ﭯ<text:span text:style-name="T19"> </text:span>ﭰ<text:span text:style-name="T19"> </text:span>ﭱﭲﭳﭴ<text:span text:style-name="T19"> </text:span>ﭵ<text:span text:style-name="T19"> </text:span>ﭶ<text:span text:style-name="T19"> </text:span>ﭷ<text:span text:style-name="T19"> </text:span>ﭸ<text:span text:style-name="T19"> </text:span>ﭹﭺ<text:span text:style-name="T19"> </text:span>ﭻ<text:span text:style-name="T19"> </text:span>ﭼ<text:span text:style-name="T19"> </text:span>ﭽﭾﭿ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<text:span text:style-name="T19"> </text:span>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<text:span text:style-name="T19"> </text:span>ﮒ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ﮫﮬﮭﮮ<text:span text:style-name="T19"> </text:span>ﮯ<text:span text:style-name="T19"> </text:span>ﮰ<text:span text:style-name="T19"> </text:span>ﮱ<text:span text:style-name="T19"> </text:span>ﯓ<text:span text:style-name="T19"> </text:span>ﯔ<text:span text:style-name="T19"> </text:span>ﯕ<text:span text:style-name="T19"> </text:span>ﯖﯗﯘﯙ<text:span text:style-name="T19"> </text:span>ﯚ<text:span text:style-name="T19"> </text:span>ﯛ<text:span text:style-name="T19"> </text:span>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ﯣ<text:span text:style-name="T19"> </text:span>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ﯮﯯ<text:span text:style-name="T19"> </text:span>ﯰ<text:span text:style-name="T19"> </text:span>ﯱ<text:span text:style-name="T19"> </text:span>ﯲ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ﰂﰃ<text:span text:style-name="T19"> </text:span>ﰄ<text:span text:style-name="T19"> </text:span>ﰅ<text:span text:style-name="T19"> </text:span>ﰆ<text:span text:style-name="T19"> </text:span>ﰇ<text:span text:style-name="T19"> </text:span>ﰈ<text:span text:style-name="T19"> </text:span>ﰉ<text:span text:style-name="T19"> </text:span>ﰊ</text:p>
      <text:p text:style-name="P10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<text:span text:style-name="T19"> </text:span>ﭡ<text:span text:style-name="T19"> </text:span>ﭢ<text:span text:style-name="T19"> </text:span>ﭣ<text:span text:style-name="T19"> </text:span>ﭤ<text:span text:style-name="T19"> </text:span>ﭥ<text:span text:style-name="T19"> </text:span>ﭦ<text:span text:style-name="T19"> </text:span>ﭧ<text:span text:style-name="T19"> </text:span>ﭨ<text:span text:style-name="T19"> </text:span>ﭩ<text:span text:style-name="T19"> </text:span>ﭪﭫ<text:span text:style-name="T19"> </text:span>ﭬ<text:span text:style-name="T19"> </text:span>ﭭ<text:span text:style-name="T19"> </text:span>ﭮﭯ<text:span text:style-name="T19"> </text:span>ﭰ<text:span text:style-name="T19"> </text:span>ﭱ<text:span text:style-name="T19"> </text:span>ﭲ<text:span text:style-name="T19"> </text:span>ﭳ<text:span text:style-name="T19"> </text:span>ﭴ<text:span text:style-name="T19"> </text:span>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<text:span text:style-name="T19"> </text:span>ﭽ<text:span text:style-name="T19"> </text:span>ﭾ<text:span text:style-name="T19"> </text:span>ﭿ<text:span text:style-name="T19"> </text:span>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<text:span text:style-name="T19"> </text:span>ﮊ<text:span text:style-name="T19"> </text:span>ﮋ<text:span text:style-name="T19"> </text:span>ﮌﮍ<text:span text:style-name="T19"> </text:span>ﮎ<text:span text:style-name="T19"> </text:span>ﮏ<text:span text:style-name="T19"> </text:span>ﮐ<text:span text:style-name="T19"> </text:span>ﮑ<text:span text:style-name="T19"> </text:span>ﮒ<text:span text:style-name="T19"> </text:span>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<text:span text:style-name="T19"> </text:span>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<text:span text:style-name="T19"> </text:span>ﮬ<text:span text:style-name="T19"> </text:span>ﮭ<text:span text:style-name="T19"> </text:span>ﮮ<text:span text:style-name="T19"> </text:span>ﮯ<text:span text:style-name="T19"> </text:span>ﮰ<text:span text:style-name="T19"> </text:span>ﮱ<text:span text:style-name="T19"> </text:span>ﯓ<text:span text:style-name="T19"> </text:span>ﯔ<text:span text:style-name="T19"> </text:span>ﯕ<text:span text:style-name="T19"> </text:span>ﯖ<text:span text:style-name="T19"> </text:span>ﯗ<text:span text:style-name="T19"> </text:span>ﯘ<text:span text:style-name="T19"> </text:span>ﯙ<text:span text:style-name="T19"> </text:span>ﯚ<text:span text:style-name="T19"> </text:span>ﯛ<text:span text:style-name="T19"> </text:span>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<text:span text:style-name="T19"> </text:span>ﯰ<text:span text:style-name="T19"> </text:span>ﯱ<text:span text:style-name="T19"> </text:span>ﯲ<text:span text:style-name="T19"> </text:span>ﯳ<text:span text:style-name="T19"> </text:span>ﯴ<text:span text:style-name="T19"> </text:span>ﯵ<text:span text:style-name="T19"> </text:span>ﯶ<text:span text:style-name="T19"> </text:span>ﯷ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<text:span text:style-name="T19"> </text:span>ﰃ<text:span text:style-name="T19"> </text:span>ﰄ<text:span text:style-name="T19"> </text:span>ﰅ<text:span text:style-name="T19"> </text:span>ﰆ</text:p>
      <text:p text:style-name="P11">ﭑ<text:span text:style-name="T19"> </text:span>ﭒ<text:span text:style-name="T19"> </text:span>ﭓ<text:span text:style-name="T19"> </text:span>ﭔ<text:span text:style-name="T19"> </text:span>ﭕ<text:span text:style-name="T19"> </text:span>ﭖ<text:span text:style-name="T19"> </text:span>ﭗ<text:span text:style-name="T19"> </text:span>ﭘ<text:span text:style-name="T19"> </text:span>ﭙ<text:span text:style-name="T19"> </text:span>ﭚ<text:span text:style-name="T19"> </text:span>ﭛ<text:span text:style-name="T19"> </text:span>ﭜ<text:span text:style-name="T19"> </text:span>ﭝ<text:span text:style-name="T19"> </text:span>ﭞ<text:span text:style-name="T19"> </text:span>ﭟ<text:span text:style-name="T19"> </text:span>ﭠ<text:span text:style-name="T19"> </text:span>ﭡ<text:span text:style-name="T19"> </text:span>ﭢ<text:span text:style-name="T19"> </text:span>ﭣ<text:span text:style-name="T19"> </text:span>ﭤ<text:span text:style-name="T19"> </text:span>ﭥ<text:span text:style-name="T19"> </text:span>ﭦﭧ<text:span text:style-name="T19"> </text:span>ﭨ<text:span text:style-name="T19"> </text:span>ﭩ<text:span text:style-name="T19"> </text:span>ﭪ<text:span text:style-name="T19"> </text:span>ﭫ<text:span text:style-name="T19"> </text:span>ﭬ<text:span text:style-name="T19"> </text:span>ﭭ<text:span text:style-name="T19"> </text:span>ﭮ<text:span text:style-name="T19"> </text:span>ﭯ<text:span text:style-name="T19"> </text:span>ﭰ<text:span text:style-name="T19"> </text:span>ﭱ<text:span text:style-name="T19"> </text:span>ﭲ<text:span text:style-name="T19"> </text:span>ﭳ<text:span text:style-name="T19"> </text:span>ﭴ<text:span text:style-name="T19"> </text:span>ﭵ<text:span text:style-name="T19"> </text:span>ﭶ<text:span text:style-name="T19"> </text:span>ﭷ<text:span text:style-name="T19"> </text:span>ﭸ<text:span text:style-name="T19"> </text:span>ﭹ<text:span text:style-name="T19"> </text:span>ﭺ<text:span text:style-name="T19"> </text:span>ﭻ<text:span text:style-name="T19"> </text:span>ﭼ<text:span text:style-name="T19"> </text:span>ﭽ<text:span text:style-name="T19"> </text:span>ﭾ<text:span text:style-name="T19"> </text:span>ﭿ</text:p>
      <text:p text:style-name="P26">ﮀ<text:span text:style-name="T19"> </text:span>ﮁ<text:span text:style-name="T19"> </text:span>ﮂ<text:span text:style-name="T19"> </text:span>ﮃ<text:span text:style-name="T19"> </text:span>ﮄ<text:span text:style-name="T19"> </text:span>ﮅ<text:span text:style-name="T19"> </text:span>ﮆ<text:span text:style-name="T19"> </text:span>ﮇ<text:span text:style-name="T19"> </text:span>ﮈ<text:span text:style-name="T19"> </text:span>ﮉﮊ<text:span text:style-name="T19"> </text:span>ﮋ<text:span text:style-name="T19"> </text:span>ﮌ<text:span text:style-name="T19"> </text:span>ﮍ<text:span text:style-name="T19"> </text:span>ﮎ<text:span text:style-name="T19"> </text:span>ﮏ<text:span text:style-name="T19"> </text:span>ﮐ<text:span text:style-name="T19"> </text:span>ﮑ<text:span text:style-name="T19"> </text:span>ﮒ<text:span text:style-name="T19"> </text:span>ﮓ<text:span text:style-name="T19"> </text:span>ﮔ<text:span text:style-name="T19"> </text:span>ﮕ<text:span text:style-name="T19"> </text:span>ﮖ<text:span text:style-name="T19"> </text:span>ﮗ<text:span text:style-name="T19"> </text:span>ﮘ<text:span text:style-name="T19"> </text:span>ﮙ<text:span text:style-name="T19"> </text:span>ﮚ<text:span text:style-name="T19"> </text:span>ﮛ<text:span text:style-name="T19"> </text:span>ﮜ<text:span text:style-name="T19"> </text:span>ﮝ<text:span text:style-name="T19"> </text:span>ﮞ<text:span text:style-name="T19"> </text:span>ﮟ<text:span text:style-name="T19"> </text:span>ﮠﮡ<text:span text:style-name="T19"> </text:span>ﮢ<text:span text:style-name="T19"> </text:span>ﮣ<text:span text:style-name="T19"> </text:span>ﮤ<text:span text:style-name="T19"> </text:span>ﮥ<text:span text:style-name="T19"> </text:span>ﮦ<text:span text:style-name="T19"> </text:span>ﮧ<text:span text:style-name="T19"> </text:span>ﮨ<text:span text:style-name="T19"> </text:span>ﮩ<text:span text:style-name="T19"> </text:span>ﮪ<text:span text:style-name="T19"> </text:span>ﮫ<text:span text:style-name="T19"> </text:span>ﮬ<text:span text:style-name="T19"> </text:span>ﮭ<text:span text:style-name="T19"> </text:span>ﮮ<text:span text:style-name="T19"> </text:span>ﮯ<text:span text:style-name="T19"> </text:span>ﮰ<text:span text:style-name="T19"> </text:span>ﮱ<text:span text:style-name="T19"> </text:span>ﯓ<text:span text:style-name="T19"> </text:span>ﯔ<text:span text:style-name="T19"> </text:span>ﯕ<text:span text:style-name="T19"> </text:span>ﯖ<text:span text:style-name="T19"> </text:span>ﯗ<text:span text:style-name="T19"> </text:span>ﯘ<text:span text:style-name="T19"> </text:span>ﯙ<text:span text:style-name="T19"> </text:span>ﯚﯛ<text:span text:style-name="T19"> </text:span>ﯜ<text:span text:style-name="T19"> </text:span>ﯝ<text:span text:style-name="T19"> </text:span>ﯞ<text:span text:style-name="T19"> </text:span>ﯟ<text:span text:style-name="T19"> </text:span>ﯠ<text:span text:style-name="T19"> </text:span>ﯡ<text:span text:style-name="T19"> </text:span>ﯢ<text:span text:style-name="T19"> </text:span>ﯣ<text:span text:style-name="T19"> </text:span>ﯤ<text:span text:style-name="T19"> </text:span>ﯥ<text:span text:style-name="T19"> </text:span>ﯦ<text:span text:style-name="T19"> </text:span>ﯧ<text:span text:style-name="T19"> </text:span>ﯨ<text:span text:style-name="T19"> </text:span>ﯩ<text:span text:style-name="T19"> </text:span>ﯪ<text:span text:style-name="T19"> </text:span>ﯫ<text:span text:style-name="T19"> </text:span>ﯬ<text:span text:style-name="T19"> </text:span>ﯭ<text:span text:style-name="T19"> </text:span>ﯮ<text:span text:style-name="T19"> </text:span>ﯯ<text:span text:style-name="T19"> </text:span>ﯰ<text:span text:style-name="T19"> </text:span>ﯱ<text:span text:style-name="T19"> </text:span>ﯲ<text:span text:style-name="T19"> </text:span>ﯳ<text:span text:style-name="T19"> </text:span>ﯴ<text:span text:style-name="T19"> </text:span>ﯵ<text:span text:style-name="T19"> </text:span>ﯶ<text:span text:style-name="T19"> </text:span>ﯷ<text:span text:style-name="T19"> </text:span>ﯸ<text:span text:style-name="T19"> </text:span>ﯹ<text:span text:style-name="T19"> </text:span>ﯺ<text:span text:style-name="T19"> </text:span>ﯻ<text:span text:style-name="T19"> </text:span>ﯼ<text:span text:style-name="T19"> </text:span>ﯽ<text:span text:style-name="T19"> </text:span>ﯾ<text:span text:style-name="T19"> </text:span>ﯿ<text:span text:style-name="T19"> </text:span>ﰀ<text:span text:style-name="T19"> </text:span>ﰁ<text:span text:style-name="T19"> </text:span>ﰂ</text:p>
      <text:p text:style-name="P12"><text:span text:style-name="T16">ﭑ</text:span><text:span text:style-name="T21"> </text:span><text:span text:style-name="T16">ﭒ</text:span><text:span text:style-name="T21"> </text:span><text:span text:style-name="T16">ﭓ</text:span><text:span text:style-name="T21"> </text:span><text:span text:style-name="T16">ﭔ</text:span><text:span text:style-name="T21"> </text:span><text:span text:style-name="T16">ﭕ</text:span><text:span text:style-name="T21"> </text:span><text:span text:style-name="T16">ﭖ</text:span><text:span text:style-name="T21"> </text:span><text:span text:style-name="T16">ﭗ</text:span><text:span text:style-name="T21"> </text:span><text:span text:style-name="T16">ﭘ</text:span><text:span text:style-name="T21"> </text:span><text:span text:style-name="T16">ﭙ</text:span><text:span text:style-name="T21"> </text:span><text:span text:style-name="T16">ﭚ</text:span><text:span text:style-name="T21"> </text:span><text:span text:style-name="T16">ﭛ</text:span><text:span text:style-name="T21"> </text:span><text:span text:style-name="T16">ﭜ</text:span><text:span text:style-name="T21"> </text:span><text:span text:style-name="T16">ﭝ</text:span><text:span text:style-name="T21"> </text:span><text:span text:style-name="T16">ﭞ</text:span><text:span text:style-name="T21"> </text:span><text:span text:style-name="T16">ﭟ</text:span><text:span text:style-name="T21"> </text:span><text:span text:style-name="T16">ﭠ</text:span><text:span text:style-name="T21"> </text:span><text:span text:style-name="T16">ﭡ</text:span><text:span text:style-name="T21"> </text:span><text:span text:style-name="T16">ﭢ</text:span><text:span text:style-name="T21"> </text:span><text:span text:style-name="T16">ﭣ</text:span><text:span text:style-name="T21"> </text:span><text:span text:style-name="T16">ﭤ</text:span><text:span text:style-name="T21"> </text:span><text:span text:style-name="T16">ﭥ</text:span><text:span text:style-name="T21"> </text:span><text:span text:style-name="T16">ﭦ</text:span><text:span text:style-name="T21"> </text:span><text:span text:style-name="T16">ﭧ</text:span><text:span text:style-name="T21"> </text:span><text:span text:style-name="T16">ﭨ</text:span><text:span text:style-name="T21"> </text:span><text:span text:style-name="T16">ﭩ</text:span><text:span text:style-name="T21"> </text:span><text:span text:style-name="T16">ﭪ</text:span><text:span text:style-name="T21"> </text:span><text:span text:style-name="T16">ﭫ</text:span><text:span text:style-name="T21"> </text:span><text:span text:style-name="T16">ﭬ</text:span><text:span text:style-name="T21"> </text:span><text:span text:style-name="T16">ﭭ</text:span><text:span text:style-name="T21"> </text:span><text:span text:style-name="T16">ﭮ</text:span><text:span text:style-name="T21"> </text:span><text:span text:style-name="T16">ﭯﭰ</text:span><text:span text:style-name="T21"> </text:span><text:span text:style-name="T16">ﭱ</text:span><text:span text:style-name="T21"> </text:span><text:span text:style-name="T16">ﭲ</text:span><text:span text:style-name="T21"> </text:span><text:span text:style-name="T16">ﭳ</text:span><text:span text:style-name="T21"> </text:span><text:span text:style-name="T16">ﭴ</text:span><text:span text:style-name="T21"> </text:span><text:span text:style-name="T16">ﭵ</text:span><text:span text:style-name="T21"> </text:span><text:span text:style-name="T16">ﭶ</text:span></text:p>
      <text:p text:style-name="P26"><text:span text:style-name="T16">ﭷ</text:span><text:span text:style-name="T21"> </text:span><text:span text:style-name="T16">ﭸ</text:span><text:span text:style-name="T21"> </text:span><text:span text:style-name="T16">ﭹ</text:span><text:span text:style-name="T21"> </text:span><text:span text:style-name="T16">ﭺ</text:span><text:span text:style-name="T21"> </text:span><text:span text:style-name="T16">ﭻ</text:span><text:span text:style-name="T21"> </text:span><text:span text:style-name="T16">ﭼ</text:span><text:span text:style-name="T21"> </text:span><text:span text:style-name="T16">ﭽ</text:span><text:span text:style-name="T21"> </text:span><text:span text:style-name="T16">ﭾ</text:span><text:span text:style-name="T21"> </text:span><text:span text:style-name="T16">ﭿﮀ</text:span><text:span text:style-name="T21"> </text:span><text:span text:style-name="T16">ﮁ</text:span><text:span text:style-name="T21"> </text:span><text:span text:style-name="T16">ﮂ</text:span><text:span text:style-name="T21"> </text:span><text:span text:style-name="T16">ﮃ</text:span><text:span text:style-name="T21"> </text:span><text:span text:style-name="T16">ﮄ</text:span><text:span text:style-name="T21"> </text:span><text:span text:style-name="T16">ﮅ</text:span><text:span text:style-name="T21"> </text:span><text:span text:style-name="T16">ﮆ</text:span><text:span text:style-name="T21"> </text:span><text:span text:style-name="T16">ﮇ</text:span><text:span text:style-name="T21"> </text:span><text:span text:style-name="T16">ﮈ</text:span><text:span text:style-name="T21"> </text:span><text:span text:style-name="T16">ﮉ</text:span><text:span text:style-name="T21"> </text:span><text:span text:style-name="T16">ﮊ</text:span><text:span text:style-name="T21"> </text:span><text:span text:style-name="T16">ﮋ</text:span><text:span text:style-name="T21"> </text:span><text:span text:style-name="T16">ﮌ</text:span><text:span text:style-name="T21"> </text:span><text:span text:style-name="T16">ﮍﮎ</text:span><text:span text:style-name="T21"> </text:span><text:span text:style-name="T16">ﮏ</text:span><text:span text:style-name="T21"> </text:span><text:span text:style-name="T16">ﮐ</text:span><text:span text:style-name="T21"> </text:span><text:span text:style-name="T16">ﮑ</text:span><text:span text:style-name="T21"> </text:span><text:span text:style-name="T16">ﮒ</text:span><text:span text:style-name="T21"> </text:span><text:span text:style-name="T16">ﮓ</text:span><text:span text:style-name="T21"> </text:span><text:span text:style-name="T16">ﮔ</text:span><text:span text:style-name="T21"> </text:span><text:span text:style-name="T16">ﮕ</text:span><text:span text:style-name="T21"> </text:span><text:span text:style-name="T16">ﮖ</text:span><text:span text:style-name="T21"> </text:span><text:span text:style-name="T16">ﮗ</text:span><text:span text:style-name="T21"> </text:span><text:span text:style-name="T16">ﮘ</text:span><text:span text:style-name="T21"> </text:span><text:span text:style-name="T16">ﮙ</text:span><text:span text:style-name="T21"> </text:span><text:span text:style-name="T16">ﮚ</text:span><text:span text:style-name="T21"> </text:span><text:span text:style-name="T16">ﮛ</text:span><text:span text:style-name="T21"> </text:span><text:span text:style-name="T16">ﮜ</text:span><text:span text:style-name="T21"> </text:span><text:span text:style-name="T16">ﮝ</text:span><text:span text:style-name="T21"> </text:span><text:span text:style-name="T16">ﮞ</text:span><text:span text:style-name="T21"> </text:span><text:span text:style-name="T16">ﮟ</text:span><text:span text:style-name="T21"> </text:span><text:span text:style-name="T16">ﮠﮡ</text:span><text:span text:style-name="T21"> </text:span><text:span text:style-name="T16">ﮢ</text:span><text:span text:style-name="T21"> </text:span><text:span text:style-name="T16">ﮣ</text:span><text:span text:style-name="T21"> </text:span><text:span text:style-name="T16">ﮤ</text:span><text:span text:style-name="T21"> </text:span><text:span text:style-name="T16">ﮥ</text:span><text:span text:style-name="T21"> </text:span><text:span text:style-name="T16">ﮦ</text:span><text:span text:style-name="T21"> </text:span><text:span text:style-name="T16">ﮧ</text:span><text:span text:style-name="T21"> </text:span><text:span text:style-name="T16">ﮨ</text:span><text:span text:style-name="T21"> </text:span><text:span text:style-name="T16">ﮩ</text:span><text:span text:style-name="T21"> </text:span><text:span text:style-name="T16">ﮪ</text:span><text:span text:style-name="T21"> </text:span><text:span text:style-name="T16">ﮫ</text:span><text:span text:style-name="T21"> </text:span><text:span text:style-name="T16">ﮬ</text:span><text:span text:style-name="T21"> </text:span><text:span text:style-name="T16">ﮭﮮ</text:span><text:span text:style-name="T21"> </text:span><text:span text:style-name="T16">ﮯ</text:span><text:span text:style-name="T21"> </text:span><text:span text:style-name="T16">ﮰ</text:span><text:span text:style-name="T21"> </text:span><text:span text:style-name="T16">ﮱ</text:span><text:span text:style-name="T21"> </text:span><text:span text:style-name="T16">ﯓ</text:span><text:span text:style-name="T21"> </text:span><text:span text:style-name="T16">ﯔ</text:span><text:span text:style-name="T21"> </text:span><text:span text:style-name="T16">ﯕ</text:span><text:span text:style-name="T21"> </text:span><text:span text:style-name="T16">ﯖ</text:span><text:span text:style-name="T21"> </text:span><text:span text:style-name="T16">ﯗ</text:span><text:span text:style-name="T21"> </text:span><text:span text:style-name="T16">ﯘ</text:span><text:span text:style-name="T21"> </text:span><text:span text:style-name="T16">ﯙ</text:span><text:span text:style-name="T21"> </text:span><text:span text:style-name="T16">ﯚ</text:span><text:span text:style-name="T21"> </text:span><text:span text:style-name="T16">ﯛ</text:span><text:span text:style-name="T21"> </text:span><text:span text:style-name="T16">ﯜ</text:span><text:span text:style-name="T21"> </text:span><text:span text:style-name="T16">ﯝ</text:span><text:span text:style-name="T21"> </text:span><text:span text:style-name="T16">ﯞ</text:span><text:span text:style-name="T21"> </text:span><text:span text:style-name="T16">ﯟ</text:span><text:span text:style-name="T21"> </text:span><text:span text:style-name="T16">ﯠ</text:span><text:span text:style-name="T21"> </text:span><text:span text:style-name="T16">ﯡ</text:span><text:span text:style-name="T21"> </text:span><text:span text:style-name="T16">ﯢ</text:span><text:span text:style-name="T21"> </text:span><text:span text:style-name="T16">ﯣ</text:span><text:span text:style-name="T21"> </text:span><text:span text:style-name="T16">ﯤ</text:span><text:span text:style-name="T21"> </text:span><text:span text:style-name="T16">ﯥ</text:span><text:span text:style-name="T21"> </text:span><text:span text:style-name="T16">ﯦ</text:span><text:span text:style-name="T21"> </text:span><text:span text:style-name="T16">ﯧ</text:span><text:span text:style-name="T21"> </text:span><text:span text:style-name="T16">ﯨ</text:span><text:span text:style-name="T21"> </text:span><text:span text:style-name="T16">ﯩ</text:span><text:span text:style-name="T21"> </text:span><text:span text:style-name="T16">ﯪﯫ</text:span><text:span text:style-name="T21"> </text:span><text:span text:style-name="T16">ﯬ</text:span><text:span text:style-name="T21"> </text:span><text:span text:style-name="T16">ﯭ</text:span><text:span text:style-name="T21"> </text:span><text:span text:style-name="T16">ﯮ</text:span><text:span text:style-name="T21"> </text:span><text:span text:style-name="T16">ﯯ</text:span><text:span text:style-name="T21"> </text:span><text:span text:style-name="T16">ﯰ</text:span><text:span text:style-name="T21"> </text:span><text:span text:style-name="T16">ﯱ</text:span><text:span text:style-name="T21"> </text:span><text:span text:style-name="T16">ﯲ</text:span><text:span text:style-name="T21"> </text:span><text:span text:style-name="T16">ﯳ</text:span><text:span text:style-name="T21"> </text:span><text:span text:style-name="T16">ﯴ</text:span><text:span text:style-name="T21"> </text:span><text:span text:style-name="T16">ﯵ</text:span><text:span text:style-name="T21"> </text:span><text:span text:style-name="T16">ﯶ</text:span><text:span text:style-name="T21"> </text:span><text:span text:style-name="T16">ﯷ</text:span><text:span text:style-name="T21"> </text:span><text:span text:style-name="T16">ﯸ</text:span><text:span text:style-name="T21"> </text:span><text:span text:style-name="T16">ﯹ</text:span><text:span text:style-name="T21"> </text:span><text:span text:style-name="T16">ﯺ</text:span><text:span text:style-name="T21"> </text:span><text:span text:style-name="T16">ﯻ</text:span><text:span text:style-name="T21"> </text:span><text:span text:style-name="T16">ﯼ</text:span><text:span text:style-name="T21"> </text:span><text:span text:style-name="T16">ﯽ</text:span><text:span text:style-name="T21"> </text:span><text:span text:style-name="T16">ﯾ</text:span><text:span text:style-name="T21"> </text:span><text:span text:style-name="T16">ﯿ</text:span><text:span text:style-name="T21"> </text:span><text:span text:style-name="T16">ﰀ</text:span><text:span text:style-name="T21"> </text:span><text:span text:style-name="T16">ﰁ</text:span><text:span text:style-name="T21"> </text:span><text:span text:style-name="T16">ﰂ</text:span><text:span text:style-name="T21"> </text:span><text:span text:style-name="T16">ﰃ</text:span><text:span text:style-name="T21"> </text:span><text:span text:style-name="T16">ﰄ</text:span><text:span text:style-name="T21"> </text:span><text:span text:style-name="T16">ﰅﰆ</text:span><text:span text:style-name="T21"> </text:span><text:span text:style-name="T16">ﰇ</text:span><text:span text:style-name="T21"> </text:span><text:span text:style-name="T16">ﰈ</text:span><text:span text:style-name="T21"> </text:span><text:span text:style-name="T16">ﰉ</text:span><text:span text:style-name="T21"> </text:span><text:span text:style-name="T16">ﰊ</text:span><text:span text:style-name="T21"> </text:span><text:span text:style-name="T16">ﰋ</text:span><text:span text:style-name="T21"> </text:span><text:span text:style-name="T16">ﰌ</text:span><text:span text:style-name="T21"> </text:span><text:span text:style-name="T16">ﰍ</text:span></text:p>
      <text:p text:style-name="P37"><text:span text:style-name="T18">ﭑ</text:span><text:span text:style-name="T20"> </text:span><text:span text:style-name="T18">ﭒ</text:span><text:span text:style-name="T20"> </text:span><text:span text:style-name="T18">ﭓ</text:span><text:span text:style-name="T20"> </text:span><text:span text:style-name="T18">ﭔ</text:span><text:span text:style-name="T20"> </text:span><text:span text:style-name="T18">ﭕ</text:span><text:span text:style-name="T20"> </text:span><text:span text:style-name="T18">ﭖ</text:span><text:span text:style-name="T20"> </text:span><text:span text:style-name="T18">ﭗ</text:span><text:span text:style-name="T20"> </text:span><text:span text:style-name="T18">ﭘ</text:span><text:span text:style-name="T20"> </text:span><text:span text:style-name="T18">ﭙﭚ</text:span><text:span text:style-name="T20"> </text:span><text:span text:style-name="T18">ﭛ</text:span><text:span text:style-name="T20"> </text:span><text:span text:style-name="T18">ﭜ</text:span><text:span text:style-name="T20"> </text:span><text:span text:style-name="T18">ﭝ</text:span><text:span text:style-name="T20"> </text:span><text:span text:style-name="T18">ﭞ</text:span><text:span text:style-name="T20"> </text:span><text:span text:style-name="T18">ﭟ</text:span><text:span text:style-name="T20"> </text:span><text:span text:style-name="T18">ﭠﭡ</text:span><text:span text:style-name="T20"> </text:span><text:span text:style-name="T18">ﭢ</text:span><text:span text:style-name="T20"> </text:span><text:span text:style-name="T18">ﭣ</text:span><text:span text:style-name="T20"> </text:span><text:span text:style-name="T18">ﭤ</text:span><text:span text:style-name="T20"> </text:span><text:span text:style-name="T18">ﭥ</text:span><text:span text:style-name="T20"> </text:span><text:span text:style-name="T18">ﭦ</text:span><text:span text:style-name="T20"> </text:span><text:span text:style-name="T18">ﭧﭨ</text:span><text:span text:style-name="T20"> </text:span><text:span text:style-name="T18">ﭩ</text:span><text:span text:style-name="T20"> </text:span><text:span text:style-name="T18">ﭪ</text:span><text:span text:style-name="T20"> </text:span><text:span text:style-name="T18">ﭫ</text:span><text:span text:style-name="T20"> </text:span><text:span text:style-name="T18">ﭬ</text:span><text:span text:style-name="T20"> </text:span><text:span text:style-name="T18">ﭭ</text:span><text:span text:style-name="T20"> </text:span><text:span text:style-name="T18">ﭮ</text:span><text:span text:style-name="T20"> </text:span><text:span text:style-name="T18">ﭯ</text:span><text:span text:style-name="T20"> </text:span><text:span text:style-name="T18">ﭰ</text:span><text:span text:style-name="T20"> </text:span><text:span text:style-name="T18">ﭱ</text:span><text:span text:style-name="T20"> </text:span><text:span text:style-name="T18">ﭲ</text:span><text:span text:style-name="T20"> </text:span><text:span text:style-name="T18">ﭳ</text:span><text:span text:style-name="T20"> </text:span><text:span text:style-name="T18">ﭴﭵ</text:span><text:span text:style-name="T20"> </text:span><text:span text:style-name="T18">ﭶ</text:span><text:span text:style-name="T20"> </text:span><text:span text:style-name="T18">ﭷ</text:span><text:span text:style-name="T20"> </text:span><text:span text:style-name="T18">ﭸ</text:span><text:span text:style-name="T20"> </text:span><text:span text:style-name="T18">ﭹ</text:span><text:span text:style-name="T20"> </text:span><text:span text:style-name="T18">ﭺﭻ</text:span><text:span text:style-name="T20"> </text:span><text:span text:style-name="T18">ﭼ</text:span><text:span text:style-name="T20"> </text:span><text:span text:style-name="T18">ﭽ</text:span><text:span text:style-name="T20"> </text:span><text:span text:style-name="T18">ﭾ</text:span><text:span text:style-name="T20"> </text:span><text:span text:style-name="T18">ﭿ</text:span><text:span text:style-name="T20"> </text:span><text:span text:style-name="T18">ﮀﮁ</text:span><text:span text:style-name="T20"> </text:span><text:span text:style-name="T18">ﮂ</text:span><text:span text:style-name="T20"> </text:span><text:span text:style-name="T18">ﮃ</text:span><text:span text:style-name="T20"> </text:span><text:span text:style-name="T18">ﮄ</text:span><text:span text:style-name="T20"> </text:span><text:span text:style-name="T18">ﮅ</text:span><text:span text:style-name="T20"> </text:span><text:span text:style-name="T18">ﮆ</text:span><text:span text:style-name="T20"> </text:span><text:span text:style-name="T18">ﮇ</text:span><text:span text:style-name="T20"> </text:span><text:span text:style-name="T18">ﮈ</text:span><text:span text:style-name="T20"> </text:span><text:span text:style-name="T18">ﮉ</text:span><text:span text:style-name="T20"> </text:span><text:span text:style-name="T18">ﮊ</text:span><text:span text:style-name="T20"> </text:span><text:span text:style-name="T18">ﮋ</text:span><text:span text:style-name="T20"> </text:span><text:span text:style-name="T18">ﮌ</text:span><text:span text:style-name="T20"> </text:span><text:span text:style-name="T18">ﮍ</text:span><text:span text:style-name="T20"> </text:span><text:span text:style-name="T18">ﮎﮏ</text:span><text:span text:style-name="T20"> </text:span><text:span text:style-name="T18">ﮐ</text:span><text:span text:style-name="T20"> </text:span><text:span text:style-name="T18">ﮑ</text:span><text:span text:style-name="T20"> </text:span><text:span text:style-name="T18">ﮒ</text:span><text:span text:style-name="T20"> </text:span><text:span text:style-name="T18">ﮓ</text:span><text:span text:style-name="T20"> </text:span></text:p>
      <text:p text:style-name="P38">ﮌﮗ</text:p>
      <text:p text:style-name="P38">ﭔﭕﭖ</text:p>
      <text:p text:style-name="P15"><text:span text:style-name="T17">ﮔﮕ</text:span><text:span text:style-name="T19"> </text:span><text:span text:style-name="T17">ﮖ</text:span><text:span text:style-name="T19"> </text:span><text:span text:style-name="T17">ﮗ</text:span><text:span text:style-name="T19"> </text:span><text:span text:style-name="T17">ﮘ</text:span><text:span text:style-name="T19"> </text:span><text:span text:style-name="T17">ﮙ</text:span><text:span text:style-name="T19"> </text:span><text:span text:style-name="T17">ﮚ</text:span><text:span text:style-name="T19"> </text:span><text:span text:style-name="T17">ﮛ</text:span><text:span text:style-name="T19"> </text:span><text:span text:style-name="T17">ﮜ</text:span><text:span text:style-name="T19"> </text:span><text:span text:style-name="T17">ﮝ</text:span><text:span text:style-name="T19"> </text:span><text:span text:style-name="T17">ﮞ</text:span><text:span text:style-name="T19"> </text:span><text:span text:style-name="T17">ﮟ</text:span><text:span text:style-name="T19"> </text:span><text:span text:style-name="T17">ﮠ</text:span><text:span text:style-name="T19"> </text:span><text:span text:style-name="T17">ﮡ</text:span><text:span text:style-name="T19"> </text:span><text:span text:style-name="T17">ﮢ</text:span><text:span text:style-name="T19"> </text:span><text:span text:style-name="T17">ﮣﮤ</text:span><text:span text:style-name="T19"> </text:span><text:span text:style-name="T17">ﮥ</text:span><text:span text:style-name="T19"> </text:span><text:span text:style-name="T17">ﮦ</text:span><text:span text:style-name="T19"> </text:span><text:span text:style-name="T17">ﮧ</text:span><text:span text:style-name="T19"> </text:span><text:span text:style-name="T17">ﮨ</text:span><text:span text:style-name="T19"> </text:span><text:span text:style-name="T17">ﮩ</text:span><text:span text:style-name="T19"> </text:span><text:span text:style-name="T17">ﮪ</text:span><text:span text:style-name="T19"> </text:span><text:span text:style-name="T17">ﮫ</text:span><text:span text:style-name="T19"> </text:span><text:span text:style-name="T17">ﮬ</text:span><text:span text:style-name="T19"> </text:span><text:span text:style-name="T17">ﮭ</text:span><text:span text:style-name="T19"> </text:span><text:span text:style-name="T17">ﮮ</text:span><text:span text:style-name="T19"> </text:span><text:span text:style-name="T17">ﮯ</text:span><text:span text:style-name="T19"> </text:span><text:span text:style-name="T17">ﮰ</text:span><text:span text:style-name="T19"> </text:span><text:span text:style-name="T17">ﮱ</text:span><text:span text:style-name="T19"> </text:span><text:span text:style-name="T17">ﯓ</text:span><text:span text:style-name="T19"> </text:span><text:span text:style-name="T17">ﯔ</text:span><text:span text:style-name="T19"> </text:span><text:span text:style-name="T17">ﯕ</text:span><text:span text:style-name="T19"> </text:span><text:span text:style-name="T17">ﯖ</text:span><text:span text:style-name="T19"> </text:span><text:span text:style-name="T17">ﯗ</text:span><text:span text:style-name="T19"> </text:span><text:span text:style-name="T17">ﯘ</text:span><text:span text:style-name="T19"> </text:span><text:span text:style-name="T17">ﯙ</text:span><text:span text:style-name="T19"> </text:span><text:span text:style-name="T17">ﯚ</text:span><text:span text:style-name="T19"> </text:span><text:span text:style-name="T17">ﯛ</text:span><text:span text:style-name="T19"> </text:span><text:span text:style-name="T17">ﯜﯝ</text:span><text:span text:style-name="T19"> </text:span><text:span text:style-name="T17">ﯞ</text:span><text:span text:style-name="T19"> </text:span><text:span text:style-name="T17">ﯟ</text:span><text:span text:style-name="T19"> </text:span><text:span text:style-name="T17">ﯠ</text:span><text:span text:style-name="T19"> </text:span><text:span text:style-name="T17">ﯡ</text:span><text:span text:style-name="T19"> </text:span><text:span text:style-name="T17">ﯢ</text:span><text:span text:style-name="T19"> </text:span><text:span text:style-name="T17">ﯣ</text:span><text:span text:style-name="T19"> </text:span><text:span text:style-name="T17">ﯤ</text:span><text:span text:style-name="T19"> </text:span><text:span text:style-name="T17">ﯥ</text:span><text:span text:style-name="T19"> </text:span><text:span text:style-name="T17">ﯦ</text:span><text:span text:style-name="T19"> </text:span><text:span text:style-name="T17">ﯧ</text:span><text:span text:style-name="T19"> </text:span><text:span text:style-name="T17">ﯨ</text:span><text:span text:style-name="T19"> </text:span><text:span text:style-name="T17">ﯩﯪ</text:span><text:span text:style-name="T19"> </text:span><text:span text:style-name="T17">ﯫ</text:span><text:span text:style-name="T19"> </text:span><text:span text:style-name="T17">ﯬ</text:span><text:span text:style-name="T19"> </text:span><text:span text:style-name="T17">ﯭ</text:span><text:span text:style-name="T19"> </text:span><text:span text:style-name="T17">ﯮ</text:span><text:span text:style-name="T19"> </text:span><text:span text:style-name="T17">ﯯ</text:span><text:span text:style-name="T19"> </text:span><text:span text:style-name="T17">ﯰ</text:span><text:span text:style-name="T19"> </text:span><text:span text:style-name="T17">ﯱ</text:span><text:span text:style-name="T19"> </text:span><text:span text:style-name="T17">ﯲ</text:span><text:span text:style-name="T19"> </text:span><text:span text:style-name="T17">ﯳ</text:span><text:span text:style-name="T19"> </text:span><text:span text:style-name="T17">ﯴ</text:span><text:span text:style-name="T19"> </text:span><text:span text:style-name="T17">ﯵ</text:span><text:span text:style-name="T19"> </text:span><text:span text:style-name="T17">ﯶﯷ</text:span><text:span text:style-name="T19"> </text:span><text:span text:style-name="T17">ﯸ</text:span><text:span text:style-name="T19"> </text:span><text:span text:style-name="T17">ﯹ</text:span><text:span text:style-name="T19"> </text:span><text:span text:style-name="T17">ﯺ</text:span><text:span text:style-name="T19"> </text:span><text:span text:style-name="T17">ﯻ</text:span><text:span text:style-name="T19"> </text:span><text:span text:style-name="T17">ﯼ</text:span><text:span text:style-name="T19"> </text:span><text:span text:style-name="T17">ﯽ</text:span><text:span text:style-name="T19"> </text:span><text:span text:style-name="T17">ﯾ</text:span><text:span text:style-name="T19"> </text:span><text:span text:style-name="T17">ﯿ</text:span><text:span text:style-name="T19"> </text:span><text:span text:style-name="T17">ﰀﰁ</text:span><text:span text:style-name="T19"> </text:span><text:span text:style-name="T17">ﰂ</text:span><text:span text:style-name="T19"> </text:span><text:span text:style-name="T17">ﰃ</text:span><text:span text:style-name="T19"> </text:span><text:span text:style-name="T17">ﰄ</text:span><text:span text:style-name="T19"> </text:span><text:span text:style-name="T17">ﰅ</text:span><text:span text:style-name="T19"> </text:span><text:span text:style-name="T17">ﰆ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202" svg:font-family="MSI_Z202" style:font-pitch="variable"/>
    <style:font-face style:name="MSI_Z203" svg:font-family="MSI_Z203" style:font-pitch="variable"/>
    <style:font-face style:name="MSI_Z204" svg:font-family="MSI_Z204" style:font-pitch="variable"/>
    <style:font-face style:name="MSI_Z205" svg:font-family="MSI_Z205" style:font-pitch="variable"/>
    <style:font-face style:name="MSI_Z206" svg:font-family="MSI_Z206" style:font-pitch="variable"/>
    <style:font-face style:name="MSI_Z207" svg:font-family="MSI_Z207" style:font-pitch="variable"/>
    <style:font-face style:name="MSI_Z208" svg:font-family="MSI_Z208" style:font-pitch="variable"/>
    <style:font-face style:name="MSI_Z209" svg:font-family="MSI_Z209" style:font-pitch="variable"/>
    <style:font-face style:name="MSI_Z210" svg:font-family="MSI_Z210" style:font-pitch="variable"/>
    <style:font-face style:name="MSI_Z211" svg:font-family="MSI_Z211" style:font-pitch="variable"/>
    <style:font-face style:name="MSI_Z212" svg:font-family="MSI_Z212" style:font-pitch="variable"/>
    <style:font-face style:name="MSI_Z213" svg:font-family="MSI_Z213" style:font-pitch="variable"/>
    <style:font-face style:name="MSI_Z214" svg:font-family="MSI_Z214" style:font-pitch="variable"/>
    <style:font-face style:name="MSI_Z215" svg:font-family="MSI_Z215" style:font-pitch="variable"/>
    <style:font-face style:name="MSI_Z216" svg:font-family="MSI_Z216" style:font-pitch="variable"/>
    <style:font-face style:name="MSI_Z217" svg:font-family="MSI_Z217" style:font-pitch="variable"/>
    <style:font-face style:name="MSI_Z218" svg:font-family="MSI_Z218" style:font-pitch="variable"/>
    <style:font-face style:name="MSI_Z219" svg:font-family="MSI_Z219" style:font-pitch="variable"/>
    <style:font-face style:name="MSI_Z220" svg:font-family="MSI_Z220" style:font-pitch="variable"/>
    <style:font-face style:name="MSI_Z221" svg:font-family="MSI_Z221" style:font-pitch="variable"/>
    <style:font-face style:name="Liberation Serif" svg:font-family="'Liberation Serif'" style:font-family-generic="roman" style:font-pitch="variable"/>
    <style:font-face style:name="QCF_P201" svg:font-family="QCF_P201" style:font-family-generic="roman" style:font-pitch="variable"/>
    <style:font-face style:name="QCF_P202" svg:font-family="QCF_P202" style:font-family-generic="roman" style:font-pitch="variable"/>
    <style:font-face style:name="QCF_P203" svg:font-family="QCF_P203" style:font-family-generic="roman" style:font-pitch="variable"/>
    <style:font-face style:name="QCF_P204" svg:font-family="QCF_P204" style:font-family-generic="roman" style:font-pitch="variable"/>
    <style:font-face style:name="QCF_P205" svg:font-family="QCF_P205" style:font-family-generic="roman" style:font-pitch="variable"/>
    <style:font-face style:name="QCF_P206" svg:font-family="QCF_P206" style:font-family-generic="roman" style:font-pitch="variable"/>
    <style:font-face style:name="QCF_P207" svg:font-family="QCF_P207" style:font-family-generic="roman" style:font-pitch="variable"/>
    <style:font-face style:name="QCF_P208" svg:font-family="QCF_P208" style:font-family-generic="roman" style:font-pitch="variable"/>
    <style:font-face style:name="QCF_P209" svg:font-family="QCF_P209" style:font-family-generic="roman" style:font-pitch="variable"/>
    <style:font-face style:name="QCF_P210" svg:font-family="QCF_P210" style:font-family-generic="roman" style:font-pitch="variable"/>
    <style:font-face style:name="QCF_P211" svg:font-family="QCF_P211" style:font-family-generic="roman" style:font-pitch="variable"/>
    <style:font-face style:name="QCF_P220" svg:font-family="QCF_P220" style:font-family-generic="roman" style:font-pitch="variable"/>
    <style:font-face style:name="QCF_P221" svg:font-family="QCF_P2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01" svg:font-family="QCF_P220" style:font-family-generic="system" style:font-pitch="variable"/>
    <style:font-face style:name="QCF_P2211" svg:font-family="QCF_P2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0c4c177"/>
    </style:style>
    <style:style style:name="MT2" style:family="text">
      <style:text-properties officeooo:rsid="00b43692"/>
    </style:style>
    <style:style style:name="MT3" style:family="text">
      <style:text-properties officeooo:rsid="00c55d20"/>
    </style:style>
    <style:style style:name="MT4" style:family="text">
      <style:text-properties officeooo:rsid="00c5e75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t Taubah</text:span><text:tab/><text:tab/>Juz <text:span text:style-name="MT2">11</text:span></text:p>
      </style:header>
      <style:footer>
        <text:p text:style-name="MP2"><text:page-number text:select-page="current">207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Surat <text:span text:style-name="MT3">Yunus</text:span><text:tab/><text:tab/>Juz <text:span text:style-name="MT2">11</text:span></text:p>
      </style:header>
      <style:footer>
        <text:p text:style-name="MP2"><text:page-number text:select-page="current">220</text:page-number></text:p>
      </style:footer>
    </style:master-page>
    <style:master-page style:name="ganti_20_surat2" style:display-name="ganti surat2" style:page-layout-name="Mpm9">
      <style:header>
        <text:p text:style-name="MP3">Surat <text:span text:style-name="MT4">Hud</text:span><text:tab/><text:tab/>Juz <text:span text:style-name="MT2">11</text:span></text:p>
      </style:header>
      <style:footer>
        <text:p text:style-name="MP2"><text:page-number text:select-page="current">2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3-26T14:05:08.743351166</dc:date>
    <meta:editing-duration>PT9H13M57S</meta:editing-duration>
    <meta:editing-cycles>176</meta:editing-cycles>
    <meta:generator>LibreOffice/6.4.2.2$Linux_X86_64 LibreOffice_project/4e471d8c02c9c90f512f7f9ead8875b57fcb1ec3</meta:generator>
    <meta:document-statistic meta:table-count="0" meta:image-count="0" meta:object-count="0" meta:page-count="20" meta:paragraph-count="48" meta:word-count="2799" meta:character-count="5790" meta:non-whitespace-character-count="3035"/>
  </office:meta>
</office:document-meta>
</file>